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0327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-morph-nmbs-5" table:style-name="ta1">
        <table:shapes>
          <draw:frame draw:z-index="0" draw:style-name="gr1" draw:text-style-name="P1" svg:width="7.9846in" svg:height="5.2705in" svg:x="5.6803in" svg:y="66.8862in">
            <draw:object draw:notify-on-update-of-ranges="'bench-morph-nmbs-5'.B1:'bench-morph-nmbs-5'.B401 'bench-morph-nmbs-5'.C1:'bench-morph-nmbs-5'.C401 'bench-morph-nmbs-5'.C402:'bench-morph-nmbs-5'.C795 'bench-morph-nmbs-5'.C796:'bench-morph-nmbs-5'.C1189 'bench-morph-nmbs-5'.C1190:'bench-morph-nmbs-5'.C1583 'bench-morph-nmbs-5'.C1584:'bench-morph-nmbs-5'.C1977 'bench-morph-nmbs-5'.C1977:'bench-morph-nmbs-5'.C23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9846in" svg:height="5.2705in" svg:x="5.789in" svg:y="72.889in">
            <draw:object draw:notify-on-update-of-ranges="'bench-morph-nmbs-5'.B1:'bench-morph-nmbs-5'.B401 'bench-morph-nmbs-5'.D1:'bench-morph-nmbs-5'.D401 'bench-morph-nmbs-5'.D402:'bench-morph-nmbs-5'.D795 'bench-morph-nmbs-5'.D796:'bench-morph-nmbs-5'.D1189 'bench-morph-nmbs-5'.D1190:'bench-morph-nmbs-5'.D1583 'bench-morph-nmbs-5'.D1584:'bench-morph-nmbs-5'.D1977 'bench-morph-nmbs-5'.D1977:'bench-morph-nmbs-5'.D23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" calcext:value-type="float">
            <text:p>11</text:p>
          </table:table-cell>
          <table:table-cell office:value-type="float" office:value="94.1" calcext:value-type="float">
            <text:p>94.1</text:p>
          </table:table-cell>
          <table:table-cell office:value-type="float" office:value="0.2" calcext:value-type="float">
            <text:p>0.2</text:p>
          </table:table-cell>
          <table:table-cell office:value-type="float" office:value="65224" calcext:value-type="float">
            <text:p>652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31" calcext:value-type="float">
            <text:p>231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15768" calcext:value-type="float">
            <text:p>115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59" calcext:value-type="float">
            <text:p>459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1840" calcext:value-type="float">
            <text:p>1218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82" calcext:value-type="float">
            <text:p>682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1840" calcext:value-type="float">
            <text:p>1218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08" calcext:value-type="float">
            <text:p>908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1840" calcext:value-type="float">
            <text:p>1218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37" calcext:value-type="float">
            <text:p>1137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3652" calcext:value-type="float">
            <text:p>1236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370" calcext:value-type="float">
            <text:p>1370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4256" calcext:value-type="float">
            <text:p>124256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603" calcext:value-type="float">
            <text:p>160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547" calcext:value-type="float">
            <text:p>254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856" calcext:value-type="float">
            <text:p>285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170" calcext:value-type="float">
            <text:p>317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475" calcext:value-type="float">
            <text:p>347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779" calcext:value-type="float">
            <text:p>377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372" calcext:value-type="float">
            <text:p>437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674" calcext:value-type="float">
            <text:p>467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998" calcext:value-type="float">
            <text:p>499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286" calcext:value-type="float">
            <text:p>528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577" calcext:value-type="float">
            <text:p>557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152" calcext:value-type="float">
            <text:p>615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436" calcext:value-type="float">
            <text:p>64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735" calcext:value-type="float">
            <text:p>673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058" calcext:value-type="float">
            <text:p>705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379" calcext:value-type="float">
            <text:p>737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676" calcext:value-type="float">
            <text:p>767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962" calcext:value-type="float">
            <text:p>796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239" calcext:value-type="float">
            <text:p>82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511" calcext:value-type="float">
            <text:p>851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795" calcext:value-type="float">
            <text:p>879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105" calcext:value-type="float">
            <text:p>910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403" calcext:value-type="float">
            <text:p>940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723" calcext:value-type="float">
            <text:p>972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280" calcext:value-type="float">
            <text:p>1028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562" calcext:value-type="float">
            <text:p>1056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851" calcext:value-type="float">
            <text:p>1085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151" calcext:value-type="float">
            <text:p>1115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453" calcext:value-type="float">
            <text:p>1145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735" calcext:value-type="float">
            <text:p>1173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2028" calcext:value-type="float">
            <text:p>1202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2311" calcext:value-type="float">
            <text:p>1231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2614" calcext:value-type="float">
            <text:p>1261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2882" calcext:value-type="float">
            <text:p>1288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3167" calcext:value-type="float">
            <text:p>1316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3463" calcext:value-type="float">
            <text:p>1346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3759" calcext:value-type="float">
            <text:p>1375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4101" calcext:value-type="float">
            <text:p>1410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4401" calcext:value-type="float">
            <text:p>1440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4718" calcext:value-type="float">
            <text:p>1471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5035" calcext:value-type="float">
            <text:p>1503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5335" calcext:value-type="float">
            <text:p>1533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5624" calcext:value-type="float">
            <text:p>156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5920" calcext:value-type="float">
            <text:p>1592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6229" calcext:value-type="float">
            <text:p>1622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6543" calcext:value-type="float">
            <text:p>1654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6871" calcext:value-type="float">
            <text:p>1687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7188" calcext:value-type="float">
            <text:p>1718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7504" calcext:value-type="float">
            <text:p>1750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7833" calcext:value-type="float">
            <text:p>1783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8142" calcext:value-type="float">
            <text:p>1814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8450" calcext:value-type="float">
            <text:p>1845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8752" calcext:value-type="float">
            <text:p>1875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9053" calcext:value-type="float">
            <text:p>1905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9371" calcext:value-type="float">
            <text:p>1937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9677" calcext:value-type="float">
            <text:p>1967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0294" calcext:value-type="float">
            <text:p>2029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0596" calcext:value-type="float">
            <text:p>2059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0905" calcext:value-type="float">
            <text:p>2090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1205" calcext:value-type="float">
            <text:p>2120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1510" calcext:value-type="float">
            <text:p>2151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1821" calcext:value-type="float">
            <text:p>2182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2168" calcext:value-type="float">
            <text:p>2216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2488" calcext:value-type="float">
            <text:p>2248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2819" calcext:value-type="float">
            <text:p>2281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3156" calcext:value-type="float">
            <text:p>2315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3468" calcext:value-type="float">
            <text:p>2346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3771" calcext:value-type="float">
            <text:p>2377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4079" calcext:value-type="float">
            <text:p>2407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4384" calcext:value-type="float">
            <text:p>2438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4690" calcext:value-type="float">
            <text:p>2469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4999" calcext:value-type="float">
            <text:p>2499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5311" calcext:value-type="float">
            <text:p>2531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5618" calcext:value-type="float">
            <text:p>2561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5931" calcext:value-type="float">
            <text:p>2593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6240" calcext:value-type="float">
            <text:p>2624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6571" calcext:value-type="float">
            <text:p>2657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6865" calcext:value-type="float">
            <text:p>2686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7181" calcext:value-type="float">
            <text:p>2718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7508" calcext:value-type="float">
            <text:p>2750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7844" calcext:value-type="float">
            <text:p>2784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8194" calcext:value-type="float">
            <text:p>2819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8506" calcext:value-type="float">
            <text:p>2850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8797" calcext:value-type="float">
            <text:p>2879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9096" calcext:value-type="float">
            <text:p>2909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9393" calcext:value-type="float">
            <text:p>2939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29703" calcext:value-type="float">
            <text:p>2970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0030" calcext:value-type="float">
            <text:p>3003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0327" calcext:value-type="float">
            <text:p>3032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0627" calcext:value-type="float">
            <text:p>3062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0956" calcext:value-type="float">
            <text:p>3095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1267" calcext:value-type="float">
            <text:p>3126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1584" calcext:value-type="float">
            <text:p>3158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1908" calcext:value-type="float">
            <text:p>3190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2234" calcext:value-type="float">
            <text:p>3223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2576" calcext:value-type="float">
            <text:p>3257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2913" calcext:value-type="float">
            <text:p>3291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3227" calcext:value-type="float">
            <text:p>3322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3539" calcext:value-type="float">
            <text:p>335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3838" calcext:value-type="float">
            <text:p>3383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4148" calcext:value-type="float">
            <text:p>3414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4451" calcext:value-type="float">
            <text:p>3445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4756" calcext:value-type="float">
            <text:p>3475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5032" calcext:value-type="float">
            <text:p>3503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5350" calcext:value-type="float">
            <text:p>3535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5646" calcext:value-type="float">
            <text:p>3564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5990" calcext:value-type="float">
            <text:p>3599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6271" calcext:value-type="float">
            <text:p>3627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6586" calcext:value-type="float">
            <text:p>3658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6904" calcext:value-type="float">
            <text:p>3690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7212" calcext:value-type="float">
            <text:p>3721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7518" calcext:value-type="float">
            <text:p>3751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7822" calcext:value-type="float">
            <text:p>3782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8128" calcext:value-type="float">
            <text:p>3812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8434" calcext:value-type="float">
            <text:p>3843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8741" calcext:value-type="float">
            <text:p>3874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9051" calcext:value-type="float">
            <text:p>3905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9357" calcext:value-type="float">
            <text:p>3935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9663" calcext:value-type="float">
            <text:p>3966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39969" calcext:value-type="float">
            <text:p>3996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0282" calcext:value-type="float">
            <text:p>4028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0585" calcext:value-type="float">
            <text:p>4058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0916" calcext:value-type="float">
            <text:p>4091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1218" calcext:value-type="float">
            <text:p>4121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1534" calcext:value-type="float">
            <text:p>4153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1853" calcext:value-type="float">
            <text:p>4185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2198" calcext:value-type="float">
            <text:p>4219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2531" calcext:value-type="float">
            <text:p>4253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2861" calcext:value-type="float">
            <text:p>4286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3151" calcext:value-type="float">
            <text:p>4315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3477" calcext:value-type="float">
            <text:p>4347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3796" calcext:value-type="float">
            <text:p>4379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4105" calcext:value-type="float">
            <text:p>4410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4411" calcext:value-type="float">
            <text:p>4441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4722" calcext:value-type="float">
            <text:p>4472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5027" calcext:value-type="float">
            <text:p>4502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5333" calcext:value-type="float">
            <text:p>4533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5643" calcext:value-type="float">
            <text:p>4564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5951" calcext:value-type="float">
            <text:p>4595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6251" calcext:value-type="float">
            <text:p>4625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6553" calcext:value-type="float">
            <text:p>4655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6862" calcext:value-type="float">
            <text:p>4686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7162" calcext:value-type="float">
            <text:p>4716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7469" calcext:value-type="float">
            <text:p>4746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7778" calcext:value-type="float">
            <text:p>4777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8082" calcext:value-type="float">
            <text:p>4808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8377" calcext:value-type="float">
            <text:p>4837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8675" calcext:value-type="float">
            <text:p>4867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8969" calcext:value-type="float">
            <text:p>4896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9265" calcext:value-type="float">
            <text:p>4926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9571" calcext:value-type="float">
            <text:p>4957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49879" calcext:value-type="float">
            <text:p>4987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0193" calcext:value-type="float">
            <text:p>5019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0494" calcext:value-type="float">
            <text:p>5049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0803" calcext:value-type="float">
            <text:p>5080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1104" calcext:value-type="float">
            <text:p>5110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1427" calcext:value-type="float">
            <text:p>5142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1746" calcext:value-type="float">
            <text:p>5174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2081" calcext:value-type="float">
            <text:p>5208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2424" calcext:value-type="float">
            <text:p>524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2743" calcext:value-type="float">
            <text:p>5274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3040" calcext:value-type="float">
            <text:p>5304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3334" calcext:value-type="float">
            <text:p>5333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3636" calcext:value-type="float">
            <text:p>536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3926" calcext:value-type="float">
            <text:p>5392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4222" calcext:value-type="float">
            <text:p>5422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4522" calcext:value-type="float">
            <text:p>5452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4832" calcext:value-type="float">
            <text:p>5483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5133" calcext:value-type="float">
            <text:p>5513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5414" calcext:value-type="float">
            <text:p>5541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5723" calcext:value-type="float">
            <text:p>5572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6005" calcext:value-type="float">
            <text:p>5600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6322" calcext:value-type="float">
            <text:p>5632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6627" calcext:value-type="float">
            <text:p>5662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6934" calcext:value-type="float">
            <text:p>5693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7239" calcext:value-type="float">
            <text:p>572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7525" calcext:value-type="float">
            <text:p>575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7805" calcext:value-type="float">
            <text:p>5780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8080" calcext:value-type="float">
            <text:p>5808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8353" calcext:value-type="float">
            <text:p>5835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8658" calcext:value-type="float">
            <text:p>5865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8963" calcext:value-type="float">
            <text:p>5896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9272" calcext:value-type="float">
            <text:p>5927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9595" calcext:value-type="float">
            <text:p>5959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59907" calcext:value-type="float">
            <text:p>5990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0209" calcext:value-type="float">
            <text:p>602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0519" calcext:value-type="float">
            <text:p>6051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0829" calcext:value-type="float">
            <text:p>6082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1135" calcext:value-type="float">
            <text:p>6113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1459" calcext:value-type="float">
            <text:p>6145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1781" calcext:value-type="float">
            <text:p>6178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2103" calcext:value-type="float">
            <text:p>6210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2413" calcext:value-type="float">
            <text:p>6241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2713" calcext:value-type="float">
            <text:p>6271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3011" calcext:value-type="float">
            <text:p>6301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3305" calcext:value-type="float">
            <text:p>6330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3605" calcext:value-type="float">
            <text:p>6360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3925" calcext:value-type="float">
            <text:p>639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4234" calcext:value-type="float">
            <text:p>6423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4539" calcext:value-type="float">
            <text:p>645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4858" calcext:value-type="float">
            <text:p>6485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5141" calcext:value-type="float">
            <text:p>6514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5428" calcext:value-type="float">
            <text:p>6542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5717" calcext:value-type="float">
            <text:p>6571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6037" calcext:value-type="float">
            <text:p>6603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6365" calcext:value-type="float">
            <text:p>6636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6702" calcext:value-type="float">
            <text:p>6670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7019" calcext:value-type="float">
            <text:p>6701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7313" calcext:value-type="float">
            <text:p>6731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7600" calcext:value-type="float">
            <text:p>676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7885" calcext:value-type="float">
            <text:p>6788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8199" calcext:value-type="float">
            <text:p>6819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8525" calcext:value-type="float">
            <text:p>685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8827" calcext:value-type="float">
            <text:p>6882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9116" calcext:value-type="float">
            <text:p>6911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9402" calcext:value-type="float">
            <text:p>6940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9707" calcext:value-type="float">
            <text:p>6970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69996" calcext:value-type="float">
            <text:p>6999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0287" calcext:value-type="float">
            <text:p>7028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0573" calcext:value-type="float">
            <text:p>7057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0858" calcext:value-type="float">
            <text:p>7085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1179" calcext:value-type="float">
            <text:p>7117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1484" calcext:value-type="float">
            <text:p>7148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1796" calcext:value-type="float">
            <text:p>7179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2098" calcext:value-type="float">
            <text:p>7209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2390" calcext:value-type="float">
            <text:p>7239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2681" calcext:value-type="float">
            <text:p>7268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2980" calcext:value-type="float">
            <text:p>7298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3277" calcext:value-type="float">
            <text:p>7327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3567" calcext:value-type="float">
            <text:p>7356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3851" calcext:value-type="float">
            <text:p>7385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4153" calcext:value-type="float">
            <text:p>7415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4446" calcext:value-type="float">
            <text:p>7444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4739" calcext:value-type="float">
            <text:p>747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5026" calcext:value-type="float">
            <text:p>7502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5316" calcext:value-type="float">
            <text:p>7531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5637" calcext:value-type="float">
            <text:p>7563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5949" calcext:value-type="float">
            <text:p>7594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6252" calcext:value-type="float">
            <text:p>7625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6555" calcext:value-type="float">
            <text:p>7655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6861" calcext:value-type="float">
            <text:p>7686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7161" calcext:value-type="float">
            <text:p>7716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7461" calcext:value-type="float">
            <text:p>7746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7783" calcext:value-type="float">
            <text:p>7778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8092" calcext:value-type="float">
            <text:p>7809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8409" calcext:value-type="float">
            <text:p>784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8719" calcext:value-type="float">
            <text:p>7871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9019" calcext:value-type="float">
            <text:p>7901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9323" calcext:value-type="float">
            <text:p>7932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9626" calcext:value-type="float">
            <text:p>7962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79939" calcext:value-type="float">
            <text:p>799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0247" calcext:value-type="float">
            <text:p>8024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0551" calcext:value-type="float">
            <text:p>8055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0854" calcext:value-type="float">
            <text:p>8085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1159" calcext:value-type="float">
            <text:p>8115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1464" calcext:value-type="float">
            <text:p>8146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1774" calcext:value-type="float">
            <text:p>8177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2086" calcext:value-type="float">
            <text:p>8208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2392" calcext:value-type="float">
            <text:p>8239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2695" calcext:value-type="float">
            <text:p>8269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2998" calcext:value-type="float">
            <text:p>8299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3300" calcext:value-type="float">
            <text:p>833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3601" calcext:value-type="float">
            <text:p>8360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3907" calcext:value-type="float">
            <text:p>8390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4214" calcext:value-type="float">
            <text:p>8421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4526" calcext:value-type="float">
            <text:p>8452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4832" calcext:value-type="float">
            <text:p>8483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5139" calcext:value-type="float">
            <text:p>851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5442" calcext:value-type="float">
            <text:p>8544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5745" calcext:value-type="float">
            <text:p>8574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6051" calcext:value-type="float">
            <text:p>8605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6357" calcext:value-type="float">
            <text:p>8635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6664" calcext:value-type="float">
            <text:p>8666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6971" calcext:value-type="float">
            <text:p>8697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7287" calcext:value-type="float">
            <text:p>8728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7596" calcext:value-type="float">
            <text:p>8759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7910" calcext:value-type="float">
            <text:p>8791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8217" calcext:value-type="float">
            <text:p>8821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8509" calcext:value-type="float">
            <text:p>8850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8796" calcext:value-type="float">
            <text:p>8879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9098" calcext:value-type="float">
            <text:p>8909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9411" calcext:value-type="float">
            <text:p>8941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89722" calcext:value-type="float">
            <text:p>8972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0012" calcext:value-type="float">
            <text:p>9001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0297" calcext:value-type="float">
            <text:p>9029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0922" calcext:value-type="float">
            <text:p>9092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1242" calcext:value-type="float">
            <text:p>9124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1559" calcext:value-type="float">
            <text:p>9155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1902" calcext:value-type="float">
            <text:p>9190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2234" calcext:value-type="float">
            <text:p>9223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2544" calcext:value-type="float">
            <text:p>9254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2849" calcext:value-type="float">
            <text:p>9284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3147" calcext:value-type="float">
            <text:p>9314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3447" calcext:value-type="float">
            <text:p>9344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3748" calcext:value-type="float">
            <text:p>9374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4072" calcext:value-type="float">
            <text:p>9407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4398" calcext:value-type="float">
            <text:p>9439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4706" calcext:value-type="float">
            <text:p>9470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4991" calcext:value-type="float">
            <text:p>9499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5297" calcext:value-type="float">
            <text:p>9529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5611" calcext:value-type="float">
            <text:p>9561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5914" calcext:value-type="float">
            <text:p>9591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6228" calcext:value-type="float">
            <text:p>9622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6539" calcext:value-type="float">
            <text:p>9653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6852" calcext:value-type="float">
            <text:p>9685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7172" calcext:value-type="float">
            <text:p>9717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7484" calcext:value-type="float">
            <text:p>9748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7807" calcext:value-type="float">
            <text:p>9780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8124" calcext:value-type="float">
            <text:p>9812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8433" calcext:value-type="float">
            <text:p>9843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8744" calcext:value-type="float">
            <text:p>9874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9056" calcext:value-type="float">
            <text:p>9905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9370" calcext:value-type="float">
            <text:p>9937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99684" calcext:value-type="float">
            <text:p>9968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0002" calcext:value-type="float">
            <text:p>10000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0320" calcext:value-type="float">
            <text:p>10032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0636" calcext:value-type="float">
            <text:p>10063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0951" calcext:value-type="float">
            <text:p>10095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1265" calcext:value-type="float">
            <text:p>10126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1571" calcext:value-type="float">
            <text:p>10157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1862" calcext:value-type="float">
            <text:p>10186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2162" calcext:value-type="float">
            <text:p>10216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2469" calcext:value-type="float">
            <text:p>10246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2765" calcext:value-type="float">
            <text:p>10276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3064" calcext:value-type="float">
            <text:p>10306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3387" calcext:value-type="float">
            <text:p>10338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3716" calcext:value-type="float">
            <text:p>10371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4031" calcext:value-type="float">
            <text:p>10403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4350" calcext:value-type="float">
            <text:p>10435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4662" calcext:value-type="float">
            <text:p>10466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4989" calcext:value-type="float">
            <text:p>10498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5299" calcext:value-type="float">
            <text:p>10529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5594" calcext:value-type="float">
            <text:p>10559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5897" calcext:value-type="float">
            <text:p>10589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6207" calcext:value-type="float">
            <text:p>10620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6514" calcext:value-type="float">
            <text:p>10651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6827" calcext:value-type="float">
            <text:p>10682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7130" calcext:value-type="float">
            <text:p>10713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7435" calcext:value-type="float">
            <text:p>10743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7746" calcext:value-type="float">
            <text:p>10774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8057" calcext:value-type="float">
            <text:p>10805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8361" calcext:value-type="float">
            <text:p>10836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8666" calcext:value-type="float">
            <text:p>10866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8945" calcext:value-type="float">
            <text:p>10894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9228" calcext:value-type="float">
            <text:p>10922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9508" calcext:value-type="float">
            <text:p>10950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09784" calcext:value-type="float">
            <text:p>10978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0064" calcext:value-type="float">
            <text:p>11006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0344" calcext:value-type="float">
            <text:p>11034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0632" calcext:value-type="float">
            <text:p>11063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0914" calcext:value-type="float">
            <text:p>11091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1200" calcext:value-type="float">
            <text:p>1112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1484" calcext:value-type="float">
            <text:p>11148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1787" calcext:value-type="float">
            <text:p>11178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2077" calcext:value-type="float">
            <text:p>11207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2369" calcext:value-type="float">
            <text:p>11236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2661" calcext:value-type="float">
            <text:p>11266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2950" calcext:value-type="float">
            <text:p>11295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3243" calcext:value-type="float">
            <text:p>11324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3534" calcext:value-type="float">
            <text:p>11353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3826" calcext:value-type="float">
            <text:p>11382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4119" calcext:value-type="float">
            <text:p>11411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4406" calcext:value-type="float">
            <text:p>11440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4703" calcext:value-type="float">
            <text:p>11470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5005" calcext:value-type="float">
            <text:p>11500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5300" calcext:value-type="float">
            <text:p>115300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5647" calcext:value-type="float">
            <text:p>11564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5946" calcext:value-type="float">
            <text:p>11594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6241" calcext:value-type="float">
            <text:p>11624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6532" calcext:value-type="float">
            <text:p>11653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6832" calcext:value-type="float">
            <text:p>11683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7128" calcext:value-type="float">
            <text:p>11712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7459" calcext:value-type="float">
            <text:p>11745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7806" calcext:value-type="float">
            <text:p>11780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8149" calcext:value-type="float">
            <text:p>11814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8467" calcext:value-type="float">
            <text:p>11846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8785" calcext:value-type="float">
            <text:p>11878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9061" calcext:value-type="float">
            <text:p>119061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9372" calcext:value-type="float">
            <text:p>11937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9678" calcext:value-type="float">
            <text:p>11967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19976" calcext:value-type="float">
            <text:p>11997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20263" calcext:value-type="float">
            <text:p>12026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20556" calcext:value-type="float">
            <text:p>12055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20853" calcext:value-type="float">
            <text:p>12085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21147" calcext:value-type="float">
            <text:p>12114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21443" calcext:value-type="float">
            <text:p>121443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335" calcext:value-type="float">
            <text:p>3712335</text:p>
          </table:table-cell>
          <table:table-cell office:value-type="float" office:value="121749" calcext:value-type="float">
            <text:p>121749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124564" calcext:value-type="float">
            <text:p>124564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603" calcext:value-type="float">
            <text:p>1603</text:p>
          </table:table-cell>
          <table:table-cell office:value-type="float" office:value="94.4" calcext:value-type="float">
            <text:p>94.4</text:p>
          </table:table-cell>
          <table:table-cell office:value-type="float" office:value="0.3" calcext:value-type="float">
            <text:p>0.3</text:p>
          </table:table-cell>
          <table:table-cell office:value-type="float" office:value="106844" calcext:value-type="float">
            <text:p>1068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909" calcext:value-type="float">
            <text:p>1909</text:p>
          </table:table-cell>
          <table:table-cell office:value-type="float" office:value="94.1" calcext:value-type="float">
            <text:p>94.1</text:p>
          </table:table-cell>
          <table:table-cell office:value-type="float" office:value="0.4" calcext:value-type="float">
            <text:p>0.4</text:p>
          </table:table-cell>
          <table:table-cell office:value-type="float" office:value="116796" calcext:value-type="float">
            <text:p>116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200" calcext:value-type="float">
            <text:p>2200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17708" calcext:value-type="float">
            <text:p>2177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547" calcext:value-type="float">
            <text:p>2547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36540" calcext:value-type="float">
            <text:p>2365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856" calcext:value-type="float">
            <text:p>2856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79144" calcext:value-type="float">
            <text:p>2791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170" calcext:value-type="float">
            <text:p>3170</text:p>
          </table:table-cell>
          <table:table-cell office:value-type="float" office:value="94.4" calcext:value-type="float">
            <text:p>94.4</text:p>
          </table:table-cell>
          <table:table-cell office:value-type="float" office:value="1.3" calcext:value-type="float">
            <text:p>1.3</text:p>
          </table:table-cell>
          <table:table-cell office:value-type="float" office:value="430728" calcext:value-type="float">
            <text:p>4307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475" calcext:value-type="float">
            <text:p>3475</text:p>
          </table:table-cell>
          <table:table-cell office:value-type="float" office:value="94.4" calcext:value-type="float">
            <text:p>94.4</text:p>
          </table:table-cell>
          <table:table-cell office:value-type="float" office:value="1.5" calcext:value-type="float">
            <text:p>1.5</text:p>
          </table:table-cell>
          <table:table-cell office:value-type="float" office:value="496648" calcext:value-type="float">
            <text:p>4966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779" calcext:value-type="float">
            <text:p>3779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33924" calcext:value-type="float">
            <text:p>4339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096" calcext:value-type="float">
            <text:p>4096</text:p>
          </table:table-cell>
          <table:table-cell office:value-type="float" office:value="82.4" calcext:value-type="float">
            <text:p>82.4</text:p>
          </table:table-cell>
          <table:table-cell office:value-type="float" office:value="1.2" calcext:value-type="float">
            <text:p>1.2</text:p>
          </table:table-cell>
          <table:table-cell office:value-type="float" office:value="401228" calcext:value-type="float">
            <text:p>401228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372" calcext:value-type="float">
            <text:p>4372</text:p>
          </table:table-cell>
          <table:table-cell office:value-type="float" office:value="72.2" calcext:value-type="float">
            <text:p>72.2</text:p>
          </table:table-cell>
          <table:table-cell office:value-type="float" office:value="0.4" calcext:value-type="float">
            <text:p>0.4</text:p>
          </table:table-cell>
          <table:table-cell office:value-type="float" office:value="134332" calcext:value-type="float">
            <text:p>134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674" calcext:value-type="float">
            <text:p>4674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36968" calcext:value-type="float">
            <text:p>1369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998" calcext:value-type="float">
            <text:p>4998</text:p>
          </table:table-cell>
          <table:table-cell office:value-type="float" office:value="64.7" calcext:value-type="float">
            <text:p>64.7</text:p>
          </table:table-cell>
          <table:table-cell office:value-type="float" office:value="0.4" calcext:value-type="float">
            <text:p>0.4</text:p>
          </table:table-cell>
          <table:table-cell office:value-type="float" office:value="141864" calcext:value-type="float">
            <text:p>1418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286" calcext:value-type="float">
            <text:p>5286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42916" calcext:value-type="float">
            <text:p>1429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577" calcext:value-type="float">
            <text:p>5577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47140" calcext:value-type="float">
            <text:p>147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860" calcext:value-type="float">
            <text:p>5860</text:p>
          </table:table-cell>
          <table:table-cell office:value-type="float" office:value="99.9" calcext:value-type="float">
            <text:p>99.9</text:p>
          </table:table-cell>
          <table:table-cell office:value-type="float" office:value="0.5" calcext:value-type="float">
            <text:p>0.5</text:p>
          </table:table-cell>
          <table:table-cell office:value-type="float" office:value="160864" calcext:value-type="float">
            <text:p>1608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152" calcext:value-type="float">
            <text:p>6152</text:p>
          </table:table-cell>
          <table:table-cell office:value-type="float" office:value="99.9" calcext:value-type="float">
            <text:p>99.9</text:p>
          </table:table-cell>
          <table:table-cell office:value-type="float" office:value="0.5" calcext:value-type="float">
            <text:p>0.5</text:p>
          </table:table-cell>
          <table:table-cell office:value-type="float" office:value="174856" calcext:value-type="float">
            <text:p>1748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436" calcext:value-type="float">
            <text:p>6436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188584" calcext:value-type="float">
            <text:p>1885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735" calcext:value-type="float">
            <text:p>6735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2824" calcext:value-type="float">
            <text:p>2028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058" calcext:value-type="float">
            <text:p>7058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17584" calcext:value-type="float">
            <text:p>2175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379" calcext:value-type="float">
            <text:p>7379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32092" calcext:value-type="float">
            <text:p>2320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676" calcext:value-type="float">
            <text:p>7676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46596" calcext:value-type="float">
            <text:p>2465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962" calcext:value-type="float">
            <text:p>7962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60320" calcext:value-type="float">
            <text:p>2603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239" calcext:value-type="float">
            <text:p>8239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3784" calcext:value-type="float">
            <text:p>2737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511" calcext:value-type="float">
            <text:p>8511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3024" calcext:value-type="float">
            <text:p>2830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795" calcext:value-type="float">
            <text:p>8795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95432" calcext:value-type="float">
            <text:p>2954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105" calcext:value-type="float">
            <text:p>9105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10216" calcext:value-type="float">
            <text:p>310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403" calcext:value-type="float">
            <text:p>9403</text:p>
          </table:table-cell>
          <table:table-cell office:value-type="float" office:value="94.4" calcext:value-type="float">
            <text:p>94.4</text:p>
          </table:table-cell>
          <table:table-cell office:value-type="float" office:value="1" calcext:value-type="float">
            <text:p>1</text:p>
          </table:table-cell>
          <table:table-cell office:value-type="float" office:value="324736" calcext:value-type="float">
            <text:p>3247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723" calcext:value-type="float">
            <text:p>9723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69404" calcext:value-type="float">
            <text:p>469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010" calcext:value-type="float">
            <text:p>10010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28244" calcext:value-type="float">
            <text:p>5282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280" calcext:value-type="float">
            <text:p>10280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28244" calcext:value-type="float">
            <text:p>5282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562" calcext:value-type="float">
            <text:p>10562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28244" calcext:value-type="float">
            <text:p>5282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851" calcext:value-type="float">
            <text:p>10851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28244" calcext:value-type="float">
            <text:p>5282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151" calcext:value-type="float">
            <text:p>11151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28244" calcext:value-type="float">
            <text:p>5282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453" calcext:value-type="float">
            <text:p>11453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28244" calcext:value-type="float">
            <text:p>5282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735" calcext:value-type="float">
            <text:p>11735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28244" calcext:value-type="float">
            <text:p>5282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2028" calcext:value-type="float">
            <text:p>12028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28244" calcext:value-type="float">
            <text:p>5282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2311" calcext:value-type="float">
            <text:p>12311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28244" calcext:value-type="float">
            <text:p>5282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2614" calcext:value-type="float">
            <text:p>12614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56468" calcext:value-type="float">
            <text:p>7564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2882" calcext:value-type="float">
            <text:p>12882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1756" calcext:value-type="float">
            <text:p>7817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3167" calcext:value-type="float">
            <text:p>13167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9256" calcext:value-type="float">
            <text:p>6592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3463" calcext:value-type="float">
            <text:p>13463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2364" calcext:value-type="float">
            <text:p>832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3759" calcext:value-type="float">
            <text:p>1375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2436" calcext:value-type="float">
            <text:p>8324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4101" calcext:value-type="float">
            <text:p>14101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57776" calcext:value-type="float">
            <text:p>8577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4401" calcext:value-type="float">
            <text:p>14401</text:p>
          </table:table-cell>
          <table:table-cell office:value-type="float" office:value="94.4" calcext:value-type="float">
            <text:p>94.4</text:p>
          </table:table-cell>
          <table:table-cell office:value-type="float" office:value="2.6" calcext:value-type="float">
            <text:p>2.6</text:p>
          </table:table-cell>
          <table:table-cell office:value-type="float" office:value="867672" calcext:value-type="float">
            <text:p>8676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4718" calcext:value-type="float">
            <text:p>14718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55732" calcext:value-type="float">
            <text:p>7557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5035" calcext:value-type="float">
            <text:p>15035</text:p>
          </table:table-cell>
          <table:table-cell office:value-type="float" office:value="94.4" calcext:value-type="float">
            <text:p>94.4</text:p>
          </table:table-cell>
          <table:table-cell office:value-type="float" office:value="2.8" calcext:value-type="float">
            <text:p>2.8</text:p>
          </table:table-cell>
          <table:table-cell office:value-type="float" office:value="933724" calcext:value-type="float">
            <text:p>9337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5335" calcext:value-type="float">
            <text:p>15335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33796" calcext:value-type="float">
            <text:p>933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5624" calcext:value-type="float">
            <text:p>15624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59136" calcext:value-type="float">
            <text:p>9591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5920" calcext:value-type="float">
            <text:p>15920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50156" calcext:value-type="float">
            <text:p>9501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6229" calcext:value-type="float">
            <text:p>1622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33332" calcext:value-type="float">
            <text:p>8333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6543" calcext:value-type="float">
            <text:p>16543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6871" calcext:value-type="float">
            <text:p>16871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7188" calcext:value-type="float">
            <text:p>17188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7504" calcext:value-type="float">
            <text:p>17504</text:p>
          </table:table-cell>
          <table:table-cell office:value-type="float" office:value="94.4" calcext:value-type="float">
            <text:p>94.4</text:p>
          </table:table-cell>
          <table:table-cell office:value-type="float" office:value="2.3" calcext:value-type="float">
            <text:p>2.3</text:p>
          </table:table-cell>
          <table:table-cell office:value-type="float" office:value="755364" calcext:value-type="float">
            <text:p>755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7833" calcext:value-type="float">
            <text:p>17833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30940" calcext:value-type="float">
            <text:p>7309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8142" calcext:value-type="float">
            <text:p>18142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30940" calcext:value-type="float">
            <text:p>7309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8450" calcext:value-type="float">
            <text:p>18450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30940" calcext:value-type="float">
            <text:p>7309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8752" calcext:value-type="float">
            <text:p>18752</text:p>
          </table:table-cell>
          <table:table-cell office:value-type="float" office:value="94.4" calcext:value-type="float">
            <text:p>94.4</text:p>
          </table:table-cell>
          <table:table-cell office:value-type="float" office:value="2.2" calcext:value-type="float">
            <text:p>2.2</text:p>
          </table:table-cell>
          <table:table-cell office:value-type="float" office:value="730940" calcext:value-type="float">
            <text:p>7309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9053" calcext:value-type="float">
            <text:p>19053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30940" calcext:value-type="float">
            <text:p>7309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9371" calcext:value-type="float">
            <text:p>19371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30940" calcext:value-type="float">
            <text:p>7309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9677" calcext:value-type="float">
            <text:p>19677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30940" calcext:value-type="float">
            <text:p>7309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9972" calcext:value-type="float">
            <text:p>1997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7308" calcext:value-type="float">
            <text:p>8073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0294" calcext:value-type="float">
            <text:p>20294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4772" calcext:value-type="float">
            <text:p>6547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0596" calcext:value-type="float">
            <text:p>20596</text:p>
          </table:table-cell>
          <table:table-cell office:value-type="float" office:value="94.1" calcext:value-type="float">
            <text:p>94.1</text:p>
          </table:table-cell>
          <table:table-cell office:value-type="float" office:value="2.5" calcext:value-type="float">
            <text:p>2.5</text:p>
          </table:table-cell>
          <table:table-cell office:value-type="float" office:value="804960" calcext:value-type="float">
            <text:p>804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0905" calcext:value-type="float">
            <text:p>20905</text:p>
          </table:table-cell>
          <table:table-cell office:value-type="float" office:value="94.4" calcext:value-type="float">
            <text:p>94.4</text:p>
          </table:table-cell>
          <table:table-cell office:value-type="float" office:value="1.7" calcext:value-type="float">
            <text:p>1.7</text:p>
          </table:table-cell>
          <table:table-cell office:value-type="float" office:value="553664" calcext:value-type="float">
            <text:p>5536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1205" calcext:value-type="float">
            <text:p>21205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53664" calcext:value-type="float">
            <text:p>5536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1510" calcext:value-type="float">
            <text:p>21510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90728" calcext:value-type="float">
            <text:p>7907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1821" calcext:value-type="float">
            <text:p>2182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2168" calcext:value-type="float">
            <text:p>22168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2488" calcext:value-type="float">
            <text:p>22488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2819" calcext:value-type="float">
            <text:p>22819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3156" calcext:value-type="float">
            <text:p>23156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3468" calcext:value-type="float">
            <text:p>23468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3771" calcext:value-type="float">
            <text:p>23771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4079" calcext:value-type="float">
            <text:p>24079</text:p>
          </table:table-cell>
          <table:table-cell office:value-type="float" office:value="99.9" calcext:value-type="float">
            <text:p>99.9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4384" calcext:value-type="float">
            <text:p>24384</text:p>
          </table:table-cell>
          <table:table-cell office:value-type="float" office:value="94.4" calcext:value-type="float">
            <text:p>94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4690" calcext:value-type="float">
            <text:p>24690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4999" calcext:value-type="float">
            <text:p>24999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5311" calcext:value-type="float">
            <text:p>25311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5618" calcext:value-type="float">
            <text:p>25618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5931" calcext:value-type="float">
            <text:p>25931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6240" calcext:value-type="float">
            <text:p>26240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6571" calcext:value-type="float">
            <text:p>26571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6865" calcext:value-type="float">
            <text:p>26865</text:p>
          </table:table-cell>
          <table:table-cell office:value-type="float" office:value="94.4" calcext:value-type="float">
            <text:p>94.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7181" calcext:value-type="float">
            <text:p>27181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7508" calcext:value-type="float">
            <text:p>27508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7844" calcext:value-type="float">
            <text:p>27844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8194" calcext:value-type="float">
            <text:p>28194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8506" calcext:value-type="float">
            <text:p>28506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8797" calcext:value-type="float">
            <text:p>28797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9096" calcext:value-type="float">
            <text:p>29096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9393" calcext:value-type="float">
            <text:p>29393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29703" calcext:value-type="float">
            <text:p>29703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0030" calcext:value-type="float">
            <text:p>30030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0327" calcext:value-type="float">
            <text:p>30327</text:p>
          </table:table-cell>
          <table:table-cell office:value-type="float" office:value="82.4" calcext:value-type="float">
            <text:p>82.4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0627" calcext:value-type="float">
            <text:p>30627</text:p>
          </table:table-cell>
          <table:table-cell office:value-type="float" office:value="82.4" calcext:value-type="float">
            <text:p>82.4</text:p>
          </table:table-cell>
          <table:table-cell office:value-type="float" office:value="0.9" calcext:value-type="float">
            <text:p>0.9</text:p>
          </table:table-cell>
          <table:table-cell office:value-type="float" office:value="284448" calcext:value-type="float">
            <text:p>2844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0956" calcext:value-type="float">
            <text:p>30956</text:p>
          </table:table-cell>
          <table:table-cell office:value-type="float" office:value="99.9" calcext:value-type="float">
            <text:p>99.9</text:p>
          </table:table-cell>
          <table:table-cell office:value-type="float" office:value="0.5" calcext:value-type="float">
            <text:p>0.5</text:p>
          </table:table-cell>
          <table:table-cell office:value-type="float" office:value="158496" calcext:value-type="float">
            <text:p>1584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1267" calcext:value-type="float">
            <text:p>31267</text:p>
          </table:table-cell>
          <table:table-cell office:value-type="float" office:value="94.1" calcext:value-type="float">
            <text:p>94.1</text:p>
          </table:table-cell>
          <table:table-cell office:value-type="float" office:value="0.5" calcext:value-type="float">
            <text:p>0.5</text:p>
          </table:table-cell>
          <table:table-cell office:value-type="float" office:value="170636" calcext:value-type="float">
            <text:p>170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1584" calcext:value-type="float">
            <text:p>31584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192812" calcext:value-type="float">
            <text:p>1928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1908" calcext:value-type="float">
            <text:p>31908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14724" calcext:value-type="float">
            <text:p>2147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2234" calcext:value-type="float">
            <text:p>32234</text:p>
          </table:table-cell>
          <table:table-cell office:value-type="float" office:value="94.4" calcext:value-type="float">
            <text:p>94.4</text:p>
          </table:table-cell>
          <table:table-cell office:value-type="float" office:value="0.7" calcext:value-type="float">
            <text:p>0.7</text:p>
          </table:table-cell>
          <table:table-cell office:value-type="float" office:value="236372" calcext:value-type="float">
            <text:p>236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2576" calcext:value-type="float">
            <text:p>32576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9076" calcext:value-type="float">
            <text:p>2590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2913" calcext:value-type="float">
            <text:p>32913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0988" calcext:value-type="float">
            <text:p>280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3227" calcext:value-type="float">
            <text:p>33227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01580" calcext:value-type="float">
            <text:p>3015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3539" calcext:value-type="float">
            <text:p>33539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2964" calcext:value-type="float">
            <text:p>3229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3838" calcext:value-type="float">
            <text:p>33838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43028" calcext:value-type="float">
            <text:p>3430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4148" calcext:value-type="float">
            <text:p>34148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64412" calcext:value-type="float">
            <text:p>3644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4451" calcext:value-type="float">
            <text:p>34451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85268" calcext:value-type="float">
            <text:p>385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4756" calcext:value-type="float">
            <text:p>34756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405860" calcext:value-type="float">
            <text:p>4058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5032" calcext:value-type="float">
            <text:p>35032</text:p>
          </table:table-cell>
          <table:table-cell office:value-type="float" office:value="94.4" calcext:value-type="float">
            <text:p>94.4</text:p>
          </table:table-cell>
          <table:table-cell office:value-type="float" office:value="1.3" calcext:value-type="float">
            <text:p>1.3</text:p>
          </table:table-cell>
          <table:table-cell office:value-type="float" office:value="423548" calcext:value-type="float">
            <text:p>4235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5350" calcext:value-type="float">
            <text:p>35350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42820" calcext:value-type="float">
            <text:p>4428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5646" calcext:value-type="float">
            <text:p>35646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500296" calcext:value-type="float">
            <text:p>5002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5990" calcext:value-type="float">
            <text:p>35990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39744" calcext:value-type="float">
            <text:p>739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6271" calcext:value-type="float">
            <text:p>36271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39744" calcext:value-type="float">
            <text:p>739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6586" calcext:value-type="float">
            <text:p>36586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39744" calcext:value-type="float">
            <text:p>739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6904" calcext:value-type="float">
            <text:p>36904</text:p>
          </table:table-cell>
          <table:table-cell office:value-type="float" office:value="94.4" calcext:value-type="float">
            <text:p>94.4</text:p>
          </table:table-cell>
          <table:table-cell office:value-type="float" office:value="2.3" calcext:value-type="float">
            <text:p>2.3</text:p>
          </table:table-cell>
          <table:table-cell office:value-type="float" office:value="739744" calcext:value-type="float">
            <text:p>739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7212" calcext:value-type="float">
            <text:p>37212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39744" calcext:value-type="float">
            <text:p>739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7518" calcext:value-type="float">
            <text:p>37518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39744" calcext:value-type="float">
            <text:p>739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7822" calcext:value-type="float">
            <text:p>37822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39744" calcext:value-type="float">
            <text:p>739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8128" calcext:value-type="float">
            <text:p>38128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39744" calcext:value-type="float">
            <text:p>739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8434" calcext:value-type="float">
            <text:p>38434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39744" calcext:value-type="float">
            <text:p>739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8741" calcext:value-type="float">
            <text:p>38741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39744" calcext:value-type="float">
            <text:p>739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9051" calcext:value-type="float">
            <text:p>39051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39744" calcext:value-type="float">
            <text:p>739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9357" calcext:value-type="float">
            <text:p>39357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39744" calcext:value-type="float">
            <text:p>7397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9663" calcext:value-type="float">
            <text:p>39663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39969" calcext:value-type="float">
            <text:p>39969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0282" calcext:value-type="float">
            <text:p>40282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0585" calcext:value-type="float">
            <text:p>40585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53948" calcext:value-type="float">
            <text:p>8539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0916" calcext:value-type="float">
            <text:p>40916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1218" calcext:value-type="float">
            <text:p>41218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40928" calcext:value-type="float">
            <text:p>9409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1534" calcext:value-type="float">
            <text:p>41534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1853" calcext:value-type="float">
            <text:p>41853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2198" calcext:value-type="float">
            <text:p>42198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2531" calcext:value-type="float">
            <text:p>42531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2861" calcext:value-type="float">
            <text:p>4286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3151" calcext:value-type="float">
            <text:p>43151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3477" calcext:value-type="float">
            <text:p>43477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3796" calcext:value-type="float">
            <text:p>43796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4105" calcext:value-type="float">
            <text:p>4410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4411" calcext:value-type="float">
            <text:p>44411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4722" calcext:value-type="float">
            <text:p>44722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5027" calcext:value-type="float">
            <text:p>45027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5333" calcext:value-type="float">
            <text:p>45333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5643" calcext:value-type="float">
            <text:p>45643</text:p>
          </table:table-cell>
          <table:table-cell office:value-type="float" office:value="94.4" calcext:value-type="float">
            <text:p>94.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5951" calcext:value-type="float">
            <text:p>45951</text:p>
          </table:table-cell>
          <table:table-cell office:value-type="float" office:value="88.9" calcext:value-type="float">
            <text:p>88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6251" calcext:value-type="float">
            <text:p>46251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6553" calcext:value-type="float">
            <text:p>46553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6862" calcext:value-type="float">
            <text:p>46862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7162" calcext:value-type="float">
            <text:p>47162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5992" calcext:value-type="float">
            <text:p>7859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7469" calcext:value-type="float">
            <text:p>47469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7778" calcext:value-type="float">
            <text:p>47778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8082" calcext:value-type="float">
            <text:p>48082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8377" calcext:value-type="float">
            <text:p>48377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8675" calcext:value-type="float">
            <text:p>48675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8969" calcext:value-type="float">
            <text:p>48969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9265" calcext:value-type="float">
            <text:p>49265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9571" calcext:value-type="float">
            <text:p>49571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49879" calcext:value-type="float">
            <text:p>49879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0193" calcext:value-type="float">
            <text:p>50193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0494" calcext:value-type="float">
            <text:p>50494</text:p>
          </table:table-cell>
          <table:table-cell office:value-type="float" office:value="94.4" calcext:value-type="float">
            <text:p>94.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0803" calcext:value-type="float">
            <text:p>50803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1104" calcext:value-type="float">
            <text:p>51104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1427" calcext:value-type="float">
            <text:p>51427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9944" calcext:value-type="float">
            <text:p>829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1746" calcext:value-type="float">
            <text:p>51746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42380" calcext:value-type="float">
            <text:p>9423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2081" calcext:value-type="float">
            <text:p>52081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2424" calcext:value-type="float">
            <text:p>52424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39928" calcext:value-type="float">
            <text:p>7399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2743" calcext:value-type="float">
            <text:p>52743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39928" calcext:value-type="float">
            <text:p>7399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3040" calcext:value-type="float">
            <text:p>53040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51596" calcext:value-type="float">
            <text:p>8515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3334" calcext:value-type="float">
            <text:p>53334</text:p>
          </table:table-cell>
          <table:table-cell office:value-type="float" office:value="94.4" calcext:value-type="float">
            <text:p>94.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3636" calcext:value-type="float">
            <text:p>53636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3926" calcext:value-type="float">
            <text:p>53926</text:p>
          </table:table-cell>
          <table:table-cell office:value-type="float" office:value="94.4" calcext:value-type="float">
            <text:p>94.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4222" calcext:value-type="float">
            <text:p>54222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4522" calcext:value-type="float">
            <text:p>54522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4832" calcext:value-type="float">
            <text:p>54832</text:p>
          </table:table-cell>
          <table:table-cell office:value-type="float" office:value="99.9" calcext:value-type="float">
            <text:p>99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5133" calcext:value-type="float">
            <text:p>55133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5414" calcext:value-type="float">
            <text:p>55414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5723" calcext:value-type="float">
            <text:p>55723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6005" calcext:value-type="float">
            <text:p>56005</text:p>
          </table:table-cell>
          <table:table-cell office:value-type="float" office:value="99.9" calcext:value-type="float">
            <text:p>99.9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6322" calcext:value-type="float">
            <text:p>56322</text:p>
          </table:table-cell>
          <table:table-cell office:value-type="float" office:value="99.9" calcext:value-type="float">
            <text:p>99.9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6627" calcext:value-type="float">
            <text:p>56627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6934" calcext:value-type="float">
            <text:p>56934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7239" calcext:value-type="float">
            <text:p>57239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7525" calcext:value-type="float">
            <text:p>57525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7805" calcext:value-type="float">
            <text:p>57805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8080" calcext:value-type="float">
            <text:p>58080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8353" calcext:value-type="float">
            <text:p>58353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8658" calcext:value-type="float">
            <text:p>58658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8963" calcext:value-type="float">
            <text:p>58963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9272" calcext:value-type="float">
            <text:p>59272</text:p>
          </table:table-cell>
          <table:table-cell office:value-type="float" office:value="99.9" calcext:value-type="float">
            <text:p>99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9595" calcext:value-type="float">
            <text:p>59595</text:p>
          </table:table-cell>
          <table:table-cell office:value-type="float" office:value="99.9" calcext:value-type="float">
            <text:p>99.9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59907" calcext:value-type="float">
            <text:p>59907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0209" calcext:value-type="float">
            <text:p>60209</text:p>
          </table:table-cell>
          <table:table-cell office:value-type="float" office:value="99.9" calcext:value-type="float">
            <text:p>99.9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0519" calcext:value-type="float">
            <text:p>60519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0829" calcext:value-type="float">
            <text:p>60829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1135" calcext:value-type="float">
            <text:p>61135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1459" calcext:value-type="float">
            <text:p>61459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1781" calcext:value-type="float">
            <text:p>61781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2103" calcext:value-type="float">
            <text:p>62103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2413" calcext:value-type="float">
            <text:p>62413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2713" calcext:value-type="float">
            <text:p>62713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3011" calcext:value-type="float">
            <text:p>63011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3305" calcext:value-type="float">
            <text:p>63305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3605" calcext:value-type="float">
            <text:p>63605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3925" calcext:value-type="float">
            <text:p>63925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4234" calcext:value-type="float">
            <text:p>64234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4539" calcext:value-type="float">
            <text:p>64539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4858" calcext:value-type="float">
            <text:p>64858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5141" calcext:value-type="float">
            <text:p>65141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5428" calcext:value-type="float">
            <text:p>65428</text:p>
          </table:table-cell>
          <table:table-cell office:value-type="float" office:value="58.8" calcext:value-type="float">
            <text:p>58.8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5717" calcext:value-type="float">
            <text:p>6571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6037" calcext:value-type="float">
            <text:p>6603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6365" calcext:value-type="float">
            <text:p>6636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6702" calcext:value-type="float">
            <text:p>6670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7019" calcext:value-type="float">
            <text:p>6701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7313" calcext:value-type="float">
            <text:p>6731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7600" calcext:value-type="float">
            <text:p>6760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7885" calcext:value-type="float">
            <text:p>6788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8199" calcext:value-type="float">
            <text:p>6819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8525" calcext:value-type="float">
            <text:p>6852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8827" calcext:value-type="float">
            <text:p>6882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9116" calcext:value-type="float">
            <text:p>6911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9402" calcext:value-type="float">
            <text:p>6940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9707" calcext:value-type="float">
            <text:p>6970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69996" calcext:value-type="float">
            <text:p>6999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0287" calcext:value-type="float">
            <text:p>7028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0573" calcext:value-type="float">
            <text:p>7057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0858" calcext:value-type="float">
            <text:p>7085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1179" calcext:value-type="float">
            <text:p>7117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1484" calcext:value-type="float">
            <text:p>7148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1796" calcext:value-type="float">
            <text:p>7179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2098" calcext:value-type="float">
            <text:p>7209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2390" calcext:value-type="float">
            <text:p>7239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2681" calcext:value-type="float">
            <text:p>7268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2980" calcext:value-type="float">
            <text:p>7298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3277" calcext:value-type="float">
            <text:p>7327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3567" calcext:value-type="float">
            <text:p>7356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3851" calcext:value-type="float">
            <text:p>7385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4153" calcext:value-type="float">
            <text:p>7415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4446" calcext:value-type="float">
            <text:p>7444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4739" calcext:value-type="float">
            <text:p>7473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5026" calcext:value-type="float">
            <text:p>7502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5316" calcext:value-type="float">
            <text:p>7531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5637" calcext:value-type="float">
            <text:p>7563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5949" calcext:value-type="float">
            <text:p>7594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6252" calcext:value-type="float">
            <text:p>7625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6555" calcext:value-type="float">
            <text:p>7655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6861" calcext:value-type="float">
            <text:p>7686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7161" calcext:value-type="float">
            <text:p>7716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7461" calcext:value-type="float">
            <text:p>7746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7783" calcext:value-type="float">
            <text:p>7778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8092" calcext:value-type="float">
            <text:p>7809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8409" calcext:value-type="float">
            <text:p>7840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8719" calcext:value-type="float">
            <text:p>7871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9019" calcext:value-type="float">
            <text:p>7901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9323" calcext:value-type="float">
            <text:p>7932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9626" calcext:value-type="float">
            <text:p>7962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79939" calcext:value-type="float">
            <text:p>7993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0247" calcext:value-type="float">
            <text:p>8024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0551" calcext:value-type="float">
            <text:p>8055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0854" calcext:value-type="float">
            <text:p>8085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1159" calcext:value-type="float">
            <text:p>8115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1464" calcext:value-type="float">
            <text:p>8146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1774" calcext:value-type="float">
            <text:p>8177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2086" calcext:value-type="float">
            <text:p>8208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2392" calcext:value-type="float">
            <text:p>8239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2695" calcext:value-type="float">
            <text:p>8269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2998" calcext:value-type="float">
            <text:p>8299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3300" calcext:value-type="float">
            <text:p>8330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3601" calcext:value-type="float">
            <text:p>8360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3907" calcext:value-type="float">
            <text:p>8390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4214" calcext:value-type="float">
            <text:p>8421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4526" calcext:value-type="float">
            <text:p>8452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4832" calcext:value-type="float">
            <text:p>8483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5139" calcext:value-type="float">
            <text:p>8513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5442" calcext:value-type="float">
            <text:p>8544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5745" calcext:value-type="float">
            <text:p>8574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6051" calcext:value-type="float">
            <text:p>8605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6357" calcext:value-type="float">
            <text:p>8635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6664" calcext:value-type="float">
            <text:p>8666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6971" calcext:value-type="float">
            <text:p>8697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7287" calcext:value-type="float">
            <text:p>8728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7596" calcext:value-type="float">
            <text:p>8759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7910" calcext:value-type="float">
            <text:p>8791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8217" calcext:value-type="float">
            <text:p>8821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8509" calcext:value-type="float">
            <text:p>8850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8796" calcext:value-type="float">
            <text:p>8879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9098" calcext:value-type="float">
            <text:p>8909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9411" calcext:value-type="float">
            <text:p>8941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89722" calcext:value-type="float">
            <text:p>8972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0012" calcext:value-type="float">
            <text:p>9001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0297" calcext:value-type="float">
            <text:p>9029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0922" calcext:value-type="float">
            <text:p>9092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1242" calcext:value-type="float">
            <text:p>9124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1559" calcext:value-type="float">
            <text:p>9155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1902" calcext:value-type="float">
            <text:p>9190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2234" calcext:value-type="float">
            <text:p>9223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2544" calcext:value-type="float">
            <text:p>9254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2849" calcext:value-type="float">
            <text:p>9284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3147" calcext:value-type="float">
            <text:p>9314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3447" calcext:value-type="float">
            <text:p>9344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3748" calcext:value-type="float">
            <text:p>9374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4072" calcext:value-type="float">
            <text:p>9407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4398" calcext:value-type="float">
            <text:p>9439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4706" calcext:value-type="float">
            <text:p>9470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4991" calcext:value-type="float">
            <text:p>9499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5297" calcext:value-type="float">
            <text:p>9529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5611" calcext:value-type="float">
            <text:p>9561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5914" calcext:value-type="float">
            <text:p>9591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6228" calcext:value-type="float">
            <text:p>9622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6539" calcext:value-type="float">
            <text:p>9653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6852" calcext:value-type="float">
            <text:p>9685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7172" calcext:value-type="float">
            <text:p>9717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7484" calcext:value-type="float">
            <text:p>9748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7807" calcext:value-type="float">
            <text:p>9780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8124" calcext:value-type="float">
            <text:p>9812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8433" calcext:value-type="float">
            <text:p>9843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8744" calcext:value-type="float">
            <text:p>9874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9056" calcext:value-type="float">
            <text:p>9905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9370" calcext:value-type="float">
            <text:p>9937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99684" calcext:value-type="float">
            <text:p>9968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0002" calcext:value-type="float">
            <text:p>10000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0320" calcext:value-type="float">
            <text:p>10032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0636" calcext:value-type="float">
            <text:p>10063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0951" calcext:value-type="float">
            <text:p>10095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1265" calcext:value-type="float">
            <text:p>10126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1571" calcext:value-type="float">
            <text:p>10157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1862" calcext:value-type="float">
            <text:p>10186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2162" calcext:value-type="float">
            <text:p>10216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2469" calcext:value-type="float">
            <text:p>10246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2765" calcext:value-type="float">
            <text:p>10276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3064" calcext:value-type="float">
            <text:p>10306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3387" calcext:value-type="float">
            <text:p>10338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3716" calcext:value-type="float">
            <text:p>10371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4031" calcext:value-type="float">
            <text:p>10403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4350" calcext:value-type="float">
            <text:p>10435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4662" calcext:value-type="float">
            <text:p>10466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4989" calcext:value-type="float">
            <text:p>10498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5299" calcext:value-type="float">
            <text:p>10529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5594" calcext:value-type="float">
            <text:p>10559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5897" calcext:value-type="float">
            <text:p>10589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6207" calcext:value-type="float">
            <text:p>10620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6514" calcext:value-type="float">
            <text:p>10651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6827" calcext:value-type="float">
            <text:p>10682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7130" calcext:value-type="float">
            <text:p>10713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7435" calcext:value-type="float">
            <text:p>10743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7746" calcext:value-type="float">
            <text:p>10774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8057" calcext:value-type="float">
            <text:p>10805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8361" calcext:value-type="float">
            <text:p>10836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8666" calcext:value-type="float">
            <text:p>10866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8945" calcext:value-type="float">
            <text:p>10894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9228" calcext:value-type="float">
            <text:p>10922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9508" calcext:value-type="float">
            <text:p>10950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09784" calcext:value-type="float">
            <text:p>10978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0064" calcext:value-type="float">
            <text:p>11006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0344" calcext:value-type="float">
            <text:p>11034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0632" calcext:value-type="float">
            <text:p>11063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0914" calcext:value-type="float">
            <text:p>11091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1200" calcext:value-type="float">
            <text:p>11120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1484" calcext:value-type="float">
            <text:p>11148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1787" calcext:value-type="float">
            <text:p>11178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2077" calcext:value-type="float">
            <text:p>11207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2369" calcext:value-type="float">
            <text:p>11236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2661" calcext:value-type="float">
            <text:p>11266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2950" calcext:value-type="float">
            <text:p>11295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3243" calcext:value-type="float">
            <text:p>11324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3534" calcext:value-type="float">
            <text:p>11353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3826" calcext:value-type="float">
            <text:p>11382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4119" calcext:value-type="float">
            <text:p>11411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4406" calcext:value-type="float">
            <text:p>11440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4703" calcext:value-type="float">
            <text:p>11470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5005" calcext:value-type="float">
            <text:p>11500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5300" calcext:value-type="float">
            <text:p>11530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5647" calcext:value-type="float">
            <text:p>11564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5946" calcext:value-type="float">
            <text:p>11594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6241" calcext:value-type="float">
            <text:p>11624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6532" calcext:value-type="float">
            <text:p>11653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6832" calcext:value-type="float">
            <text:p>11683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7128" calcext:value-type="float">
            <text:p>11712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7459" calcext:value-type="float">
            <text:p>11745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7806" calcext:value-type="float">
            <text:p>11780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8149" calcext:value-type="float">
            <text:p>11814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8467" calcext:value-type="float">
            <text:p>11846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8785" calcext:value-type="float">
            <text:p>11878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9061" calcext:value-type="float">
            <text:p>119061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9372" calcext:value-type="float">
            <text:p>119372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9678" calcext:value-type="float">
            <text:p>11967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19976" calcext:value-type="float">
            <text:p>11997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20263" calcext:value-type="float">
            <text:p>12026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20556" calcext:value-type="float">
            <text:p>120556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20853" calcext:value-type="float">
            <text:p>12085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21147" calcext:value-type="float">
            <text:p>121147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21443" calcext:value-type="float">
            <text:p>121443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2" calcext:value-type="float">
            <text:p>3712502</text:p>
          </table:table-cell>
          <table:table-cell office:value-type="float" office:value="121749" calcext:value-type="float">
            <text:p>121749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78,8m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603" calcext:value-type="float">
            <text:p>1603</text:p>
          </table:table-cell>
          <table:table-cell office:value-type="float" office:value="77.8" calcext:value-type="float">
            <text:p>77.8</text:p>
          </table:table-cell>
          <table:table-cell office:value-type="float" office:value="0.3" calcext:value-type="float">
            <text:p>0.3</text:p>
          </table:table-cell>
          <table:table-cell office:value-type="float" office:value="112776" calcext:value-type="float">
            <text:p>1127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909" calcext:value-type="float">
            <text:p>1909</text:p>
          </table:table-cell>
          <table:table-cell office:value-type="float" office:value="99.9" calcext:value-type="float">
            <text:p>99.9</text:p>
          </table:table-cell>
          <table:table-cell office:value-type="float" office:value="0.5" calcext:value-type="float">
            <text:p>0.5</text:p>
          </table:table-cell>
          <table:table-cell office:value-type="float" office:value="151404" calcext:value-type="float">
            <text:p>1514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200" calcext:value-type="float">
            <text:p>2200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0956" calcext:value-type="float">
            <text:p>2009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547" calcext:value-type="float">
            <text:p>2547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5196" calcext:value-type="float">
            <text:p>2551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856" calcext:value-type="float">
            <text:p>2856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96096" calcext:value-type="float">
            <text:p>2960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170" calcext:value-type="float">
            <text:p>3170</text:p>
          </table:table-cell>
          <table:table-cell office:value-type="float" office:value="94.4" calcext:value-type="float">
            <text:p>94.4</text:p>
          </table:table-cell>
          <table:table-cell office:value-type="float" office:value="1.1" calcext:value-type="float">
            <text:p>1.1</text:p>
          </table:table-cell>
          <table:table-cell office:value-type="float" office:value="347424" calcext:value-type="float">
            <text:p>347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475" calcext:value-type="float">
            <text:p>3475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92000" calcext:value-type="float">
            <text:p>39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779" calcext:value-type="float">
            <text:p>3779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39364" calcext:value-type="float">
            <text:p>439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096" calcext:value-type="float">
            <text:p>4096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79548" calcext:value-type="float">
            <text:p>4795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372" calcext:value-type="float">
            <text:p>4372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28044" calcext:value-type="float">
            <text:p>5280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674" calcext:value-type="float">
            <text:p>4674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69480" calcext:value-type="float">
            <text:p>569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998" calcext:value-type="float">
            <text:p>4998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20600" calcext:value-type="float">
            <text:p>620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286" calcext:value-type="float">
            <text:p>5286</text:p>
          </table:table-cell>
          <table:table-cell office:value-type="float" office:value="94.4" calcext:value-type="float">
            <text:p>94.4</text:p>
          </table:table-cell>
          <table:table-cell office:value-type="float" office:value="2" calcext:value-type="float">
            <text:p>2</text:p>
          </table:table-cell>
          <table:table-cell office:value-type="float" office:value="670112" calcext:value-type="float">
            <text:p>670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577" calcext:value-type="float">
            <text:p>5577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17128" calcext:value-type="float">
            <text:p>7171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860" calcext:value-type="float">
            <text:p>5860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58312" calcext:value-type="float">
            <text:p>7583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152" calcext:value-type="float">
            <text:p>6152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04972" calcext:value-type="float">
            <text:p>8049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436" calcext:value-type="float">
            <text:p>6436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52324" calcext:value-type="float">
            <text:p>8523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735" calcext:value-type="float">
            <text:p>6735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92972" calcext:value-type="float">
            <text:p>8929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058" calcext:value-type="float">
            <text:p>7058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42492" calcext:value-type="float">
            <text:p>942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379" calcext:value-type="float">
            <text:p>7379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94380" calcext:value-type="float">
            <text:p>9943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676" calcext:value-type="float">
            <text:p>7676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962" calcext:value-type="float">
            <text:p>7962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239" calcext:value-type="float">
            <text:p>8239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511" calcext:value-type="float">
            <text:p>8511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795" calcext:value-type="float">
            <text:p>8795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105" calcext:value-type="float">
            <text:p>9105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403" calcext:value-type="float">
            <text:p>9403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723" calcext:value-type="float">
            <text:p>9723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010" calcext:value-type="float">
            <text:p>10010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280" calcext:value-type="float">
            <text:p>10280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562" calcext:value-type="float">
            <text:p>10562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851" calcext:value-type="float">
            <text:p>10851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151" calcext:value-type="float">
            <text:p>11151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453" calcext:value-type="float">
            <text:p>11453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735" calcext:value-type="float">
            <text:p>11735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2028" calcext:value-type="float">
            <text:p>12028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2311" calcext:value-type="float">
            <text:p>12311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2614" calcext:value-type="float">
            <text:p>12614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2882" calcext:value-type="float">
            <text:p>12882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3167" calcext:value-type="float">
            <text:p>13167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3463" calcext:value-type="float">
            <text:p>13463</text:p>
          </table:table-cell>
          <table:table-cell office:value-type="float" office:value="94.4" calcext:value-type="float">
            <text:p>94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3759" calcext:value-type="float">
            <text:p>13759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4101" calcext:value-type="float">
            <text:p>14101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4401" calcext:value-type="float">
            <text:p>14401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4718" calcext:value-type="float">
            <text:p>14718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5035" calcext:value-type="float">
            <text:p>15035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5335" calcext:value-type="float">
            <text:p>15335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5624" calcext:value-type="float">
            <text:p>15624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5920" calcext:value-type="float">
            <text:p>15920</text:p>
          </table:table-cell>
          <table:table-cell office:value-type="float" office:value="99.9" calcext:value-type="float">
            <text:p>99.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6229" calcext:value-type="float">
            <text:p>16229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6543" calcext:value-type="float">
            <text:p>16543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6871" calcext:value-type="float">
            <text:p>16871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7188" calcext:value-type="float">
            <text:p>17188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7504" calcext:value-type="float">
            <text:p>17504</text:p>
          </table:table-cell>
          <table:table-cell office:value-type="float" office:value="94.4" calcext:value-type="float">
            <text:p>94.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7833" calcext:value-type="float">
            <text:p>17833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8142" calcext:value-type="float">
            <text:p>18142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8450" calcext:value-type="float">
            <text:p>18450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8752" calcext:value-type="float">
            <text:p>18752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9053" calcext:value-type="float">
            <text:p>19053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9371" calcext:value-type="float">
            <text:p>19371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9677" calcext:value-type="float">
            <text:p>19677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9972" calcext:value-type="float">
            <text:p>19972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0294" calcext:value-type="float">
            <text:p>20294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0596" calcext:value-type="float">
            <text:p>20596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0905" calcext:value-type="float">
            <text:p>20905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1205" calcext:value-type="float">
            <text:p>21205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1510" calcext:value-type="float">
            <text:p>21510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1821" calcext:value-type="float">
            <text:p>21821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2168" calcext:value-type="float">
            <text:p>22168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2488" calcext:value-type="float">
            <text:p>22488</text:p>
          </table:table-cell>
          <table:table-cell office:value-type="float" office:value="99.9" calcext:value-type="float">
            <text:p>99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2819" calcext:value-type="float">
            <text:p>22819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3156" calcext:value-type="float">
            <text:p>23156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3468" calcext:value-type="float">
            <text:p>23468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3771" calcext:value-type="float">
            <text:p>23771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4079" calcext:value-type="float">
            <text:p>24079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4384" calcext:value-type="float">
            <text:p>24384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4690" calcext:value-type="float">
            <text:p>24690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4999" calcext:value-type="float">
            <text:p>24999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5311" calcext:value-type="float">
            <text:p>25311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5618" calcext:value-type="float">
            <text:p>25618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5931" calcext:value-type="float">
            <text:p>25931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6240" calcext:value-type="float">
            <text:p>26240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6571" calcext:value-type="float">
            <text:p>26571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6865" calcext:value-type="float">
            <text:p>26865</text:p>
          </table:table-cell>
          <table:table-cell office:value-type="float" office:value="99.9" calcext:value-type="float">
            <text:p>99.9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7181" calcext:value-type="float">
            <text:p>27181</text:p>
          </table:table-cell>
          <table:table-cell office:value-type="float" office:value="99.9" calcext:value-type="float">
            <text:p>99.9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7508" calcext:value-type="float">
            <text:p>27508</text:p>
          </table:table-cell>
          <table:table-cell office:value-type="float" office:value="99.9" calcext:value-type="float">
            <text:p>99.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7844" calcext:value-type="float">
            <text:p>27844</text:p>
          </table:table-cell>
          <table:table-cell office:value-type="float" office:value="99.9" calcext:value-type="float">
            <text:p>99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8194" calcext:value-type="float">
            <text:p>28194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8506" calcext:value-type="float">
            <text:p>28506</text:p>
          </table:table-cell>
          <table:table-cell office:value-type="float" office:value="99.9" calcext:value-type="float">
            <text:p>99.9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8797" calcext:value-type="float">
            <text:p>28797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9096" calcext:value-type="float">
            <text:p>29096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9393" calcext:value-type="float">
            <text:p>29393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29703" calcext:value-type="float">
            <text:p>29703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0030" calcext:value-type="float">
            <text:p>30030</text:p>
          </table:table-cell>
          <table:table-cell office:value-type="float" office:value="94.1" calcext:value-type="float">
            <text:p>94.1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0327" calcext:value-type="float">
            <text:p>30327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0627" calcext:value-type="float">
            <text:p>30627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0956" calcext:value-type="float">
            <text:p>30956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1267" calcext:value-type="float">
            <text:p>31267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1584" calcext:value-type="float">
            <text:p>31584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1908" calcext:value-type="float">
            <text:p>31908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2234" calcext:value-type="float">
            <text:p>32234</text:p>
          </table:table-cell>
          <table:table-cell office:value-type="float" office:value="94.4" calcext:value-type="float">
            <text:p>94.4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2576" calcext:value-type="float">
            <text:p>32576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2913" calcext:value-type="float">
            <text:p>32913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3227" calcext:value-type="float">
            <text:p>33227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3539" calcext:value-type="float">
            <text:p>33539</text:p>
          </table:table-cell>
          <table:table-cell office:value-type="float" office:value="99.9" calcext:value-type="float">
            <text:p>99.9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3838" calcext:value-type="float">
            <text:p>33838</text:p>
          </table:table-cell>
          <table:table-cell office:value-type="float" office:value="99.9" calcext:value-type="float">
            <text:p>99.9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4148" calcext:value-type="float">
            <text:p>34148</text:p>
          </table:table-cell>
          <table:table-cell office:value-type="float" office:value="99.9" calcext:value-type="float">
            <text:p>99.9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4451" calcext:value-type="float">
            <text:p>34451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4756" calcext:value-type="float">
            <text:p>34756</text:p>
          </table:table-cell>
          <table:table-cell office:value-type="float" office:value="94.4" calcext:value-type="float">
            <text:p>94.4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5032" calcext:value-type="float">
            <text:p>35032</text:p>
          </table:table-cell>
          <table:table-cell office:value-type="float" office:value="94.4" calcext:value-type="float">
            <text:p>94.4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5350" calcext:value-type="float">
            <text:p>35350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5646" calcext:value-type="float">
            <text:p>35646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5990" calcext:value-type="float">
            <text:p>35990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6271" calcext:value-type="float">
            <text:p>36271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6586" calcext:value-type="float">
            <text:p>36586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6904" calcext:value-type="float">
            <text:p>36904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7212" calcext:value-type="float">
            <text:p>37212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7518" calcext:value-type="float">
            <text:p>37518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7822" calcext:value-type="float">
            <text:p>37822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8128" calcext:value-type="float">
            <text:p>38128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8434" calcext:value-type="float">
            <text:p>38434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8741" calcext:value-type="float">
            <text:p>38741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9051" calcext:value-type="float">
            <text:p>39051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9357" calcext:value-type="float">
            <text:p>39357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9663" calcext:value-type="float">
            <text:p>39663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39969" calcext:value-type="float">
            <text:p>39969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0282" calcext:value-type="float">
            <text:p>40282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0585" calcext:value-type="float">
            <text:p>40585</text:p>
          </table:table-cell>
          <table:table-cell office:value-type="float" office:value="99.9" calcext:value-type="float">
            <text:p>99.9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0916" calcext:value-type="float">
            <text:p>40916</text:p>
          </table:table-cell>
          <table:table-cell office:value-type="float" office:value="99.9" calcext:value-type="float">
            <text:p>99.9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1218" calcext:value-type="float">
            <text:p>41218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1534" calcext:value-type="float">
            <text:p>41534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1853" calcext:value-type="float">
            <text:p>41853</text:p>
          </table:table-cell>
          <table:table-cell office:value-type="float" office:value="94.4" calcext:value-type="float">
            <text:p>94.4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2198" calcext:value-type="float">
            <text:p>42198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2531" calcext:value-type="float">
            <text:p>42531</text:p>
          </table:table-cell>
          <table:table-cell office:value-type="float" office:value="99.9" calcext:value-type="float">
            <text:p>99.9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2861" calcext:value-type="float">
            <text:p>42861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3151" calcext:value-type="float">
            <text:p>43151</text:p>
          </table:table-cell>
          <table:table-cell office:value-type="float" office:value="99.9" calcext:value-type="float">
            <text:p>99.9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3477" calcext:value-type="float">
            <text:p>43477</text:p>
          </table:table-cell>
          <table:table-cell office:value-type="float" office:value="99.9" calcext:value-type="float">
            <text:p>99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3796" calcext:value-type="float">
            <text:p>43796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4105" calcext:value-type="float">
            <text:p>44105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4411" calcext:value-type="float">
            <text:p>44411</text:p>
          </table:table-cell>
          <table:table-cell office:value-type="float" office:value="99.9" calcext:value-type="float">
            <text:p>99.9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3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4722" calcext:value-type="float">
            <text:p>44722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5027" calcext:value-type="float">
            <text:p>45027</text:p>
          </table:table-cell>
          <table:table-cell office:value-type="float" office:value="99.9" calcext:value-type="float">
            <text:p>99.9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5333" calcext:value-type="float">
            <text:p>45333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5643" calcext:value-type="float">
            <text:p>45643</text:p>
          </table:table-cell>
          <table:table-cell office:value-type="float" office:value="99.9" calcext:value-type="float">
            <text:p>99.9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5951" calcext:value-type="float">
            <text:p>45951</text:p>
          </table:table-cell>
          <table:table-cell office:value-type="float" office:value="94.4" calcext:value-type="float">
            <text:p>94.4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6251" calcext:value-type="float">
            <text:p>46251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6553" calcext:value-type="float">
            <text:p>46553</text:p>
          </table:table-cell>
          <table:table-cell office:value-type="float" office:value="99.9" calcext:value-type="float">
            <text:p>99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6862" calcext:value-type="float">
            <text:p>46862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7162" calcext:value-type="float">
            <text:p>47162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7469" calcext:value-type="float">
            <text:p>47469</text:p>
          </table:table-cell>
          <table:table-cell office:value-type="float" office:value="99.9" calcext:value-type="float">
            <text:p>99.9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7778" calcext:value-type="float">
            <text:p>47778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8082" calcext:value-type="float">
            <text:p>48082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8377" calcext:value-type="float">
            <text:p>48377</text:p>
          </table:table-cell>
          <table:table-cell office:value-type="float" office:value="99.9" calcext:value-type="float">
            <text:p>99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8675" calcext:value-type="float">
            <text:p>48675</text:p>
          </table:table-cell>
          <table:table-cell office:value-type="float" office:value="94.4" calcext:value-type="float">
            <text:p>94.4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8969" calcext:value-type="float">
            <text:p>48969</text:p>
          </table:table-cell>
          <table:table-cell office:value-type="float" office:value="99.9" calcext:value-type="float">
            <text:p>99.9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9265" calcext:value-type="float">
            <text:p>49265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9571" calcext:value-type="float">
            <text:p>49571</text:p>
          </table:table-cell>
          <table:table-cell office:value-type="float" office:value="99.9" calcext:value-type="float">
            <text:p>99.9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49879" calcext:value-type="float">
            <text:p>49879</text:p>
          </table:table-cell>
          <table:table-cell office:value-type="float" office:value="99.9" calcext:value-type="float">
            <text:p>99.9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0193" calcext:value-type="float">
            <text:p>50193</text:p>
          </table:table-cell>
          <table:table-cell office:value-type="float" office:value="99.9" calcext:value-type="float">
            <text:p>99.9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0494" calcext:value-type="float">
            <text:p>50494</text:p>
          </table:table-cell>
          <table:table-cell office:value-type="float" office:value="94.4" calcext:value-type="float">
            <text:p>94.4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0803" calcext:value-type="float">
            <text:p>50803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1104" calcext:value-type="float">
            <text:p>51104</text:p>
          </table:table-cell>
          <table:table-cell office:value-type="float" office:value="99.9" calcext:value-type="float">
            <text:p>99.9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1427" calcext:value-type="float">
            <text:p>51427</text:p>
          </table:table-cell>
          <table:table-cell office:value-type="float" office:value="99.9" calcext:value-type="float">
            <text:p>99.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1746" calcext:value-type="float">
            <text:p>51746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2081" calcext:value-type="float">
            <text:p>52081</text:p>
          </table:table-cell>
          <table:table-cell office:value-type="float" office:value="99.9" calcext:value-type="float">
            <text:p>99.9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2424" calcext:value-type="float">
            <text:p>52424</text:p>
          </table:table-cell>
          <table:table-cell office:value-type="float" office:value="99.9" calcext:value-type="float">
            <text:p>99.9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4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2743" calcext:value-type="float">
            <text:p>52743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3040" calcext:value-type="float">
            <text:p>53040</text:p>
          </table:table-cell>
          <table:table-cell office:value-type="float" office:value="99.9" calcext:value-type="float">
            <text:p>99.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3334" calcext:value-type="float">
            <text:p>53334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3636" calcext:value-type="float">
            <text:p>53636</text:p>
          </table:table-cell>
          <table:table-cell office:value-type="float" office:value="99.9" calcext:value-type="float">
            <text:p>99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3926" calcext:value-type="float">
            <text:p>53926</text:p>
          </table:table-cell>
          <table:table-cell office:value-type="float" office:value="99.9" calcext:value-type="float">
            <text:p>99.9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4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4222" calcext:value-type="float">
            <text:p>54222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4522" calcext:value-type="float">
            <text:p>54522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4832" calcext:value-type="float">
            <text:p>54832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5133" calcext:value-type="float">
            <text:p>55133</text:p>
          </table:table-cell>
          <table:table-cell office:value-type="float" office:value="99.9" calcext:value-type="float">
            <text:p>99.9</text:p>
          </table:table-cell>
          <table:table-cell office:value-type="float" office:value="14.7" calcext:value-type="float">
            <text:p>14.7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5414" calcext:value-type="float">
            <text:p>55414</text:p>
          </table:table-cell>
          <table:table-cell office:value-type="float" office:value="99.9" calcext:value-type="float">
            <text:p>99.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5723" calcext:value-type="float">
            <text:p>55723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6005" calcext:value-type="float">
            <text:p>56005</text:p>
          </table:table-cell>
          <table:table-cell office:value-type="float" office:value="99.9" calcext:value-type="float">
            <text:p>99.9</text:p>
          </table:table-cell>
          <table:table-cell office:value-type="float" office:value="14.9" calcext:value-type="float">
            <text:p>14.9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6322" calcext:value-type="float">
            <text:p>56322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6627" calcext:value-type="float">
            <text:p>56627</text:p>
          </table:table-cell>
          <table:table-cell office:value-type="float" office:value="99.9" calcext:value-type="float">
            <text:p>99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6934" calcext:value-type="float">
            <text:p>56934</text:p>
          </table:table-cell>
          <table:table-cell office:value-type="float" office:value="99.9" calcext:value-type="float">
            <text:p>99.9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7239" calcext:value-type="float">
            <text:p>57239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7525" calcext:value-type="float">
            <text:p>57525</text:p>
          </table:table-cell>
          <table:table-cell office:value-type="float" office:value="99.9" calcext:value-type="float">
            <text:p>99.9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7805" calcext:value-type="float">
            <text:p>57805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8080" calcext:value-type="float">
            <text:p>58080</text:p>
          </table:table-cell>
          <table:table-cell office:value-type="float" office:value="99.9" calcext:value-type="float">
            <text:p>99.9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8353" calcext:value-type="float">
            <text:p>58353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8658" calcext:value-type="float">
            <text:p>58658</text:p>
          </table:table-cell>
          <table:table-cell office:value-type="float" office:value="99.9" calcext:value-type="float">
            <text:p>99.9</text:p>
          </table:table-cell>
          <table:table-cell office:value-type="float" office:value="15.4" calcext:value-type="float">
            <text:p>15.4</text:p>
          </table:table-cell>
          <table:table-cell office:value-type="string" calcext:value-type="string">
            <text:p>4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8963" calcext:value-type="float">
            <text:p>58963</text:p>
          </table:table-cell>
          <table:table-cell office:value-type="float" office:value="99.9" calcext:value-type="float">
            <text:p>99.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9272" calcext:value-type="float">
            <text:p>59272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9595" calcext:value-type="float">
            <text:p>59595</text:p>
          </table:table-cell>
          <table:table-cell office:value-type="float" office:value="99.9" calcext:value-type="float">
            <text:p>99.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59907" calcext:value-type="float">
            <text:p>59907</text:p>
          </table:table-cell>
          <table:table-cell office:value-type="float" office:value="99.9" calcext:value-type="float">
            <text:p>99.9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0209" calcext:value-type="float">
            <text:p>60209</text:p>
          </table:table-cell>
          <table:table-cell office:value-type="float" office:value="99.9" calcext:value-type="float">
            <text:p>99.9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4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0519" calcext:value-type="float">
            <text:p>60519</text:p>
          </table:table-cell>
          <table:table-cell office:value-type="float" office:value="99.9" calcext:value-type="float">
            <text:p>99.9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0829" calcext:value-type="float">
            <text:p>60829</text:p>
          </table:table-cell>
          <table:table-cell office:value-type="float" office:value="99.9" calcext:value-type="float">
            <text:p>99.9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1135" calcext:value-type="float">
            <text:p>61135</text:p>
          </table:table-cell>
          <table:table-cell office:value-type="float" office:value="94.4" calcext:value-type="float">
            <text:p>94.4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1459" calcext:value-type="float">
            <text:p>61459</text:p>
          </table:table-cell>
          <table:table-cell office:value-type="float" office:value="99.9" calcext:value-type="float">
            <text:p>99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1781" calcext:value-type="float">
            <text:p>61781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2103" calcext:value-type="float">
            <text:p>62103</text:p>
          </table:table-cell>
          <table:table-cell office:value-type="float" office:value="99.9" calcext:value-type="float">
            <text:p>99.9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2413" calcext:value-type="float">
            <text:p>62413</text:p>
          </table:table-cell>
          <table:table-cell office:value-type="float" office:value="99.9" calcext:value-type="float">
            <text:p>99.9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2713" calcext:value-type="float">
            <text:p>62713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3011" calcext:value-type="float">
            <text:p>63011</text:p>
          </table:table-cell>
          <table:table-cell office:value-type="float" office:value="99.9" calcext:value-type="float">
            <text:p>99.9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3305" calcext:value-type="float">
            <text:p>63305</text:p>
          </table:table-cell>
          <table:table-cell office:value-type="float" office:value="94.4" calcext:value-type="float">
            <text:p>94.4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3605" calcext:value-type="float">
            <text:p>63605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3925" calcext:value-type="float">
            <text:p>63925</text:p>
          </table:table-cell>
          <table:table-cell office:value-type="float" office:value="99.9" calcext:value-type="float">
            <text:p>99.9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4234" calcext:value-type="float">
            <text:p>64234</text:p>
          </table:table-cell>
          <table:table-cell office:value-type="float" office:value="94.4" calcext:value-type="float">
            <text:p>94.4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4539" calcext:value-type="float">
            <text:p>64539</text:p>
          </table:table-cell>
          <table:table-cell office:value-type="float" office:value="99.9" calcext:value-type="float">
            <text:p>99.9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4858" calcext:value-type="float">
            <text:p>64858</text:p>
          </table:table-cell>
          <table:table-cell office:value-type="float" office:value="99.9" calcext:value-type="float">
            <text:p>99.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5141" calcext:value-type="float">
            <text:p>65141</text:p>
          </table:table-cell>
          <table:table-cell office:value-type="float" office:value="99.9" calcext:value-type="float">
            <text:p>99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5428" calcext:value-type="float">
            <text:p>65428</text:p>
          </table:table-cell>
          <table:table-cell office:value-type="float" office:value="99.9" calcext:value-type="float">
            <text:p>99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5717" calcext:value-type="float">
            <text:p>65717</text:p>
          </table:table-cell>
          <table:table-cell office:value-type="float" office:value="99.9" calcext:value-type="float">
            <text:p>99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6037" calcext:value-type="float">
            <text:p>66037</text:p>
          </table:table-cell>
          <table:table-cell office:value-type="float" office:value="99.9" calcext:value-type="float">
            <text:p>99.9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6365" calcext:value-type="float">
            <text:p>66365</text:p>
          </table:table-cell>
          <table:table-cell office:value-type="float" office:value="94.4" calcext:value-type="float">
            <text:p>94.4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5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6702" calcext:value-type="float">
            <text:p>66702</text:p>
          </table:table-cell>
          <table:table-cell office:value-type="float" office:value="99.9" calcext:value-type="float">
            <text:p>99.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7019" calcext:value-type="float">
            <text:p>67019</text:p>
          </table:table-cell>
          <table:table-cell office:value-type="float" office:value="99.9" calcext:value-type="float">
            <text:p>99.9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7313" calcext:value-type="float">
            <text:p>67313</text:p>
          </table:table-cell>
          <table:table-cell office:value-type="float" office:value="94.4" calcext:value-type="float">
            <text:p>94.4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7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7600" calcext:value-type="float">
            <text:p>67600</text:p>
          </table:table-cell>
          <table:table-cell office:value-type="float" office:value="99.9" calcext:value-type="float">
            <text:p>99.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7885" calcext:value-type="float">
            <text:p>67885</text:p>
          </table:table-cell>
          <table:table-cell office:value-type="float" office:value="94.4" calcext:value-type="float">
            <text:p>94.4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7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8199" calcext:value-type="float">
            <text:p>68199</text:p>
          </table:table-cell>
          <table:table-cell office:value-type="float" office:value="99.9" calcext:value-type="float">
            <text:p>99.9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8525" calcext:value-type="float">
            <text:p>68525</text:p>
          </table:table-cell>
          <table:table-cell office:value-type="float" office:value="99.9" calcext:value-type="float">
            <text:p>99.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8827" calcext:value-type="float">
            <text:p>68827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9116" calcext:value-type="float">
            <text:p>69116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9402" calcext:value-type="float">
            <text:p>69402</text:p>
          </table:table-cell>
          <table:table-cell office:value-type="float" office:value="94.4" calcext:value-type="float">
            <text:p>94.4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9707" calcext:value-type="float">
            <text:p>69707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69996" calcext:value-type="float">
            <text:p>69996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0287" calcext:value-type="float">
            <text:p>70287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0573" calcext:value-type="float">
            <text:p>70573</text:p>
          </table:table-cell>
          <table:table-cell office:value-type="float" office:value="94.4" calcext:value-type="float">
            <text:p>94.4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0858" calcext:value-type="float">
            <text:p>70858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1179" calcext:value-type="float">
            <text:p>71179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1484" calcext:value-type="float">
            <text:p>71484</text:p>
          </table:table-cell>
          <table:table-cell office:value-type="float" office:value="99.9" calcext:value-type="float">
            <text:p>99.9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1796" calcext:value-type="float">
            <text:p>71796</text:p>
          </table:table-cell>
          <table:table-cell office:value-type="float" office:value="99.9" calcext:value-type="float">
            <text:p>99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2098" calcext:value-type="float">
            <text:p>72098</text:p>
          </table:table-cell>
          <table:table-cell office:value-type="float" office:value="94.1" calcext:value-type="float">
            <text:p>94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2390" calcext:value-type="float">
            <text:p>72390</text:p>
          </table:table-cell>
          <table:table-cell office:value-type="float" office:value="99.9" calcext:value-type="float">
            <text:p>99.9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7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2681" calcext:value-type="float">
            <text:p>72681</text:p>
          </table:table-cell>
          <table:table-cell office:value-type="float" office:value="94.4" calcext:value-type="float">
            <text:p>94.4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8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2980" calcext:value-type="float">
            <text:p>72980</text:p>
          </table:table-cell>
          <table:table-cell office:value-type="float" office:value="99.9" calcext:value-type="float">
            <text:p>99.9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8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3277" calcext:value-type="float">
            <text:p>73277</text:p>
          </table:table-cell>
          <table:table-cell office:value-type="float" office:value="99.9" calcext:value-type="float">
            <text:p>99.9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3567" calcext:value-type="float">
            <text:p>73567</text:p>
          </table:table-cell>
          <table:table-cell office:value-type="float" office:value="99.9" calcext:value-type="float">
            <text:p>99.9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7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3851" calcext:value-type="float">
            <text:p>73851</text:p>
          </table:table-cell>
          <table:table-cell office:value-type="float" office:value="99.9" calcext:value-type="float">
            <text:p>99.9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4153" calcext:value-type="float">
            <text:p>74153</text:p>
          </table:table-cell>
          <table:table-cell office:value-type="float" office:value="99.9" calcext:value-type="float">
            <text:p>99.9</text:p>
          </table:table-cell>
          <table:table-cell office:value-type="float" office:value="19.7" calcext:value-type="float">
            <text:p>19.7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4446" calcext:value-type="float">
            <text:p>74446</text:p>
          </table:table-cell>
          <table:table-cell office:value-type="float" office:value="99.9" calcext:value-type="float">
            <text:p>99.9</text:p>
          </table:table-cell>
          <table:table-cell office:value-type="float" office:value="22.2" calcext:value-type="float">
            <text:p>22.2</text:p>
          </table:table-cell>
          <table:table-cell office:value-type="string" calcext:value-type="string">
            <text:p>6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4739" calcext:value-type="float">
            <text:p>74739</text:p>
          </table:table-cell>
          <table:table-cell office:value-type="float" office:value="99.9" calcext:value-type="float">
            <text:p>99.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5026" calcext:value-type="float">
            <text:p>75026</text:p>
          </table:table-cell>
          <table:table-cell office:value-type="float" office:value="99.9" calcext:value-type="float">
            <text:p>99.9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5316" calcext:value-type="float">
            <text:p>75316</text:p>
          </table:table-cell>
          <table:table-cell office:value-type="float" office:value="99.9" calcext:value-type="float">
            <text:p>99.9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5637" calcext:value-type="float">
            <text:p>75637</text:p>
          </table:table-cell>
          <table:table-cell office:value-type="float" office:value="99.9" calcext:value-type="float">
            <text:p>99.9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5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5949" calcext:value-type="float">
            <text:p>75949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6252" calcext:value-type="float">
            <text:p>76252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6555" calcext:value-type="float">
            <text:p>76555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6861" calcext:value-type="float">
            <text:p>76861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7161" calcext:value-type="float">
            <text:p>77161</text:p>
          </table:table-cell>
          <table:table-cell office:value-type="float" office:value="99.9" calcext:value-type="float">
            <text:p>99.9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7461" calcext:value-type="float">
            <text:p>77461</text:p>
          </table:table-cell>
          <table:table-cell office:value-type="float" office:value="99.9" calcext:value-type="float">
            <text:p>99.9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7783" calcext:value-type="float">
            <text:p>77783</text:p>
          </table:table-cell>
          <table:table-cell office:value-type="float" office:value="94.4" calcext:value-type="float">
            <text:p>94.4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5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8092" calcext:value-type="float">
            <text:p>78092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8409" calcext:value-type="float">
            <text:p>78409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8719" calcext:value-type="float">
            <text:p>78719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9019" calcext:value-type="float">
            <text:p>79019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9323" calcext:value-type="float">
            <text:p>79323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9626" calcext:value-type="float">
            <text:p>79626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79939" calcext:value-type="float">
            <text:p>79939</text:p>
          </table:table-cell>
          <table:table-cell office:value-type="float" office:value="99.9" calcext:value-type="float">
            <text:p>99.9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5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0247" calcext:value-type="float">
            <text:p>80247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0551" calcext:value-type="float">
            <text:p>80551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0854" calcext:value-type="float">
            <text:p>80854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1159" calcext:value-type="float">
            <text:p>81159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1464" calcext:value-type="float">
            <text:p>81464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1774" calcext:value-type="float">
            <text:p>81774</text:p>
          </table:table-cell>
          <table:table-cell office:value-type="float" office:value="99.9" calcext:value-type="float">
            <text:p>99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6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2086" calcext:value-type="float">
            <text:p>82086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2392" calcext:value-type="float">
            <text:p>82392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2695" calcext:value-type="float">
            <text:p>82695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2998" calcext:value-type="float">
            <text:p>82998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3300" calcext:value-type="float">
            <text:p>83300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3601" calcext:value-type="float">
            <text:p>83601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3907" calcext:value-type="float">
            <text:p>83907</text:p>
          </table:table-cell>
          <table:table-cell office:value-type="float" office:value="99.9" calcext:value-type="float">
            <text:p>99.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6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4214" calcext:value-type="float">
            <text:p>84214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4526" calcext:value-type="float">
            <text:p>84526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4832" calcext:value-type="float">
            <text:p>84832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5139" calcext:value-type="float">
            <text:p>85139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5442" calcext:value-type="float">
            <text:p>85442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5745" calcext:value-type="float">
            <text:p>85745</text:p>
          </table:table-cell>
          <table:table-cell office:value-type="float" office:value="99.9" calcext:value-type="float">
            <text:p>99.9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6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6051" calcext:value-type="float">
            <text:p>86051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6357" calcext:value-type="float">
            <text:p>86357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6664" calcext:value-type="float">
            <text:p>86664</text:p>
          </table:table-cell>
          <table:table-cell office:value-type="float" office:value="94.4" calcext:value-type="float">
            <text:p>94.4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6971" calcext:value-type="float">
            <text:p>86971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7287" calcext:value-type="float">
            <text:p>87287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7596" calcext:value-type="float">
            <text:p>87596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7910" calcext:value-type="float">
            <text:p>87910</text:p>
          </table:table-cell>
          <table:table-cell office:value-type="float" office:value="99.9" calcext:value-type="float">
            <text:p>99.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6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8217" calcext:value-type="float">
            <text:p>88217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8509" calcext:value-type="float">
            <text:p>88509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8796" calcext:value-type="float">
            <text:p>88796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9098" calcext:value-type="float">
            <text:p>89098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9411" calcext:value-type="float">
            <text:p>89411</text:p>
          </table:table-cell>
          <table:table-cell office:value-type="float" office:value="94.4" calcext:value-type="float">
            <text:p>94.4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89722" calcext:value-type="float">
            <text:p>89722</text:p>
          </table:table-cell>
          <table:table-cell office:value-type="float" office:value="99.9" calcext:value-type="float">
            <text:p>99.9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6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0012" calcext:value-type="float">
            <text:p>90012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0297" calcext:value-type="float">
            <text:p>90297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0600" calcext:value-type="float">
            <text:p>90600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0922" calcext:value-type="float">
            <text:p>90922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1242" calcext:value-type="float">
            <text:p>91242</text:p>
          </table:table-cell>
          <table:table-cell office:value-type="float" office:value="94.4" calcext:value-type="float">
            <text:p>94.4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1559" calcext:value-type="float">
            <text:p>91559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1902" calcext:value-type="float">
            <text:p>91902</text:p>
          </table:table-cell>
          <table:table-cell office:value-type="float" office:value="99.9" calcext:value-type="float">
            <text:p>99.9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6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2234" calcext:value-type="float">
            <text:p>92234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2544" calcext:value-type="float">
            <text:p>92544</text:p>
          </table:table-cell>
          <table:table-cell office:value-type="float" office:value="94.4" calcext:value-type="float">
            <text:p>94.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2849" calcext:value-type="float">
            <text:p>92849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3147" calcext:value-type="float">
            <text:p>93147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3447" calcext:value-type="float">
            <text:p>93447</text:p>
          </table:table-cell>
          <table:table-cell office:value-type="float" office:value="99.9" calcext:value-type="float">
            <text:p>99.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3748" calcext:value-type="float">
            <text:p>93748</text:p>
          </table:table-cell>
          <table:table-cell office:value-type="float" office:value="99.9" calcext:value-type="float">
            <text:p>99.9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6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4072" calcext:value-type="float">
            <text:p>94072</text:p>
          </table:table-cell>
          <table:table-cell office:value-type="float" office:value="94.4" calcext:value-type="float">
            <text:p>94.4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7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4398" calcext:value-type="float">
            <text:p>94398</text:p>
          </table:table-cell>
          <table:table-cell office:value-type="float" office:value="99.9" calcext:value-type="float">
            <text:p>99.9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7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4706" calcext:value-type="float">
            <text:p>94706</text:p>
          </table:table-cell>
          <table:table-cell office:value-type="float" office:value="99.9" calcext:value-type="float">
            <text:p>99.9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4991" calcext:value-type="float">
            <text:p>94991</text:p>
          </table:table-cell>
          <table:table-cell office:value-type="float" office:value="99.9" calcext:value-type="float">
            <text:p>99.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7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5297" calcext:value-type="float">
            <text:p>95297</text:p>
          </table:table-cell>
          <table:table-cell office:value-type="float" office:value="99.9" calcext:value-type="float">
            <text:p>99.9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8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5611" calcext:value-type="float">
            <text:p>95611</text:p>
          </table:table-cell>
          <table:table-cell office:value-type="float" office:value="99.9" calcext:value-type="float">
            <text:p>99.9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5914" calcext:value-type="float">
            <text:p>95914</text:p>
          </table:table-cell>
          <table:table-cell office:value-type="float" office:value="94.4" calcext:value-type="float">
            <text:p>94.4</text:p>
          </table:table-cell>
          <table:table-cell office:value-type="float" office:value="29.9" calcext:value-type="float">
            <text:p>29.9</text:p>
          </table:table-cell>
          <table:table-cell office:value-type="string" calcext:value-type="string">
            <text:p>9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6228" calcext:value-type="float">
            <text:p>96228</text:p>
          </table:table-cell>
          <table:table-cell office:value-type="float" office:value="99.9" calcext:value-type="float">
            <text:p>99.9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6539" calcext:value-type="float">
            <text:p>96539</text:p>
          </table:table-cell>
          <table:table-cell office:value-type="float" office:value="99.9" calcext:value-type="float">
            <text:p>99.9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6852" calcext:value-type="float">
            <text:p>96852</text:p>
          </table:table-cell>
          <table:table-cell office:value-type="float" office:value="99.9" calcext:value-type="float">
            <text:p>99.9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10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7172" calcext:value-type="float">
            <text:p>97172</text:p>
          </table:table-cell>
          <table:table-cell office:value-type="float" office:value="99.9" calcext:value-type="float">
            <text:p>99.9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1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7484" calcext:value-type="float">
            <text:p>97484</text:p>
          </table:table-cell>
          <table:table-cell office:value-type="float" office:value="99.9" calcext:value-type="float">
            <text:p>99.9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9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7807" calcext:value-type="float">
            <text:p>97807</text:p>
          </table:table-cell>
          <table:table-cell office:value-type="float" office:value="99.9" calcext:value-type="float">
            <text:p>99.9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8124" calcext:value-type="float">
            <text:p>98124</text:p>
          </table:table-cell>
          <table:table-cell office:value-type="float" office:value="99.9" calcext:value-type="float">
            <text:p>99.9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8433" calcext:value-type="float">
            <text:p>98433</text:p>
          </table:table-cell>
          <table:table-cell office:value-type="float" office:value="94.4" calcext:value-type="float">
            <text:p>94.4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10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8744" calcext:value-type="float">
            <text:p>98744</text:p>
          </table:table-cell>
          <table:table-cell office:value-type="float" office:value="99.9" calcext:value-type="float">
            <text:p>99.9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10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9056" calcext:value-type="float">
            <text:p>99056</text:p>
          </table:table-cell>
          <table:table-cell office:value-type="float" office:value="99.9" calcext:value-type="float">
            <text:p>99.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9370" calcext:value-type="float">
            <text:p>99370</text:p>
          </table:table-cell>
          <table:table-cell office:value-type="float" office:value="99.9" calcext:value-type="float">
            <text:p>99.9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1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99684" calcext:value-type="float">
            <text:p>99684</text:p>
          </table:table-cell>
          <table:table-cell office:value-type="float" office:value="94.4" calcext:value-type="float">
            <text:p>94.4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1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0002" calcext:value-type="float">
            <text:p>100002</text:p>
          </table:table-cell>
          <table:table-cell office:value-type="float" office:value="99.9" calcext:value-type="float">
            <text:p>99.9</text:p>
          </table:table-cell>
          <table:table-cell office:value-type="float" office:value="37.3" calcext:value-type="float">
            <text:p>37.3</text:p>
          </table:table-cell>
          <table:table-cell office:value-type="string" calcext:value-type="string">
            <text:p>1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0320" calcext:value-type="float">
            <text:p>100320</text:p>
          </table:table-cell>
          <table:table-cell office:value-type="float" office:value="99.9" calcext:value-type="float">
            <text:p>99.9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1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0636" calcext:value-type="float">
            <text:p>100636</text:p>
          </table:table-cell>
          <table:table-cell office:value-type="float" office:value="99.9" calcext:value-type="float">
            <text:p>99.9</text:p>
          </table:table-cell>
          <table:table-cell office:value-type="float" office:value="43.3" calcext:value-type="float">
            <text:p>43.3</text:p>
          </table:table-cell>
          <table:table-cell office:value-type="string" calcext:value-type="string">
            <text:p>1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0951" calcext:value-type="float">
            <text:p>100951</text:p>
          </table:table-cell>
          <table:table-cell office:value-type="float" office:value="99.9" calcext:value-type="float">
            <text:p>99.9</text:p>
          </table:table-cell>
          <table:table-cell office:value-type="float" office:value="37.3" calcext:value-type="float">
            <text:p>37.3</text:p>
          </table:table-cell>
          <table:table-cell office:value-type="string" calcext:value-type="string">
            <text:p>1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1265" calcext:value-type="float">
            <text:p>101265</text:p>
          </table:table-cell>
          <table:table-cell office:value-type="float" office:value="99.9" calcext:value-type="float">
            <text:p>99.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1571" calcext:value-type="float">
            <text:p>101571</text:p>
          </table:table-cell>
          <table:table-cell office:value-type="float" office:value="99.9" calcext:value-type="float">
            <text:p>99.9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1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1862" calcext:value-type="float">
            <text:p>101862</text:p>
          </table:table-cell>
          <table:table-cell office:value-type="float" office:value="94.4" calcext:value-type="float">
            <text:p>94.4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1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2162" calcext:value-type="float">
            <text:p>102162</text:p>
          </table:table-cell>
          <table:table-cell office:value-type="float" office:value="99.9" calcext:value-type="float">
            <text:p>99.9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14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2469" calcext:value-type="float">
            <text:p>102469</text:p>
          </table:table-cell>
          <table:table-cell office:value-type="float" office:value="99.9" calcext:value-type="float">
            <text:p>99.9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1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2765" calcext:value-type="float">
            <text:p>102765</text:p>
          </table:table-cell>
          <table:table-cell office:value-type="float" office:value="94.4" calcext:value-type="float">
            <text:p>94.4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1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3064" calcext:value-type="float">
            <text:p>103064</text:p>
          </table:table-cell>
          <table:table-cell office:value-type="float" office:value="99.9" calcext:value-type="float">
            <text:p>99.9</text:p>
          </table:table-cell>
          <table:table-cell office:value-type="float" office:value="38.3" calcext:value-type="float">
            <text:p>38.3</text:p>
          </table:table-cell>
          <table:table-cell office:value-type="string" calcext:value-type="string">
            <text:p>1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3387" calcext:value-type="float">
            <text:p>103387</text:p>
          </table:table-cell>
          <table:table-cell office:value-type="float" office:value="99.9" calcext:value-type="float">
            <text:p>99.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3716" calcext:value-type="float">
            <text:p>103716</text:p>
          </table:table-cell>
          <table:table-cell office:value-type="float" office:value="99.9" calcext:value-type="float">
            <text:p>99.9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1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4031" calcext:value-type="float">
            <text:p>104031</text:p>
          </table:table-cell>
          <table:table-cell office:value-type="float" office:value="99.9" calcext:value-type="float">
            <text:p>99.9</text:p>
          </table:table-cell>
          <table:table-cell office:value-type="float" office:value="39.3" calcext:value-type="float">
            <text:p>39.3</text:p>
          </table:table-cell>
          <table:table-cell office:value-type="string" calcext:value-type="string">
            <text:p>1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4350" calcext:value-type="float">
            <text:p>104350</text:p>
          </table:table-cell>
          <table:table-cell office:value-type="float" office:value="99.9" calcext:value-type="float">
            <text:p>99.9</text:p>
          </table:table-cell>
          <table:table-cell office:value-type="float" office:value="37.3" calcext:value-type="float">
            <text:p>37.3</text:p>
          </table:table-cell>
          <table:table-cell office:value-type="string" calcext:value-type="string">
            <text:p>1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4662" calcext:value-type="float">
            <text:p>104662</text:p>
          </table:table-cell>
          <table:table-cell office:value-type="float" office:value="99.9" calcext:value-type="float">
            <text:p>99.9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9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4989" calcext:value-type="float">
            <text:p>104989</text:p>
          </table:table-cell>
          <table:table-cell office:value-type="float" office:value="99.9" calcext:value-type="float">
            <text:p>99.9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5299" calcext:value-type="float">
            <text:p>105299</text:p>
          </table:table-cell>
          <table:table-cell office:value-type="float" office:value="99.9" calcext:value-type="float">
            <text:p>99.9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8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5594" calcext:value-type="float">
            <text:p>105594</text:p>
          </table:table-cell>
          <table:table-cell office:value-type="float" office:value="94.4" calcext:value-type="float">
            <text:p>94.4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5897" calcext:value-type="float">
            <text:p>105897</text:p>
          </table:table-cell>
          <table:table-cell office:value-type="float" office:value="99.9" calcext:value-type="float">
            <text:p>99.9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8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6207" calcext:value-type="float">
            <text:p>106207</text:p>
          </table:table-cell>
          <table:table-cell office:value-type="float" office:value="99.9" calcext:value-type="float">
            <text:p>99.9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8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6514" calcext:value-type="float">
            <text:p>106514</text:p>
          </table:table-cell>
          <table:table-cell office:value-type="float" office:value="94.4" calcext:value-type="float">
            <text:p>94.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6827" calcext:value-type="float">
            <text:p>106827</text:p>
          </table:table-cell>
          <table:table-cell office:value-type="float" office:value="99.9" calcext:value-type="float">
            <text:p>99.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7130" calcext:value-type="float">
            <text:p>107130</text:p>
          </table:table-cell>
          <table:table-cell office:value-type="float" office:value="99.9" calcext:value-type="float">
            <text:p>99.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7435" calcext:value-type="float">
            <text:p>107435</text:p>
          </table:table-cell>
          <table:table-cell office:value-type="float" office:value="99.9" calcext:value-type="float">
            <text:p>99.9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8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7746" calcext:value-type="float">
            <text:p>107746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8057" calcext:value-type="float">
            <text:p>108057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8361" calcext:value-type="float">
            <text:p>108361</text:p>
          </table:table-cell>
          <table:table-cell office:value-type="float" office:value="99.9" calcext:value-type="float">
            <text:p>99.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8666" calcext:value-type="float">
            <text:p>108666</text:p>
          </table:table-cell>
          <table:table-cell office:value-type="float" office:value="99.9" calcext:value-type="float">
            <text:p>99.9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8945" calcext:value-type="float">
            <text:p>108945</text:p>
          </table:table-cell>
          <table:table-cell office:value-type="float" office:value="99.9" calcext:value-type="float">
            <text:p>99.9</text:p>
          </table:table-cell>
          <table:table-cell office:value-type="float" office:value="29.3" calcext:value-type="float">
            <text:p>29.3</text:p>
          </table:table-cell>
          <table:table-cell office:value-type="string" calcext:value-type="string">
            <text:p>9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9228" calcext:value-type="float">
            <text:p>109228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9508" calcext:value-type="float">
            <text:p>109508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09784" calcext:value-type="float">
            <text:p>109784</text:p>
          </table:table-cell>
          <table:table-cell office:value-type="float" office:value="94.4" calcext:value-type="float">
            <text:p>94.4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0064" calcext:value-type="float">
            <text:p>110064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0344" calcext:value-type="float">
            <text:p>110344</text:p>
          </table:table-cell>
          <table:table-cell office:value-type="float" office:value="94.4" calcext:value-type="float">
            <text:p>94.4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0632" calcext:value-type="float">
            <text:p>110632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0914" calcext:value-type="float">
            <text:p>110914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1200" calcext:value-type="float">
            <text:p>111200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1484" calcext:value-type="float">
            <text:p>111484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1787" calcext:value-type="float">
            <text:p>111787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2077" calcext:value-type="float">
            <text:p>112077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2369" calcext:value-type="float">
            <text:p>112369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2661" calcext:value-type="float">
            <text:p>112661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2950" calcext:value-type="float">
            <text:p>112950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3243" calcext:value-type="float">
            <text:p>113243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3534" calcext:value-type="float">
            <text:p>113534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3826" calcext:value-type="float">
            <text:p>113826</text:p>
          </table:table-cell>
          <table:table-cell office:value-type="float" office:value="94.4" calcext:value-type="float">
            <text:p>94.4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4119" calcext:value-type="float">
            <text:p>114119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4406" calcext:value-type="float">
            <text:p>114406</text:p>
          </table:table-cell>
          <table:table-cell office:value-type="float" office:value="94.1" calcext:value-type="float">
            <text:p>94.1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4703" calcext:value-type="float">
            <text:p>114703</text:p>
          </table:table-cell>
          <table:table-cell office:value-type="float" office:value="94.4" calcext:value-type="float">
            <text:p>94.4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5005" calcext:value-type="float">
            <text:p>115005</text:p>
          </table:table-cell>
          <table:table-cell office:value-type="float" office:value="5.6" calcext:value-type="float">
            <text:p>5.6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5300" calcext:value-type="float">
            <text:p>115300</text:p>
          </table:table-cell>
          <table:table-cell office:value-type="float" office:value="5.9" calcext:value-type="float">
            <text:p>5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5647" calcext:value-type="float">
            <text:p>115647</text:p>
          </table:table-cell>
          <table:table-cell office:value-type="float" office:value="11.8" calcext:value-type="float">
            <text:p>11.8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5946" calcext:value-type="float">
            <text:p>115946</text:p>
          </table:table-cell>
          <table:table-cell office:value-type="float" office:value="11.8" calcext:value-type="float">
            <text:p>11.8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6241" calcext:value-type="float">
            <text:p>116241</text:p>
          </table:table-cell>
          <table:table-cell office:value-type="float" office:value="11.8" calcext:value-type="float">
            <text:p>11.8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6532" calcext:value-type="float">
            <text:p>116532</text:p>
          </table:table-cell>
          <table:table-cell office:value-type="float" office:value="5.6" calcext:value-type="float">
            <text:p>5.6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6832" calcext:value-type="float">
            <text:p>116832</text:p>
          </table:table-cell>
          <table:table-cell office:value-type="float" office:value="5.6" calcext:value-type="float">
            <text:p>5.6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7128" calcext:value-type="float">
            <text:p>117128</text:p>
          </table:table-cell>
          <table:table-cell office:value-type="float" office:value="82.4" calcext:value-type="float">
            <text:p>82.4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7459" calcext:value-type="float">
            <text:p>117459</text:p>
          </table:table-cell>
          <table:table-cell office:value-type="float" office:value="99.9" calcext:value-type="float">
            <text:p>99.9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8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7806" calcext:value-type="float">
            <text:p>117806</text:p>
          </table:table-cell>
          <table:table-cell office:value-type="float" office:value="99.9" calcext:value-type="float">
            <text:p>99.9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7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8149" calcext:value-type="float">
            <text:p>118149</text:p>
          </table:table-cell>
          <table:table-cell office:value-type="float" office:value="99.9" calcext:value-type="float">
            <text:p>99.9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5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8467" calcext:value-type="float">
            <text:p>118467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8785" calcext:value-type="float">
            <text:p>118785</text:p>
          </table:table-cell>
          <table:table-cell office:value-type="float" office:value="33.3" calcext:value-type="float">
            <text:p>33.3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9061" calcext:value-type="float">
            <text:p>119061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9372" calcext:value-type="float">
            <text:p>119372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9678" calcext:value-type="float">
            <text:p>119678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19976" calcext:value-type="float">
            <text:p>119976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20263" calcext:value-type="float">
            <text:p>120263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20556" calcext:value-type="float">
            <text:p>120556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20853" calcext:value-type="float">
            <text:p>120853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21147" calcext:value-type="float">
            <text:p>121147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21443" calcext:value-type="float">
            <text:p>121443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3" calcext:value-type="float">
            <text:p>3712503</text:p>
          </table:table-cell>
          <table:table-cell office:value-type="float" office:value="121749" calcext:value-type="float">
            <text:p>121749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603" calcext:value-type="float">
            <text:p>1603</text:p>
          </table:table-cell>
          <table:table-cell office:value-type="float" office:value="94.4" calcext:value-type="float">
            <text:p>94.4</text:p>
          </table:table-cell>
          <table:table-cell office:value-type="float" office:value="0.4" calcext:value-type="float">
            <text:p>0.4</text:p>
          </table:table-cell>
          <table:table-cell office:value-type="float" office:value="115592" calcext:value-type="float">
            <text:p>1155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909" calcext:value-type="float">
            <text:p>1909</text:p>
          </table:table-cell>
          <table:table-cell office:value-type="float" office:value="99.9" calcext:value-type="float">
            <text:p>99.9</text:p>
          </table:table-cell>
          <table:table-cell office:value-type="float" office:value="0.3" calcext:value-type="float">
            <text:p>0.3</text:p>
          </table:table-cell>
          <table:table-cell office:value-type="float" office:value="114784" calcext:value-type="float">
            <text:p>1147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200" calcext:value-type="float">
            <text:p>2200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2328" calcext:value-type="float">
            <text:p>222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547" calcext:value-type="float">
            <text:p>2547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7212" calcext:value-type="float">
            <text:p>3372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856" calcext:value-type="float">
            <text:p>2856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5448" calcext:value-type="float">
            <text:p>2754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170" calcext:value-type="float">
            <text:p>3170</text:p>
          </table:table-cell>
          <table:table-cell office:value-type="float" office:value="94.4" calcext:value-type="float">
            <text:p>94.4</text:p>
          </table:table-cell>
          <table:table-cell office:value-type="float" office:value="0.9" calcext:value-type="float">
            <text:p>0.9</text:p>
          </table:table-cell>
          <table:table-cell office:value-type="float" office:value="289628" calcext:value-type="float">
            <text:p>2896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475" calcext:value-type="float">
            <text:p>3475</text:p>
          </table:table-cell>
          <table:table-cell office:value-type="float" office:value="94.4" calcext:value-type="float">
            <text:p>94.4</text:p>
          </table:table-cell>
          <table:table-cell office:value-type="float" office:value="0.9" calcext:value-type="float">
            <text:p>0.9</text:p>
          </table:table-cell>
          <table:table-cell office:value-type="float" office:value="303872" calcext:value-type="float">
            <text:p>3038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779" calcext:value-type="float">
            <text:p>3779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97228" calcext:value-type="float">
            <text:p>3972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096" calcext:value-type="float">
            <text:p>4096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63556" calcext:value-type="float">
            <text:p>5635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372" calcext:value-type="float">
            <text:p>4372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20216" calcext:value-type="float">
            <text:p>4202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674" calcext:value-type="float">
            <text:p>4674</text:p>
          </table:table-cell>
          <table:table-cell office:value-type="float" office:value="94.4" calcext:value-type="float">
            <text:p>94.4</text:p>
          </table:table-cell>
          <table:table-cell office:value-type="float" office:value="1.4" calcext:value-type="float">
            <text:p>1.4</text:p>
          </table:table-cell>
          <table:table-cell office:value-type="float" office:value="453288" calcext:value-type="float">
            <text:p>453288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998" calcext:value-type="float">
            <text:p>4998</text:p>
          </table:table-cell>
          <table:table-cell office:value-type="float" office:value="70.6" calcext:value-type="float">
            <text:p>70.6</text:p>
          </table:table-cell>
          <table:table-cell office:value-type="float" office:value="0.7" calcext:value-type="float">
            <text:p>0.7</text:p>
          </table:table-cell>
          <table:table-cell office:value-type="float" office:value="227628" calcext:value-type="float">
            <text:p>2276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286" calcext:value-type="float">
            <text:p>5286</text:p>
          </table:table-cell>
          <table:table-cell office:value-type="float" office:value="94.4" calcext:value-type="float">
            <text:p>94.4</text:p>
          </table:table-cell>
          <table:table-cell office:value-type="float" office:value="0.7" calcext:value-type="float">
            <text:p>0.7</text:p>
          </table:table-cell>
          <table:table-cell office:value-type="float" office:value="235808" calcext:value-type="float">
            <text:p>2358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577" calcext:value-type="float">
            <text:p>5577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9960" calcext:value-type="float">
            <text:p>229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860" calcext:value-type="float">
            <text:p>5860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18424" calcext:value-type="float">
            <text:p>3184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152" calcext:value-type="float">
            <text:p>6152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89420" calcext:value-type="float">
            <text:p>3894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436" calcext:value-type="float">
            <text:p>6436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35848" calcext:value-type="float">
            <text:p>435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735" calcext:value-type="float">
            <text:p>6735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23232" calcext:value-type="float">
            <text:p>5232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058" calcext:value-type="float">
            <text:p>7058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97648" calcext:value-type="float">
            <text:p>4976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379" calcext:value-type="float">
            <text:p>7379</text:p>
          </table:table-cell>
          <table:table-cell office:value-type="float" office:value="16.7" calcext:value-type="float">
            <text:p>16.7</text:p>
          </table:table-cell>
          <table:table-cell office:value-type="float" office:value="1.5" calcext:value-type="float">
            <text:p>1.5</text:p>
          </table:table-cell>
          <table:table-cell office:value-type="float" office:value="497648" calcext:value-type="float">
            <text:p>497648</text:p>
          </table:table-cell>
          <table:table-cell office:value-type="string" calcext:value-type="string">
            <text:p>wait_on_p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676" calcext:value-type="float">
            <text:p>7676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43996" calcext:value-type="float">
            <text:p>243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962" calcext:value-type="float">
            <text:p>7962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0860" calcext:value-type="float">
            <text:p>2508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239" calcext:value-type="float">
            <text:p>8239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65832" calcext:value-type="float">
            <text:p>2658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511" calcext:value-type="float">
            <text:p>8511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04112" calcext:value-type="float">
            <text:p>304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795" calcext:value-type="float">
            <text:p>8795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59364" calcext:value-type="float">
            <text:p>359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105" calcext:value-type="float">
            <text:p>9105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30360" calcext:value-type="float">
            <text:p>4303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403" calcext:value-type="float">
            <text:p>9403</text:p>
          </table:table-cell>
          <table:table-cell office:value-type="float" office:value="94.4" calcext:value-type="float">
            <text:p>94.4</text:p>
          </table:table-cell>
          <table:table-cell office:value-type="float" office:value="1.3" calcext:value-type="float">
            <text:p>1.3</text:p>
          </table:table-cell>
          <table:table-cell office:value-type="float" office:value="430200" calcext:value-type="float">
            <text:p>4302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723" calcext:value-type="float">
            <text:p>9723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70296" calcext:value-type="float">
            <text:p>4702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010" calcext:value-type="float">
            <text:p>10010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70296" calcext:value-type="float">
            <text:p>4702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280" calcext:value-type="float">
            <text:p>10280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10952" calcext:value-type="float">
            <text:p>5109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562" calcext:value-type="float">
            <text:p>10562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5380" calcext:value-type="float">
            <text:p>6553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851" calcext:value-type="float">
            <text:p>10851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27924" calcext:value-type="float">
            <text:p>5279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151" calcext:value-type="float">
            <text:p>11151</text:p>
          </table:table-cell>
          <table:table-cell office:value-type="float" office:value="70.6" calcext:value-type="float">
            <text:p>70.6</text:p>
          </table:table-cell>
          <table:table-cell office:value-type="float" office:value="1.6" calcext:value-type="float">
            <text:p>1.6</text:p>
          </table:table-cell>
          <table:table-cell office:value-type="float" office:value="527924" calcext:value-type="float">
            <text:p>527924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453" calcext:value-type="float">
            <text:p>11453</text:p>
          </table:table-cell>
          <table:table-cell office:value-type="float" office:value="88.2" calcext:value-type="float">
            <text:p>88.2</text:p>
          </table:table-cell>
          <table:table-cell office:value-type="float" office:value="0.7" calcext:value-type="float">
            <text:p>0.7</text:p>
          </table:table-cell>
          <table:table-cell office:value-type="float" office:value="242652" calcext:value-type="float">
            <text:p>2426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735" calcext:value-type="float">
            <text:p>11735</text:p>
          </table:table-cell>
          <table:table-cell office:value-type="float" office:value="88.9" calcext:value-type="float">
            <text:p>88.9</text:p>
          </table:table-cell>
          <table:table-cell office:value-type="float" office:value="0.8" calcext:value-type="float">
            <text:p>0.8</text:p>
          </table:table-cell>
          <table:table-cell office:value-type="float" office:value="262488" calcext:value-type="float">
            <text:p>2624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2028" calcext:value-type="float">
            <text:p>12028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49432" calcext:value-type="float">
            <text:p>2494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2311" calcext:value-type="float">
            <text:p>12311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62008" calcext:value-type="float">
            <text:p>2620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2614" calcext:value-type="float">
            <text:p>12614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1780" calcext:value-type="float">
            <text:p>251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2882" calcext:value-type="float">
            <text:p>12882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4220" calcext:value-type="float">
            <text:p>2742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3167" calcext:value-type="float">
            <text:p>13167</text:p>
          </table:table-cell>
          <table:table-cell office:value-type="float" office:value="94.1" calcext:value-type="float">
            <text:p>94.1</text:p>
          </table:table-cell>
          <table:table-cell office:value-type="float" office:value="0.8" calcext:value-type="float">
            <text:p>0.8</text:p>
          </table:table-cell>
          <table:table-cell office:value-type="float" office:value="252032" calcext:value-type="float">
            <text:p>2520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3463" calcext:value-type="float">
            <text:p>13463</text:p>
          </table:table-cell>
          <table:table-cell office:value-type="float" office:value="94.4" calcext:value-type="float">
            <text:p>94.4</text:p>
          </table:table-cell>
          <table:table-cell office:value-type="float" office:value="0.8" calcext:value-type="float">
            <text:p>0.8</text:p>
          </table:table-cell>
          <table:table-cell office:value-type="float" office:value="258036" calcext:value-type="float">
            <text:p>2580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3759" calcext:value-type="float">
            <text:p>13759</text:p>
          </table:table-cell>
          <table:table-cell office:value-type="float" office:value="94.4" calcext:value-type="float">
            <text:p>94.4</text:p>
          </table:table-cell>
          <table:table-cell office:value-type="float" office:value="0.8" calcext:value-type="float">
            <text:p>0.8</text:p>
          </table:table-cell>
          <table:table-cell office:value-type="float" office:value="260284" calcext:value-type="float">
            <text:p>260284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4101" calcext:value-type="float">
            <text:p>1410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4401" calcext:value-type="float">
            <text:p>1440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4718" calcext:value-type="float">
            <text:p>1471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5035" calcext:value-type="float">
            <text:p>150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5335" calcext:value-type="float">
            <text:p>153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5624" calcext:value-type="float">
            <text:p>1562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5920" calcext:value-type="float">
            <text:p>1592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6229" calcext:value-type="float">
            <text:p>1622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6543" calcext:value-type="float">
            <text:p>1654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6871" calcext:value-type="float">
            <text:p>1687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7188" calcext:value-type="float">
            <text:p>1718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7504" calcext:value-type="float">
            <text:p>1750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7833" calcext:value-type="float">
            <text:p>178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8142" calcext:value-type="float">
            <text:p>1814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8450" calcext:value-type="float">
            <text:p>1845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8752" calcext:value-type="float">
            <text:p>1875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9053" calcext:value-type="float">
            <text:p>1905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9371" calcext:value-type="float">
            <text:p>1937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9677" calcext:value-type="float">
            <text:p>1967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9972" calcext:value-type="float">
            <text:p>1997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0294" calcext:value-type="float">
            <text:p>2029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0596" calcext:value-type="float">
            <text:p>2059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0905" calcext:value-type="float">
            <text:p>2090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1205" calcext:value-type="float">
            <text:p>2120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1510" calcext:value-type="float">
            <text:p>2151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1821" calcext:value-type="float">
            <text:p>2182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2168" calcext:value-type="float">
            <text:p>2216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2488" calcext:value-type="float">
            <text:p>2248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2819" calcext:value-type="float">
            <text:p>2281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3156" calcext:value-type="float">
            <text:p>2315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3468" calcext:value-type="float">
            <text:p>2346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3771" calcext:value-type="float">
            <text:p>2377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4079" calcext:value-type="float">
            <text:p>2407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4384" calcext:value-type="float">
            <text:p>2438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4690" calcext:value-type="float">
            <text:p>2469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4999" calcext:value-type="float">
            <text:p>2499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5311" calcext:value-type="float">
            <text:p>2531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5618" calcext:value-type="float">
            <text:p>2561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5931" calcext:value-type="float">
            <text:p>2593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6240" calcext:value-type="float">
            <text:p>2624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6571" calcext:value-type="float">
            <text:p>2657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6865" calcext:value-type="float">
            <text:p>2686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7181" calcext:value-type="float">
            <text:p>2718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7508" calcext:value-type="float">
            <text:p>2750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7844" calcext:value-type="float">
            <text:p>2784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8194" calcext:value-type="float">
            <text:p>2819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8506" calcext:value-type="float">
            <text:p>2850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8797" calcext:value-type="float">
            <text:p>2879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9096" calcext:value-type="float">
            <text:p>2909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9393" calcext:value-type="float">
            <text:p>2939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29703" calcext:value-type="float">
            <text:p>2970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0030" calcext:value-type="float">
            <text:p>3003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0327" calcext:value-type="float">
            <text:p>3032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0627" calcext:value-type="float">
            <text:p>3062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0956" calcext:value-type="float">
            <text:p>3095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1267" calcext:value-type="float">
            <text:p>3126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1584" calcext:value-type="float">
            <text:p>3158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1908" calcext:value-type="float">
            <text:p>3190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2234" calcext:value-type="float">
            <text:p>3223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2576" calcext:value-type="float">
            <text:p>3257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2913" calcext:value-type="float">
            <text:p>3291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3227" calcext:value-type="float">
            <text:p>3322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3539" calcext:value-type="float">
            <text:p>3353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3838" calcext:value-type="float">
            <text:p>3383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4148" calcext:value-type="float">
            <text:p>3414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4451" calcext:value-type="float">
            <text:p>344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4756" calcext:value-type="float">
            <text:p>3475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5032" calcext:value-type="float">
            <text:p>3503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5350" calcext:value-type="float">
            <text:p>3535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5646" calcext:value-type="float">
            <text:p>3564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5990" calcext:value-type="float">
            <text:p>3599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6271" calcext:value-type="float">
            <text:p>3627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6586" calcext:value-type="float">
            <text:p>3658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6904" calcext:value-type="float">
            <text:p>3690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7212" calcext:value-type="float">
            <text:p>3721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7518" calcext:value-type="float">
            <text:p>3751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7822" calcext:value-type="float">
            <text:p>3782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8128" calcext:value-type="float">
            <text:p>3812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8434" calcext:value-type="float">
            <text:p>3843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8741" calcext:value-type="float">
            <text:p>3874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9051" calcext:value-type="float">
            <text:p>390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9357" calcext:value-type="float">
            <text:p>3935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9663" calcext:value-type="float">
            <text:p>3966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39969" calcext:value-type="float">
            <text:p>3996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0282" calcext:value-type="float">
            <text:p>4028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0585" calcext:value-type="float">
            <text:p>4058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0916" calcext:value-type="float">
            <text:p>4091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1218" calcext:value-type="float">
            <text:p>4121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1534" calcext:value-type="float">
            <text:p>4153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1853" calcext:value-type="float">
            <text:p>4185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2198" calcext:value-type="float">
            <text:p>4219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2531" calcext:value-type="float">
            <text:p>4253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2861" calcext:value-type="float">
            <text:p>4286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3151" calcext:value-type="float">
            <text:p>431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3477" calcext:value-type="float">
            <text:p>4347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3796" calcext:value-type="float">
            <text:p>4379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4105" calcext:value-type="float">
            <text:p>4410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4411" calcext:value-type="float">
            <text:p>4441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4722" calcext:value-type="float">
            <text:p>4472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5027" calcext:value-type="float">
            <text:p>4502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5333" calcext:value-type="float">
            <text:p>45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5643" calcext:value-type="float">
            <text:p>4564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5951" calcext:value-type="float">
            <text:p>459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6251" calcext:value-type="float">
            <text:p>462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6553" calcext:value-type="float">
            <text:p>4655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6862" calcext:value-type="float">
            <text:p>4686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7162" calcext:value-type="float">
            <text:p>4716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7469" calcext:value-type="float">
            <text:p>4746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7778" calcext:value-type="float">
            <text:p>4777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8082" calcext:value-type="float">
            <text:p>4808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8377" calcext:value-type="float">
            <text:p>4837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8675" calcext:value-type="float">
            <text:p>4867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8969" calcext:value-type="float">
            <text:p>4896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9265" calcext:value-type="float">
            <text:p>4926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9571" calcext:value-type="float">
            <text:p>4957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49879" calcext:value-type="float">
            <text:p>4987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0193" calcext:value-type="float">
            <text:p>5019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0494" calcext:value-type="float">
            <text:p>5049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0803" calcext:value-type="float">
            <text:p>5080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1104" calcext:value-type="float">
            <text:p>5110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1427" calcext:value-type="float">
            <text:p>5142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1746" calcext:value-type="float">
            <text:p>5174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2081" calcext:value-type="float">
            <text:p>5208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2424" calcext:value-type="float">
            <text:p>5242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2743" calcext:value-type="float">
            <text:p>5274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3040" calcext:value-type="float">
            <text:p>5304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3334" calcext:value-type="float">
            <text:p>5333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3636" calcext:value-type="float">
            <text:p>5363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3926" calcext:value-type="float">
            <text:p>5392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4222" calcext:value-type="float">
            <text:p>5422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4522" calcext:value-type="float">
            <text:p>5452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4832" calcext:value-type="float">
            <text:p>5483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5133" calcext:value-type="float">
            <text:p>551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5414" calcext:value-type="float">
            <text:p>5541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5723" calcext:value-type="float">
            <text:p>5572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6005" calcext:value-type="float">
            <text:p>5600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6322" calcext:value-type="float">
            <text:p>5632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6627" calcext:value-type="float">
            <text:p>5662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6934" calcext:value-type="float">
            <text:p>5693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7239" calcext:value-type="float">
            <text:p>5723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7525" calcext:value-type="float">
            <text:p>575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7805" calcext:value-type="float">
            <text:p>5780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8080" calcext:value-type="float">
            <text:p>5808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8353" calcext:value-type="float">
            <text:p>5835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8658" calcext:value-type="float">
            <text:p>5865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8963" calcext:value-type="float">
            <text:p>5896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9272" calcext:value-type="float">
            <text:p>5927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9595" calcext:value-type="float">
            <text:p>5959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59907" calcext:value-type="float">
            <text:p>5990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0209" calcext:value-type="float">
            <text:p>6020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0519" calcext:value-type="float">
            <text:p>6051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0829" calcext:value-type="float">
            <text:p>6082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1135" calcext:value-type="float">
            <text:p>611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1459" calcext:value-type="float">
            <text:p>6145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1781" calcext:value-type="float">
            <text:p>6178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2103" calcext:value-type="float">
            <text:p>6210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2413" calcext:value-type="float">
            <text:p>6241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2713" calcext:value-type="float">
            <text:p>6271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3011" calcext:value-type="float">
            <text:p>6301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3305" calcext:value-type="float">
            <text:p>6330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3605" calcext:value-type="float">
            <text:p>6360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3925" calcext:value-type="float">
            <text:p>639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4234" calcext:value-type="float">
            <text:p>6423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4539" calcext:value-type="float">
            <text:p>6453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4858" calcext:value-type="float">
            <text:p>6485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5141" calcext:value-type="float">
            <text:p>6514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5428" calcext:value-type="float">
            <text:p>6542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5717" calcext:value-type="float">
            <text:p>6571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6037" calcext:value-type="float">
            <text:p>6603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6365" calcext:value-type="float">
            <text:p>6636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6702" calcext:value-type="float">
            <text:p>6670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7019" calcext:value-type="float">
            <text:p>6701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7313" calcext:value-type="float">
            <text:p>6731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7600" calcext:value-type="float">
            <text:p>676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7885" calcext:value-type="float">
            <text:p>6788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8199" calcext:value-type="float">
            <text:p>6819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8525" calcext:value-type="float">
            <text:p>685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8827" calcext:value-type="float">
            <text:p>6882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9116" calcext:value-type="float">
            <text:p>6911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9402" calcext:value-type="float">
            <text:p>6940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9707" calcext:value-type="float">
            <text:p>6970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69996" calcext:value-type="float">
            <text:p>6999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0287" calcext:value-type="float">
            <text:p>7028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0573" calcext:value-type="float">
            <text:p>7057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0858" calcext:value-type="float">
            <text:p>7085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1179" calcext:value-type="float">
            <text:p>7117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1484" calcext:value-type="float">
            <text:p>7148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1796" calcext:value-type="float">
            <text:p>7179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2098" calcext:value-type="float">
            <text:p>7209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2390" calcext:value-type="float">
            <text:p>7239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2681" calcext:value-type="float">
            <text:p>7268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2980" calcext:value-type="float">
            <text:p>7298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3277" calcext:value-type="float">
            <text:p>7327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3567" calcext:value-type="float">
            <text:p>7356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3851" calcext:value-type="float">
            <text:p>738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4153" calcext:value-type="float">
            <text:p>7415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4446" calcext:value-type="float">
            <text:p>7444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4739" calcext:value-type="float">
            <text:p>7473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5026" calcext:value-type="float">
            <text:p>7502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5316" calcext:value-type="float">
            <text:p>7531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5637" calcext:value-type="float">
            <text:p>7563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5949" calcext:value-type="float">
            <text:p>7594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6252" calcext:value-type="float">
            <text:p>7625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6555" calcext:value-type="float">
            <text:p>7655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6861" calcext:value-type="float">
            <text:p>7686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7161" calcext:value-type="float">
            <text:p>7716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7461" calcext:value-type="float">
            <text:p>7746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7783" calcext:value-type="float">
            <text:p>7778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8092" calcext:value-type="float">
            <text:p>7809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8409" calcext:value-type="float">
            <text:p>7840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8719" calcext:value-type="float">
            <text:p>7871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9019" calcext:value-type="float">
            <text:p>7901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9323" calcext:value-type="float">
            <text:p>7932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9626" calcext:value-type="float">
            <text:p>7962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79939" calcext:value-type="float">
            <text:p>7993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0247" calcext:value-type="float">
            <text:p>8024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0551" calcext:value-type="float">
            <text:p>805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0854" calcext:value-type="float">
            <text:p>8085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1159" calcext:value-type="float">
            <text:p>8115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1464" calcext:value-type="float">
            <text:p>8146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1774" calcext:value-type="float">
            <text:p>8177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2086" calcext:value-type="float">
            <text:p>8208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2392" calcext:value-type="float">
            <text:p>8239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2695" calcext:value-type="float">
            <text:p>8269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2998" calcext:value-type="float">
            <text:p>8299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3300" calcext:value-type="float">
            <text:p>833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3601" calcext:value-type="float">
            <text:p>8360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3907" calcext:value-type="float">
            <text:p>8390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4214" calcext:value-type="float">
            <text:p>8421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4526" calcext:value-type="float">
            <text:p>8452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4832" calcext:value-type="float">
            <text:p>8483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5139" calcext:value-type="float">
            <text:p>8513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5442" calcext:value-type="float">
            <text:p>8544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5745" calcext:value-type="float">
            <text:p>8574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6051" calcext:value-type="float">
            <text:p>860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6357" calcext:value-type="float">
            <text:p>8635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6664" calcext:value-type="float">
            <text:p>8666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6971" calcext:value-type="float">
            <text:p>8697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7287" calcext:value-type="float">
            <text:p>8728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7596" calcext:value-type="float">
            <text:p>8759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7910" calcext:value-type="float">
            <text:p>8791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8217" calcext:value-type="float">
            <text:p>8821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8509" calcext:value-type="float">
            <text:p>8850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8796" calcext:value-type="float">
            <text:p>8879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9098" calcext:value-type="float">
            <text:p>8909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9411" calcext:value-type="float">
            <text:p>8941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89722" calcext:value-type="float">
            <text:p>8972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0012" calcext:value-type="float">
            <text:p>9001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0297" calcext:value-type="float">
            <text:p>9029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0922" calcext:value-type="float">
            <text:p>9092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1242" calcext:value-type="float">
            <text:p>9124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1559" calcext:value-type="float">
            <text:p>9155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1902" calcext:value-type="float">
            <text:p>9190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2234" calcext:value-type="float">
            <text:p>9223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2544" calcext:value-type="float">
            <text:p>9254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2849" calcext:value-type="float">
            <text:p>9284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3147" calcext:value-type="float">
            <text:p>9314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3447" calcext:value-type="float">
            <text:p>9344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3748" calcext:value-type="float">
            <text:p>9374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4072" calcext:value-type="float">
            <text:p>9407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4398" calcext:value-type="float">
            <text:p>9439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4706" calcext:value-type="float">
            <text:p>9470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4991" calcext:value-type="float">
            <text:p>9499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5297" calcext:value-type="float">
            <text:p>9529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5611" calcext:value-type="float">
            <text:p>9561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5914" calcext:value-type="float">
            <text:p>9591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6228" calcext:value-type="float">
            <text:p>9622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6539" calcext:value-type="float">
            <text:p>9653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6852" calcext:value-type="float">
            <text:p>9685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7172" calcext:value-type="float">
            <text:p>9717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7484" calcext:value-type="float">
            <text:p>9748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7807" calcext:value-type="float">
            <text:p>9780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8124" calcext:value-type="float">
            <text:p>9812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8433" calcext:value-type="float">
            <text:p>984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8744" calcext:value-type="float">
            <text:p>9874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9056" calcext:value-type="float">
            <text:p>9905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9370" calcext:value-type="float">
            <text:p>9937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99684" calcext:value-type="float">
            <text:p>9968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0002" calcext:value-type="float">
            <text:p>10000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0320" calcext:value-type="float">
            <text:p>10032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0636" calcext:value-type="float">
            <text:p>10063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0951" calcext:value-type="float">
            <text:p>1009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1265" calcext:value-type="float">
            <text:p>10126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1571" calcext:value-type="float">
            <text:p>10157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1862" calcext:value-type="float">
            <text:p>10186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2162" calcext:value-type="float">
            <text:p>10216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2469" calcext:value-type="float">
            <text:p>10246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2765" calcext:value-type="float">
            <text:p>10276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3064" calcext:value-type="float">
            <text:p>10306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3387" calcext:value-type="float">
            <text:p>10338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3716" calcext:value-type="float">
            <text:p>10371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4031" calcext:value-type="float">
            <text:p>10403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4350" calcext:value-type="float">
            <text:p>10435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4662" calcext:value-type="float">
            <text:p>10466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4989" calcext:value-type="float">
            <text:p>10498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5299" calcext:value-type="float">
            <text:p>10529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5594" calcext:value-type="float">
            <text:p>10559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5897" calcext:value-type="float">
            <text:p>10589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6207" calcext:value-type="float">
            <text:p>10620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6514" calcext:value-type="float">
            <text:p>10651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6827" calcext:value-type="float">
            <text:p>10682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7130" calcext:value-type="float">
            <text:p>10713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7435" calcext:value-type="float">
            <text:p>1074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7746" calcext:value-type="float">
            <text:p>10774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8057" calcext:value-type="float">
            <text:p>10805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8361" calcext:value-type="float">
            <text:p>10836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8666" calcext:value-type="float">
            <text:p>10866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8945" calcext:value-type="float">
            <text:p>10894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9228" calcext:value-type="float">
            <text:p>10922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9508" calcext:value-type="float">
            <text:p>10950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09784" calcext:value-type="float">
            <text:p>10978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0064" calcext:value-type="float">
            <text:p>11006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0344" calcext:value-type="float">
            <text:p>11034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0632" calcext:value-type="float">
            <text:p>11063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0914" calcext:value-type="float">
            <text:p>11091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1200" calcext:value-type="float">
            <text:p>1112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1484" calcext:value-type="float">
            <text:p>11148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1787" calcext:value-type="float">
            <text:p>11178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2077" calcext:value-type="float">
            <text:p>11207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2369" calcext:value-type="float">
            <text:p>11236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2661" calcext:value-type="float">
            <text:p>11266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2950" calcext:value-type="float">
            <text:p>11295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3243" calcext:value-type="float">
            <text:p>11324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3534" calcext:value-type="float">
            <text:p>11353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3826" calcext:value-type="float">
            <text:p>11382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4119" calcext:value-type="float">
            <text:p>11411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4406" calcext:value-type="float">
            <text:p>11440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4703" calcext:value-type="float">
            <text:p>11470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5005" calcext:value-type="float">
            <text:p>11500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5300" calcext:value-type="float">
            <text:p>11530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5647" calcext:value-type="float">
            <text:p>11564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5946" calcext:value-type="float">
            <text:p>11594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6241" calcext:value-type="float">
            <text:p>11624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6532" calcext:value-type="float">
            <text:p>11653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6832" calcext:value-type="float">
            <text:p>11683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7128" calcext:value-type="float">
            <text:p>11712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7459" calcext:value-type="float">
            <text:p>11745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7806" calcext:value-type="float">
            <text:p>11780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8149" calcext:value-type="float">
            <text:p>11814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8467" calcext:value-type="float">
            <text:p>11846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8785" calcext:value-type="float">
            <text:p>11878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9061" calcext:value-type="float">
            <text:p>11906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9372" calcext:value-type="float">
            <text:p>11937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9678" calcext:value-type="float">
            <text:p>11967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19976" calcext:value-type="float">
            <text:p>11997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20263" calcext:value-type="float">
            <text:p>12026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20556" calcext:value-type="float">
            <text:p>12055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20853" calcext:value-type="float">
            <text:p>12085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21147" calcext:value-type="float">
            <text:p>12114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21443" calcext:value-type="float">
            <text:p>12144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4" calcext:value-type="float">
            <text:p>3712504</text:p>
          </table:table-cell>
          <table:table-cell office:value-type="float" office:value="121749" calcext:value-type="float">
            <text:p>12174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247812" calcext:value-type="float">
            <text:p>247812</text:p>
          </table:table-cell>
          <table:table-cell office:value-type="string" calcext:value-type="string">
            <text:p>pipe_rea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603" calcext:value-type="float">
            <text:p>1603</text:p>
          </table:table-cell>
          <table:table-cell office:value-type="float" office:value="72.2" calcext:value-type="float">
            <text:p>72.2</text:p>
          </table:table-cell>
          <table:table-cell office:value-type="float" office:value="0.3" calcext:value-type="float">
            <text:p>0.3</text:p>
          </table:table-cell>
          <table:table-cell office:value-type="float" office:value="107472" calcext:value-type="float">
            <text:p>1074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909" calcext:value-type="float">
            <text:p>1909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18560" calcext:value-type="float">
            <text:p>1185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200" calcext:value-type="float">
            <text:p>2200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38888" calcext:value-type="float">
            <text:p>138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547" calcext:value-type="float">
            <text:p>2547</text:p>
          </table:table-cell>
          <table:table-cell office:value-type="float" office:value="99.9" calcext:value-type="float">
            <text:p>99.9</text:p>
          </table:table-cell>
          <table:table-cell office:value-type="float" office:value="0.5" calcext:value-type="float">
            <text:p>0.5</text:p>
          </table:table-cell>
          <table:table-cell office:value-type="float" office:value="161852" calcext:value-type="float">
            <text:p>161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856" calcext:value-type="float">
            <text:p>2856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182180" calcext:value-type="float">
            <text:p>182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170" calcext:value-type="float">
            <text:p>3170</text:p>
          </table:table-cell>
          <table:table-cell office:value-type="float" office:value="94.4" calcext:value-type="float">
            <text:p>94.4</text:p>
          </table:table-cell>
          <table:table-cell office:value-type="float" office:value="0.6" calcext:value-type="float">
            <text:p>0.6</text:p>
          </table:table-cell>
          <table:table-cell office:value-type="float" office:value="203808" calcext:value-type="float">
            <text:p>2038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475" calcext:value-type="float">
            <text:p>3475</text:p>
          </table:table-cell>
          <table:table-cell office:value-type="float" office:value="94.4" calcext:value-type="float">
            <text:p>94.4</text:p>
          </table:table-cell>
          <table:table-cell office:value-type="float" office:value="0.7" calcext:value-type="float">
            <text:p>0.7</text:p>
          </table:table-cell>
          <table:table-cell office:value-type="float" office:value="224384" calcext:value-type="float">
            <text:p>2243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779" calcext:value-type="float">
            <text:p>3779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45220" calcext:value-type="float">
            <text:p>2452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096" calcext:value-type="float">
            <text:p>4096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66076" calcext:value-type="float">
            <text:p>2660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372" calcext:value-type="float">
            <text:p>4372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5084" calcext:value-type="float">
            <text:p>2850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674" calcext:value-type="float">
            <text:p>4674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03300" calcext:value-type="float">
            <text:p>303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998" calcext:value-type="float">
            <text:p>4998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3364" calcext:value-type="float">
            <text:p>3233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286" calcext:value-type="float">
            <text:p>5286</text:p>
          </table:table-cell>
          <table:table-cell office:value-type="float" office:value="94.4" calcext:value-type="float">
            <text:p>94.4</text:p>
          </table:table-cell>
          <table:table-cell office:value-type="float" office:value="1" calcext:value-type="float">
            <text:p>1</text:p>
          </table:table-cell>
          <table:table-cell office:value-type="float" office:value="342108" calcext:value-type="float">
            <text:p>3421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577" calcext:value-type="float">
            <text:p>5577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56100" calcext:value-type="float">
            <text:p>356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860" calcext:value-type="float">
            <text:p>5860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76164" calcext:value-type="float">
            <text:p>3761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152" calcext:value-type="float">
            <text:p>6152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96228" calcext:value-type="float">
            <text:p>3962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436" calcext:value-type="float">
            <text:p>6436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58664" calcext:value-type="float">
            <text:p>4586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735" calcext:value-type="float">
            <text:p>6735</text:p>
          </table:table-cell>
          <table:table-cell office:value-type="float" office:value="99.9" calcext:value-type="float">
            <text:p>99.9</text:p>
          </table:table-cell>
          <table:table-cell office:value-type="float" office:value="1.7" calcext:value-type="float">
            <text:p>1.7</text:p>
          </table:table-cell>
          <table:table-cell office:value-type="float" office:value="569804" calcext:value-type="float">
            <text:p>5698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058" calcext:value-type="float">
            <text:p>7058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0988" calcext:value-type="float">
            <text:p>700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379" calcext:value-type="float">
            <text:p>7379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0988" calcext:value-type="float">
            <text:p>700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676" calcext:value-type="float">
            <text:p>7676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0988" calcext:value-type="float">
            <text:p>700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962" calcext:value-type="float">
            <text:p>7962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0988" calcext:value-type="float">
            <text:p>700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239" calcext:value-type="float">
            <text:p>8239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0988" calcext:value-type="float">
            <text:p>700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511" calcext:value-type="float">
            <text:p>8511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0988" calcext:value-type="float">
            <text:p>700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795" calcext:value-type="float">
            <text:p>8795</text:p>
          </table:table-cell>
          <table:table-cell office:value-type="float" office:value="94.4" calcext:value-type="float">
            <text:p>94.4</text:p>
          </table:table-cell>
          <table:table-cell office:value-type="float" office:value="2.1" calcext:value-type="float">
            <text:p>2.1</text:p>
          </table:table-cell>
          <table:table-cell office:value-type="float" office:value="700988" calcext:value-type="float">
            <text:p>700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105" calcext:value-type="float">
            <text:p>9105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0988" calcext:value-type="float">
            <text:p>700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403" calcext:value-type="float">
            <text:p>9403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0988" calcext:value-type="float">
            <text:p>700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723" calcext:value-type="float">
            <text:p>9723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0988" calcext:value-type="float">
            <text:p>700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010" calcext:value-type="float">
            <text:p>10010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0988" calcext:value-type="float">
            <text:p>700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280" calcext:value-type="float">
            <text:p>10280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0988" calcext:value-type="float">
            <text:p>700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562" calcext:value-type="float">
            <text:p>10562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71704" calcext:value-type="float">
            <text:p>8717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851" calcext:value-type="float">
            <text:p>10851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151" calcext:value-type="float">
            <text:p>11151</text:p>
          </table:table-cell>
          <table:table-cell office:value-type="float" office:value="99.9" calcext:value-type="float">
            <text:p>99.9</text:p>
          </table:table-cell>
          <table:table-cell office:value-type="float" office:value="2.6" calcext:value-type="float">
            <text:p>2.6</text:p>
          </table:table-cell>
          <table:table-cell office:value-type="float" office:value="841600" calcext:value-type="float">
            <text:p>8416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453" calcext:value-type="float">
            <text:p>11453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735" calcext:value-type="float">
            <text:p>11735</text:p>
          </table:table-cell>
          <table:table-cell office:value-type="float" office:value="94.4" calcext:value-type="float">
            <text:p>94.4</text:p>
          </table:table-cell>
          <table:table-cell office:value-type="float" office:value="2.9" calcext:value-type="float">
            <text:p>2.9</text:p>
          </table:table-cell>
          <table:table-cell office:value-type="float" office:value="940988" calcext:value-type="float">
            <text:p>9409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2028" calcext:value-type="float">
            <text:p>12028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2311" calcext:value-type="float">
            <text:p>1231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7,4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2614" calcext:value-type="float">
            <text:p>12614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2882" calcext:value-type="float">
            <text:p>12882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3167" calcext:value-type="float">
            <text:p>13167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3463" calcext:value-type="float">
            <text:p>13463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3759" calcext:value-type="float">
            <text:p>13759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4101" calcext:value-type="float">
            <text:p>14101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4401" calcext:value-type="float">
            <text:p>1440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4718" calcext:value-type="float">
            <text:p>14718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5035" calcext:value-type="float">
            <text:p>15035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5335" calcext:value-type="float">
            <text:p>15335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5624" calcext:value-type="float">
            <text:p>15624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5920" calcext:value-type="float">
            <text:p>15920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6229" calcext:value-type="float">
            <text:p>1622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6543" calcext:value-type="float">
            <text:p>16543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6871" calcext:value-type="float">
            <text:p>16871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7188" calcext:value-type="float">
            <text:p>17188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7504" calcext:value-type="float">
            <text:p>17504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7833" calcext:value-type="float">
            <text:p>17833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8142" calcext:value-type="float">
            <text:p>18142</text:p>
          </table:table-cell>
          <table:table-cell office:value-type="float" office:value="94.1" calcext:value-type="float">
            <text:p>94.1</text:p>
          </table:table-cell>
          <table:table-cell office:value-type="float" office:value="2.7" calcext:value-type="float">
            <text:p>2.7</text:p>
          </table:table-cell>
          <table:table-cell office:value-type="float" office:value="896396" calcext:value-type="float">
            <text:p>896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8450" calcext:value-type="float">
            <text:p>1845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8752" calcext:value-type="float">
            <text:p>18752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9053" calcext:value-type="float">
            <text:p>1905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9371" calcext:value-type="float">
            <text:p>1937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9677" calcext:value-type="float">
            <text:p>1967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9972" calcext:value-type="float">
            <text:p>1997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0294" calcext:value-type="float">
            <text:p>2029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0596" calcext:value-type="float">
            <text:p>2059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0905" calcext:value-type="float">
            <text:p>2090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1205" calcext:value-type="float">
            <text:p>2120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1510" calcext:value-type="float">
            <text:p>2151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1821" calcext:value-type="float">
            <text:p>2182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5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2168" calcext:value-type="float">
            <text:p>2216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2488" calcext:value-type="float">
            <text:p>22488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03652" calcext:value-type="float">
            <text:p>9036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2819" calcext:value-type="float">
            <text:p>22819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05912" calcext:value-type="float">
            <text:p>9059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3156" calcext:value-type="float">
            <text:p>2315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1,7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3468" calcext:value-type="float">
            <text:p>23468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1172" calcext:value-type="float">
            <text:p>7011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3771" calcext:value-type="float">
            <text:p>23771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1172" calcext:value-type="float">
            <text:p>7011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4079" calcext:value-type="float">
            <text:p>24079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4384" calcext:value-type="float">
            <text:p>24384</text:p>
          </table:table-cell>
          <table:table-cell office:value-type="float" office:value="94.4" calcext:value-type="float">
            <text:p>94.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1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4690" calcext:value-type="float">
            <text:p>24690</text:p>
          </table:table-cell>
          <table:table-cell office:value-type="float" office:value="99.9" calcext:value-type="float">
            <text:p>99.9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4999" calcext:value-type="float">
            <text:p>24999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5311" calcext:value-type="float">
            <text:p>25311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5618" calcext:value-type="float">
            <text:p>25618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5931" calcext:value-type="float">
            <text:p>25931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6240" calcext:value-type="float">
            <text:p>26240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6571" calcext:value-type="float">
            <text:p>26571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6865" calcext:value-type="float">
            <text:p>26865</text:p>
          </table:table-cell>
          <table:table-cell office:value-type="float" office:value="94.4" calcext:value-type="float">
            <text:p>94.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7181" calcext:value-type="float">
            <text:p>27181</text:p>
          </table:table-cell>
          <table:table-cell office:value-type="float" office:value="94.4" calcext:value-type="float">
            <text:p>94.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7508" calcext:value-type="float">
            <text:p>27508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7844" calcext:value-type="float">
            <text:p>27844</text:p>
          </table:table-cell>
          <table:table-cell office:value-type="float" office:value="94.4" calcext:value-type="float">
            <text:p>94.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8194" calcext:value-type="float">
            <text:p>28194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8506" calcext:value-type="float">
            <text:p>28506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8797" calcext:value-type="float">
            <text:p>28797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9096" calcext:value-type="float">
            <text:p>29096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9393" calcext:value-type="float">
            <text:p>29393</text:p>
          </table:table-cell>
          <table:table-cell office:value-type="float" office:value="99.9" calcext:value-type="float">
            <text:p>99.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29703" calcext:value-type="float">
            <text:p>29703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0030" calcext:value-type="float">
            <text:p>30030</text:p>
          </table:table-cell>
          <table:table-cell office:value-type="float" office:value="94.1" calcext:value-type="float">
            <text:p>94.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0327" calcext:value-type="float">
            <text:p>30327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0627" calcext:value-type="float">
            <text:p>30627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0956" calcext:value-type="float">
            <text:p>30956</text:p>
          </table:table-cell>
          <table:table-cell office:value-type="float" office:value="94.1" calcext:value-type="float">
            <text:p>94.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1267" calcext:value-type="float">
            <text:p>31267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1584" calcext:value-type="float">
            <text:p>31584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1908" calcext:value-type="float">
            <text:p>31908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2234" calcext:value-type="float">
            <text:p>32234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2576" calcext:value-type="float">
            <text:p>32576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2913" calcext:value-type="float">
            <text:p>32913</text:p>
          </table:table-cell>
          <table:table-cell office:value-type="float" office:value="94.4" calcext:value-type="float">
            <text:p>94.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3227" calcext:value-type="float">
            <text:p>33227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3539" calcext:value-type="float">
            <text:p>33539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3838" calcext:value-type="float">
            <text:p>33838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4148" calcext:value-type="float">
            <text:p>34148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4451" calcext:value-type="float">
            <text:p>34451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4756" calcext:value-type="float">
            <text:p>34756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5032" calcext:value-type="float">
            <text:p>35032</text:p>
          </table:table-cell>
          <table:table-cell office:value-type="float" office:value="94.4" calcext:value-type="float">
            <text:p>94.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5350" calcext:value-type="float">
            <text:p>35350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5646" calcext:value-type="float">
            <text:p>35646</text:p>
          </table:table-cell>
          <table:table-cell office:value-type="float" office:value="29.4" calcext:value-type="float">
            <text:p>29.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5990" calcext:value-type="float">
            <text:p>35990</text:p>
          </table:table-cell>
          <table:table-cell office:value-type="float" office:value="99.9" calcext:value-type="float">
            <text:p>99.9</text:p>
          </table:table-cell>
          <table:table-cell office:value-type="float" office:value="0.5" calcext:value-type="float">
            <text:p>0.5</text:p>
          </table:table-cell>
          <table:table-cell office:value-type="float" office:value="179556" calcext:value-type="float">
            <text:p>1795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6271" calcext:value-type="float">
            <text:p>36271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187212" calcext:value-type="float">
            <text:p>1872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6586" calcext:value-type="float">
            <text:p>36586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4108" calcext:value-type="float">
            <text:p>2041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6904" calcext:value-type="float">
            <text:p>36904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6020" calcext:value-type="float">
            <text:p>226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7212" calcext:value-type="float">
            <text:p>37212</text:p>
          </table:table-cell>
          <table:table-cell office:value-type="float" office:value="94.4" calcext:value-type="float">
            <text:p>94.4</text:p>
          </table:table-cell>
          <table:table-cell office:value-type="float" office:value="0.8" calcext:value-type="float">
            <text:p>0.8</text:p>
          </table:table-cell>
          <table:table-cell office:value-type="float" office:value="247932" calcext:value-type="float">
            <text:p>2479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7518" calcext:value-type="float">
            <text:p>37518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68524" calcext:value-type="float">
            <text:p>2685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7822" calcext:value-type="float">
            <text:p>37822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90172" calcext:value-type="float">
            <text:p>2901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8128" calcext:value-type="float">
            <text:p>38128</text:p>
          </table:table-cell>
          <table:table-cell office:value-type="float" office:value="94.1" calcext:value-type="float">
            <text:p>94.1</text:p>
          </table:table-cell>
          <table:table-cell office:value-type="float" office:value="0.9" calcext:value-type="float">
            <text:p>0.9</text:p>
          </table:table-cell>
          <table:table-cell office:value-type="float" office:value="311556" calcext:value-type="float">
            <text:p>3115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8434" calcext:value-type="float">
            <text:p>38434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2940" calcext:value-type="float">
            <text:p>3329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8741" calcext:value-type="float">
            <text:p>38741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54588" calcext:value-type="float">
            <text:p>3545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9051" calcext:value-type="float">
            <text:p>39051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74916" calcext:value-type="float">
            <text:p>3749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9357" calcext:value-type="float">
            <text:p>39357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96036" calcext:value-type="float">
            <text:p>3960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9663" calcext:value-type="float">
            <text:p>39663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17684" calcext:value-type="float">
            <text:p>4176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39969" calcext:value-type="float">
            <text:p>39969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39596" calcext:value-type="float">
            <text:p>4395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0282" calcext:value-type="float">
            <text:p>40282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88692" calcext:value-type="float">
            <text:p>4886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0585" calcext:value-type="float">
            <text:p>40585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99488" calcext:value-type="float">
            <text:p>7994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0916" calcext:value-type="float">
            <text:p>40916</text:p>
          </table:table-cell>
          <table:table-cell office:value-type="float" office:value="94.1" calcext:value-type="float">
            <text:p>94.1</text:p>
          </table:table-cell>
          <table:table-cell office:value-type="float" office:value="2.3" calcext:value-type="float">
            <text:p>2.3</text:p>
          </table:table-cell>
          <table:table-cell office:value-type="float" office:value="761944" calcext:value-type="float">
            <text:p>761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1218" calcext:value-type="float">
            <text:p>41218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944" calcext:value-type="float">
            <text:p>761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1534" calcext:value-type="float">
            <text:p>41534</text:p>
          </table:table-cell>
          <table:table-cell office:value-type="float" office:value="94.4" calcext:value-type="float">
            <text:p>94.4</text:p>
          </table:table-cell>
          <table:table-cell office:value-type="float" office:value="2.3" calcext:value-type="float">
            <text:p>2.3</text:p>
          </table:table-cell>
          <table:table-cell office:value-type="float" office:value="761944" calcext:value-type="float">
            <text:p>761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1853" calcext:value-type="float">
            <text:p>41853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944" calcext:value-type="float">
            <text:p>761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2198" calcext:value-type="float">
            <text:p>42198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944" calcext:value-type="float">
            <text:p>761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2531" calcext:value-type="float">
            <text:p>42531</text:p>
          </table:table-cell>
          <table:table-cell office:value-type="float" office:value="94.4" calcext:value-type="float">
            <text:p>94.4</text:p>
          </table:table-cell>
          <table:table-cell office:value-type="float" office:value="2.3" calcext:value-type="float">
            <text:p>2.3</text:p>
          </table:table-cell>
          <table:table-cell office:value-type="float" office:value="761944" calcext:value-type="float">
            <text:p>761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2861" calcext:value-type="float">
            <text:p>42861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944" calcext:value-type="float">
            <text:p>761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3151" calcext:value-type="float">
            <text:p>43151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944" calcext:value-type="float">
            <text:p>761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3477" calcext:value-type="float">
            <text:p>43477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944" calcext:value-type="float">
            <text:p>761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3796" calcext:value-type="float">
            <text:p>43796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944" calcext:value-type="float">
            <text:p>761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4105" calcext:value-type="float">
            <text:p>44105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944" calcext:value-type="float">
            <text:p>761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4411" calcext:value-type="float">
            <text:p>44411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4722" calcext:value-type="float">
            <text:p>44722</text:p>
          </table:table-cell>
          <table:table-cell office:value-type="float" office:value="94.1" calcext:value-type="float">
            <text:p>94.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5027" calcext:value-type="float">
            <text:p>45027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5333" calcext:value-type="float">
            <text:p>45333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5643" calcext:value-type="float">
            <text:p>45643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5951" calcext:value-type="float">
            <text:p>45951</text:p>
          </table:table-cell>
          <table:table-cell office:value-type="float" office:value="94.4" calcext:value-type="float">
            <text:p>94.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6251" calcext:value-type="float">
            <text:p>46251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6553" calcext:value-type="float">
            <text:p>46553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52164" calcext:value-type="float">
            <text:p>9521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6862" calcext:value-type="float">
            <text:p>46862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7162" calcext:value-type="float">
            <text:p>4716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9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7469" calcext:value-type="float">
            <text:p>47469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7778" calcext:value-type="float">
            <text:p>47778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8082" calcext:value-type="float">
            <text:p>48082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8377" calcext:value-type="float">
            <text:p>48377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8675" calcext:value-type="float">
            <text:p>48675</text:p>
          </table:table-cell>
          <table:table-cell office:value-type="float" office:value="94.4" calcext:value-type="float">
            <text:p>94.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8969" calcext:value-type="float">
            <text:p>48969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9265" calcext:value-type="float">
            <text:p>49265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9571" calcext:value-type="float">
            <text:p>49571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49879" calcext:value-type="float">
            <text:p>49879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0193" calcext:value-type="float">
            <text:p>50193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0494" calcext:value-type="float">
            <text:p>50494</text:p>
          </table:table-cell>
          <table:table-cell office:value-type="float" office:value="88.9" calcext:value-type="float">
            <text:p>88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0803" calcext:value-type="float">
            <text:p>50803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1104" calcext:value-type="float">
            <text:p>51104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1427" calcext:value-type="float">
            <text:p>51427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1746" calcext:value-type="float">
            <text:p>51746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2081" calcext:value-type="float">
            <text:p>52081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2424" calcext:value-type="float">
            <text:p>52424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2743" calcext:value-type="float">
            <text:p>52743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3040" calcext:value-type="float">
            <text:p>53040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3334" calcext:value-type="float">
            <text:p>53334</text:p>
          </table:table-cell>
          <table:table-cell office:value-type="float" office:value="94.4" calcext:value-type="float">
            <text:p>94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3636" calcext:value-type="float">
            <text:p>53636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3926" calcext:value-type="float">
            <text:p>53926</text:p>
          </table:table-cell>
          <table:table-cell office:value-type="float" office:value="94.4" calcext:value-type="float">
            <text:p>94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4222" calcext:value-type="float">
            <text:p>54222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4522" calcext:value-type="float">
            <text:p>54522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4832" calcext:value-type="float">
            <text:p>54832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5133" calcext:value-type="float">
            <text:p>55133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5414" calcext:value-type="float">
            <text:p>55414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5723" calcext:value-type="float">
            <text:p>55723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6005" calcext:value-type="float">
            <text:p>56005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6322" calcext:value-type="float">
            <text:p>56322</text:p>
          </table:table-cell>
          <table:table-cell office:value-type="float" office:value="99.9" calcext:value-type="float">
            <text:p>99.9</text:p>
          </table:table-cell>
          <table:table-cell office:value-type="float" office:value="2.9" calcext:value-type="float">
            <text:p>2.9</text:p>
          </table:table-cell>
          <table:table-cell office:value-type="float" office:value="943932" calcext:value-type="float">
            <text:p>9439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6627" calcext:value-type="float">
            <text:p>5662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4,1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6934" calcext:value-type="float">
            <text:p>56934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7239" calcext:value-type="float">
            <text:p>57239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7340" calcext:value-type="float">
            <text:p>787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7525" calcext:value-type="float">
            <text:p>57525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7340" calcext:value-type="float">
            <text:p>787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7805" calcext:value-type="float">
            <text:p>57805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8080" calcext:value-type="float">
            <text:p>58080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8353" calcext:value-type="float">
            <text:p>58353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8658" calcext:value-type="float">
            <text:p>58658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8963" calcext:value-type="float">
            <text:p>58963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9272" calcext:value-type="float">
            <text:p>59272</text:p>
          </table:table-cell>
          <table:table-cell office:value-type="float" office:value="99.9" calcext:value-type="float">
            <text:p>99.9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9595" calcext:value-type="float">
            <text:p>59595</text:p>
          </table:table-cell>
          <table:table-cell office:value-type="float" office:value="99.9" calcext:value-type="float">
            <text:p>99.9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4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59907" calcext:value-type="float">
            <text:p>59907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0209" calcext:value-type="float">
            <text:p>60209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0519" calcext:value-type="float">
            <text:p>60519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0829" calcext:value-type="float">
            <text:p>60829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1135" calcext:value-type="float">
            <text:p>61135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1459" calcext:value-type="float">
            <text:p>61459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1781" calcext:value-type="float">
            <text:p>61781</text:p>
          </table:table-cell>
          <table:table-cell office:value-type="float" office:value="99.9" calcext:value-type="float">
            <text:p>99.9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2103" calcext:value-type="float">
            <text:p>62103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2413" calcext:value-type="float">
            <text:p>62413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2713" calcext:value-type="float">
            <text:p>62713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3011" calcext:value-type="float">
            <text:p>63011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3305" calcext:value-type="float">
            <text:p>63305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3605" calcext:value-type="float">
            <text:p>63605</text:p>
          </table:table-cell>
          <table:table-cell office:value-type="float" office:value="99.9" calcext:value-type="float">
            <text:p>99.9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3925" calcext:value-type="float">
            <text:p>63925</text:p>
          </table:table-cell>
          <table:table-cell office:value-type="float" office:value="94.4" calcext:value-type="float">
            <text:p>94.4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4234" calcext:value-type="float">
            <text:p>64234</text:p>
          </table:table-cell>
          <table:table-cell office:value-type="float" office:value="94.4" calcext:value-type="float">
            <text:p>94.4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4539" calcext:value-type="float">
            <text:p>64539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4858" calcext:value-type="float">
            <text:p>64858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5141" calcext:value-type="float">
            <text:p>65141</text:p>
          </table:table-cell>
          <table:table-cell office:value-type="float" office:value="99.9" calcext:value-type="float">
            <text:p>99.9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5428" calcext:value-type="float">
            <text:p>65428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5717" calcext:value-type="float">
            <text:p>65717</text:p>
          </table:table-cell>
          <table:table-cell office:value-type="float" office:value="99.9" calcext:value-type="float">
            <text:p>99.9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3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6037" calcext:value-type="float">
            <text:p>66037</text:p>
          </table:table-cell>
          <table:table-cell office:value-type="float" office:value="99.9" calcext:value-type="float">
            <text:p>99.9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3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6365" calcext:value-type="float">
            <text:p>66365</text:p>
          </table:table-cell>
          <table:table-cell office:value-type="float" office:value="94.4" calcext:value-type="float">
            <text:p>94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6702" calcext:value-type="float">
            <text:p>66702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7019" calcext:value-type="float">
            <text:p>67019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7313" calcext:value-type="float">
            <text:p>67313</text:p>
          </table:table-cell>
          <table:table-cell office:value-type="float" office:value="94.4" calcext:value-type="float">
            <text:p>94.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7600" calcext:value-type="float">
            <text:p>67600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7885" calcext:value-type="float">
            <text:p>67885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8199" calcext:value-type="float">
            <text:p>68199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8525" calcext:value-type="float">
            <text:p>68525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8827" calcext:value-type="float">
            <text:p>68827</text:p>
          </table:table-cell>
          <table:table-cell office:value-type="float" office:value="99.9" calcext:value-type="float">
            <text:p>99.9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9116" calcext:value-type="float">
            <text:p>69116</text:p>
          </table:table-cell>
          <table:table-cell office:value-type="float" office:value="99.9" calcext:value-type="float">
            <text:p>99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9402" calcext:value-type="float">
            <text:p>69402</text:p>
          </table:table-cell>
          <table:table-cell office:value-type="float" office:value="94.4" calcext:value-type="float">
            <text:p>94.4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9707" calcext:value-type="float">
            <text:p>69707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69996" calcext:value-type="float">
            <text:p>69996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0287" calcext:value-type="float">
            <text:p>70287</text:p>
          </table:table-cell>
          <table:table-cell office:value-type="float" office:value="99.9" calcext:value-type="float">
            <text:p>99.9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0573" calcext:value-type="float">
            <text:p>70573</text:p>
          </table:table-cell>
          <table:table-cell office:value-type="float" office:value="94.4" calcext:value-type="float">
            <text:p>94.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0858" calcext:value-type="float">
            <text:p>70858</text:p>
          </table:table-cell>
          <table:table-cell office:value-type="float" office:value="99.9" calcext:value-type="float">
            <text:p>99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1179" calcext:value-type="float">
            <text:p>71179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1484" calcext:value-type="float">
            <text:p>71484</text:p>
          </table:table-cell>
          <table:table-cell office:value-type="float" office:value="94.4" calcext:value-type="float">
            <text:p>94.4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1796" calcext:value-type="float">
            <text:p>71796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2098" calcext:value-type="float">
            <text:p>72098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2390" calcext:value-type="float">
            <text:p>72390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2681" calcext:value-type="float">
            <text:p>72681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2980" calcext:value-type="float">
            <text:p>72980</text:p>
          </table:table-cell>
          <table:table-cell office:value-type="float" office:value="94.4" calcext:value-type="float">
            <text:p>94.4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3277" calcext:value-type="float">
            <text:p>73277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3567" calcext:value-type="float">
            <text:p>73567</text:p>
          </table:table-cell>
          <table:table-cell office:value-type="float" office:value="94.1" calcext:value-type="float">
            <text:p>94.1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3851" calcext:value-type="float">
            <text:p>73851</text:p>
          </table:table-cell>
          <table:table-cell office:value-type="float" office:value="94.4" calcext:value-type="float">
            <text:p>94.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4153" calcext:value-type="float">
            <text:p>74153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4446" calcext:value-type="float">
            <text:p>74446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4739" calcext:value-type="float">
            <text:p>74739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5026" calcext:value-type="float">
            <text:p>75026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5316" calcext:value-type="float">
            <text:p>75316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5637" calcext:value-type="float">
            <text:p>75637</text:p>
          </table:table-cell>
          <table:table-cell office:value-type="float" office:value="94.4" calcext:value-type="float">
            <text:p>94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5949" calcext:value-type="float">
            <text:p>75949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6252" calcext:value-type="float">
            <text:p>76252</text:p>
          </table:table-cell>
          <table:table-cell office:value-type="float" office:value="94.4" calcext:value-type="float">
            <text:p>94.4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6555" calcext:value-type="float">
            <text:p>76555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6861" calcext:value-type="float">
            <text:p>76861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7161" calcext:value-type="float">
            <text:p>77161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7461" calcext:value-type="float">
            <text:p>77461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7783" calcext:value-type="float">
            <text:p>77783</text:p>
          </table:table-cell>
          <table:table-cell office:value-type="float" office:value="94.4" calcext:value-type="float">
            <text:p>94.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8092" calcext:value-type="float">
            <text:p>78092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8409" calcext:value-type="float">
            <text:p>78409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8719" calcext:value-type="float">
            <text:p>78719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9019" calcext:value-type="float">
            <text:p>79019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9323" calcext:value-type="float">
            <text:p>79323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9626" calcext:value-type="float">
            <text:p>79626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79939" calcext:value-type="float">
            <text:p>79939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0247" calcext:value-type="float">
            <text:p>80247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0551" calcext:value-type="float">
            <text:p>80551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0854" calcext:value-type="float">
            <text:p>80854</text:p>
          </table:table-cell>
          <table:table-cell office:value-type="float" office:value="94.4" calcext:value-type="float">
            <text:p>94.4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1159" calcext:value-type="float">
            <text:p>81159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1464" calcext:value-type="float">
            <text:p>81464</text:p>
          </table:table-cell>
          <table:table-cell office:value-type="float" office:value="94.4" calcext:value-type="float">
            <text:p>94.4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1774" calcext:value-type="float">
            <text:p>81774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2086" calcext:value-type="float">
            <text:p>82086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2392" calcext:value-type="float">
            <text:p>82392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2695" calcext:value-type="float">
            <text:p>82695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2998" calcext:value-type="float">
            <text:p>82998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3300" calcext:value-type="float">
            <text:p>83300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3601" calcext:value-type="float">
            <text:p>83601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3907" calcext:value-type="float">
            <text:p>83907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4214" calcext:value-type="float">
            <text:p>84214</text:p>
          </table:table-cell>
          <table:table-cell office:value-type="float" office:value="99.9" calcext:value-type="float">
            <text:p>9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4526" calcext:value-type="float">
            <text:p>84526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4832" calcext:value-type="float">
            <text:p>84832</text:p>
          </table:table-cell>
          <table:table-cell office:value-type="float" office:value="94.4" calcext:value-type="float">
            <text:p>94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5139" calcext:value-type="float">
            <text:p>85139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5442" calcext:value-type="float">
            <text:p>85442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5745" calcext:value-type="float">
            <text:p>85745</text:p>
          </table:table-cell>
          <table:table-cell office:value-type="float" office:value="94.4" calcext:value-type="float">
            <text:p>94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6051" calcext:value-type="float">
            <text:p>86051</text:p>
          </table:table-cell>
          <table:table-cell office:value-type="float" office:value="99.9" calcext:value-type="float">
            <text:p>99.9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3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6357" calcext:value-type="float">
            <text:p>86357</text:p>
          </table:table-cell>
          <table:table-cell office:value-type="float" office:value="99.9" calcext:value-type="float">
            <text:p>99.9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4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6664" calcext:value-type="float">
            <text:p>86664</text:p>
          </table:table-cell>
          <table:table-cell office:value-type="float" office:value="99.9" calcext:value-type="float">
            <text:p>99.9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4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6971" calcext:value-type="float">
            <text:p>86971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7287" calcext:value-type="float">
            <text:p>87287</text:p>
          </table:table-cell>
          <table:table-cell office:value-type="float" office:value="99.9" calcext:value-type="float">
            <text:p>99.9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5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7596" calcext:value-type="float">
            <text:p>87596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7910" calcext:value-type="float">
            <text:p>87910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8217" calcext:value-type="float">
            <text:p>88217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8509" calcext:value-type="float">
            <text:p>88509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8796" calcext:value-type="float">
            <text:p>88796</text:p>
          </table:table-cell>
          <table:table-cell office:value-type="float" office:value="99.9" calcext:value-type="float">
            <text:p>99.9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9098" calcext:value-type="float">
            <text:p>89098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9411" calcext:value-type="float">
            <text:p>89411</text:p>
          </table:table-cell>
          <table:table-cell office:value-type="float" office:value="99.9" calcext:value-type="float">
            <text:p>99.9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3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89722" calcext:value-type="float">
            <text:p>89722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0012" calcext:value-type="float">
            <text:p>90012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0297" calcext:value-type="float">
            <text:p>90297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0600" calcext:value-type="float">
            <text:p>90600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0922" calcext:value-type="float">
            <text:p>90922</text:p>
          </table:table-cell>
          <table:table-cell office:value-type="float" office:value="94.4" calcext:value-type="float">
            <text:p>94.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3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1242" calcext:value-type="float">
            <text:p>91242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1559" calcext:value-type="float">
            <text:p>91559</text:p>
          </table:table-cell>
          <table:table-cell office:value-type="float" office:value="99.9" calcext:value-type="float">
            <text:p>99.9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1902" calcext:value-type="float">
            <text:p>91902</text:p>
          </table:table-cell>
          <table:table-cell office:value-type="float" office:value="94.4" calcext:value-type="float">
            <text:p>94.4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2234" calcext:value-type="float">
            <text:p>92234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2544" calcext:value-type="float">
            <text:p>92544</text:p>
          </table:table-cell>
          <table:table-cell office:value-type="float" office:value="94.4" calcext:value-type="float">
            <text:p>94.4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2849" calcext:value-type="float">
            <text:p>92849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3147" calcext:value-type="float">
            <text:p>93147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3447" calcext:value-type="float">
            <text:p>93447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3748" calcext:value-type="float">
            <text:p>93748</text:p>
          </table:table-cell>
          <table:table-cell office:value-type="float" office:value="99.9" calcext:value-type="float">
            <text:p>99.9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4072" calcext:value-type="float">
            <text:p>94072</text:p>
          </table:table-cell>
          <table:table-cell office:value-type="float" office:value="94.4" calcext:value-type="float">
            <text:p>94.4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4398" calcext:value-type="float">
            <text:p>94398</text:p>
          </table:table-cell>
          <table:table-cell office:value-type="float" office:value="99.9" calcext:value-type="float">
            <text:p>99.9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4706" calcext:value-type="float">
            <text:p>94706</text:p>
          </table:table-cell>
          <table:table-cell office:value-type="float" office:value="99.9" calcext:value-type="float">
            <text:p>99.9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4991" calcext:value-type="float">
            <text:p>94991</text:p>
          </table:table-cell>
          <table:table-cell office:value-type="float" office:value="22.2" calcext:value-type="float">
            <text:p>22.2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5297" calcext:value-type="float">
            <text:p>95297</text:p>
          </table:table-cell>
          <table:table-cell office:value-type="float" office:value="41.2" calcext:value-type="float">
            <text:p>41.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5611" calcext:value-type="float">
            <text:p>95611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17888" calcext:value-type="float">
            <text:p>617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5914" calcext:value-type="float">
            <text:p>95914</text:p>
          </table:table-cell>
          <table:table-cell office:value-type="float" office:value="94.4" calcext:value-type="float">
            <text:p>94.4</text:p>
          </table:table-cell>
          <table:table-cell office:value-type="float" office:value="1.9" calcext:value-type="float">
            <text:p>1.9</text:p>
          </table:table-cell>
          <table:table-cell office:value-type="float" office:value="617888" calcext:value-type="float">
            <text:p>617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6228" calcext:value-type="float">
            <text:p>96228</text:p>
          </table:table-cell>
          <table:table-cell office:value-type="float" office:value="99.9" calcext:value-type="float">
            <text:p>99.9</text:p>
          </table:table-cell>
          <table:table-cell office:value-type="float" office:value="1.9" calcext:value-type="float">
            <text:p>1.9</text:p>
          </table:table-cell>
          <table:table-cell office:value-type="float" office:value="628448" calcext:value-type="float">
            <text:p>6284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6539" calcext:value-type="float">
            <text:p>96539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44024" calcext:value-type="float">
            <text:p>6440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6852" calcext:value-type="float">
            <text:p>96852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9336" calcext:value-type="float">
            <text:p>6593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7172" calcext:value-type="float">
            <text:p>97172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74648" calcext:value-type="float">
            <text:p>6746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7484" calcext:value-type="float">
            <text:p>97484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89432" calcext:value-type="float">
            <text:p>6894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7807" calcext:value-type="float">
            <text:p>97807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705272" calcext:value-type="float">
            <text:p>7052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8124" calcext:value-type="float">
            <text:p>98124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20584" calcext:value-type="float">
            <text:p>7205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8433" calcext:value-type="float">
            <text:p>98433</text:p>
          </table:table-cell>
          <table:table-cell office:value-type="float" office:value="88.9" calcext:value-type="float">
            <text:p>88.9</text:p>
          </table:table-cell>
          <table:table-cell office:value-type="float" office:value="2.2" calcext:value-type="float">
            <text:p>2.2</text:p>
          </table:table-cell>
          <table:table-cell office:value-type="float" office:value="736160" calcext:value-type="float">
            <text:p>7361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8744" calcext:value-type="float">
            <text:p>98744</text:p>
          </table:table-cell>
          <table:table-cell office:value-type="float" office:value="94.4" calcext:value-type="float">
            <text:p>94.4</text:p>
          </table:table-cell>
          <table:table-cell office:value-type="float" office:value="2.3" calcext:value-type="float">
            <text:p>2.3</text:p>
          </table:table-cell>
          <table:table-cell office:value-type="float" office:value="751472" calcext:value-type="float">
            <text:p>7514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9056" calcext:value-type="float">
            <text:p>99056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6784" calcext:value-type="float">
            <text:p>7667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9370" calcext:value-type="float">
            <text:p>99370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82096" calcext:value-type="float">
            <text:p>7820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99684" calcext:value-type="float">
            <text:p>99684</text:p>
          </table:table-cell>
          <table:table-cell office:value-type="float" office:value="94.4" calcext:value-type="float">
            <text:p>94.4</text:p>
          </table:table-cell>
          <table:table-cell office:value-type="float" office:value="2.7" calcext:value-type="float">
            <text:p>2.7</text:p>
          </table:table-cell>
          <table:table-cell office:value-type="float" office:value="895268" calcext:value-type="float">
            <text:p>8952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0002" calcext:value-type="float">
            <text:p>10000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0320" calcext:value-type="float">
            <text:p>100320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0636" calcext:value-type="float">
            <text:p>10063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0951" calcext:value-type="float">
            <text:p>100951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1265" calcext:value-type="float">
            <text:p>10126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1571" calcext:value-type="float">
            <text:p>10157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1862" calcext:value-type="float">
            <text:p>101862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2162" calcext:value-type="float">
            <text:p>10216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8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2469" calcext:value-type="float">
            <text:p>102469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2765" calcext:value-type="float">
            <text:p>102765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3064" calcext:value-type="float">
            <text:p>103064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3387" calcext:value-type="float">
            <text:p>103387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3716" calcext:value-type="float">
            <text:p>103716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4031" calcext:value-type="float">
            <text:p>104031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4350" calcext:value-type="float">
            <text:p>104350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4662" calcext:value-type="float">
            <text:p>104662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4989" calcext:value-type="float">
            <text:p>104989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5299" calcext:value-type="float">
            <text:p>105299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5594" calcext:value-type="float">
            <text:p>105594</text:p>
          </table:table-cell>
          <table:table-cell office:value-type="float" office:value="94.4" calcext:value-type="float">
            <text:p>94.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5897" calcext:value-type="float">
            <text:p>105897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6207" calcext:value-type="float">
            <text:p>106207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6514" calcext:value-type="float">
            <text:p>106514</text:p>
          </table:table-cell>
          <table:table-cell office:value-type="float" office:value="94.4" calcext:value-type="float">
            <text:p>94.4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6827" calcext:value-type="float">
            <text:p>106827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7130" calcext:value-type="float">
            <text:p>107130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7435" calcext:value-type="float">
            <text:p>107435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7746" calcext:value-type="float">
            <text:p>107746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8057" calcext:value-type="float">
            <text:p>108057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8361" calcext:value-type="float">
            <text:p>108361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8666" calcext:value-type="float">
            <text:p>108666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8945" calcext:value-type="float">
            <text:p>108945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9228" calcext:value-type="float">
            <text:p>109228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9508" calcext:value-type="float">
            <text:p>109508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09784" calcext:value-type="float">
            <text:p>109784</text:p>
          </table:table-cell>
          <table:table-cell office:value-type="float" office:value="94.4" calcext:value-type="float">
            <text:p>94.4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0064" calcext:value-type="float">
            <text:p>110064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0344" calcext:value-type="float">
            <text:p>110344</text:p>
          </table:table-cell>
          <table:table-cell office:value-type="float" office:value="94.4" calcext:value-type="float">
            <text:p>94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0632" calcext:value-type="float">
            <text:p>110632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0914" calcext:value-type="float">
            <text:p>110914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3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1200" calcext:value-type="float">
            <text:p>111200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3,3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1484" calcext:value-type="float">
            <text:p>111484</text:p>
          </table:table-cell>
          <table:table-cell office:value-type="float" office:value="94.4" calcext:value-type="float">
            <text:p>94.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1787" calcext:value-type="float">
            <text:p>111787</text:p>
          </table:table-cell>
          <table:table-cell office:value-type="float" office:value="99.9" calcext:value-type="float">
            <text:p>9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2077" calcext:value-type="float">
            <text:p>112077</text:p>
          </table:table-cell>
          <table:table-cell office:value-type="float" office:value="99.9" calcext:value-type="float">
            <text:p>99.9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2369" calcext:value-type="float">
            <text:p>112369</text:p>
          </table:table-cell>
          <table:table-cell office:value-type="float" office:value="94.1" calcext:value-type="float">
            <text:p>94.1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2661" calcext:value-type="float">
            <text:p>112661</text:p>
          </table:table-cell>
          <table:table-cell office:value-type="float" office:value="99.9" calcext:value-type="float">
            <text:p>99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2950" calcext:value-type="float">
            <text:p>112950</text:p>
          </table:table-cell>
          <table:table-cell office:value-type="float" office:value="99.9" calcext:value-type="float">
            <text:p>99.9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3243" calcext:value-type="float">
            <text:p>113243</text:p>
          </table:table-cell>
          <table:table-cell office:value-type="float" office:value="94.4" calcext:value-type="float">
            <text:p>94.4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3534" calcext:value-type="float">
            <text:p>113534</text:p>
          </table:table-cell>
          <table:table-cell office:value-type="float" office:value="94.4" calcext:value-type="float">
            <text:p>94.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3826" calcext:value-type="float">
            <text:p>113826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4119" calcext:value-type="float">
            <text:p>114119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4406" calcext:value-type="float">
            <text:p>114406</text:p>
          </table:table-cell>
          <table:table-cell office:value-type="float" office:value="99.9" calcext:value-type="float">
            <text:p>99.9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4703" calcext:value-type="float">
            <text:p>114703</text:p>
          </table:table-cell>
          <table:table-cell office:value-type="float" office:value="94.4" calcext:value-type="float">
            <text:p>94.4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5005" calcext:value-type="float">
            <text:p>115005</text:p>
          </table:table-cell>
          <table:table-cell office:value-type="float" office:value="94.4" calcext:value-type="float">
            <text:p>94.4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5300" calcext:value-type="float">
            <text:p>115300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5647" calcext:value-type="float">
            <text:p>115647</text:p>
          </table:table-cell>
          <table:table-cell office:value-type="float" office:value="99.9" calcext:value-type="float">
            <text:p>99.9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5946" calcext:value-type="float">
            <text:p>115946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6241" calcext:value-type="float">
            <text:p>116241</text:p>
          </table:table-cell>
          <table:table-cell office:value-type="float" office:value="99.9" calcext:value-type="float">
            <text:p>99.9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6532" calcext:value-type="float">
            <text:p>116532</text:p>
          </table:table-cell>
          <table:table-cell office:value-type="float" office:value="94.4" calcext:value-type="float">
            <text:p>94.4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6832" calcext:value-type="float">
            <text:p>116832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7128" calcext:value-type="float">
            <text:p>117128</text:p>
          </table:table-cell>
          <table:table-cell office:value-type="float" office:value="99.9" calcext:value-type="float">
            <text:p>99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7459" calcext:value-type="float">
            <text:p>117459</text:p>
          </table:table-cell>
          <table:table-cell office:value-type="float" office:value="99.9" calcext:value-type="float">
            <text:p>99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7806" calcext:value-type="float">
            <text:p>117806</text:p>
          </table:table-cell>
          <table:table-cell office:value-type="float" office:value="99.9" calcext:value-type="float">
            <text:p>99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8149" calcext:value-type="float">
            <text:p>118149</text:p>
          </table:table-cell>
          <table:table-cell office:value-type="float" office:value="99.9" calcext:value-type="float">
            <text:p>99.9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2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8467" calcext:value-type="float">
            <text:p>118467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8785" calcext:value-type="float">
            <text:p>118785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9061" calcext:value-type="float">
            <text:p>119061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9372" calcext:value-type="float">
            <text:p>119372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9678" calcext:value-type="float">
            <text:p>119678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19976" calcext:value-type="float">
            <text:p>119976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20263" calcext:value-type="float">
            <text:p>120263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20556" calcext:value-type="float">
            <text:p>120556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20853" calcext:value-type="float">
            <text:p>120853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21147" calcext:value-type="float">
            <text:p>121147</text:p>
          </table:table-cell>
          <table:table-cell office:value-type="float" office:value="99.9" calcext:value-type="float">
            <text:p>99.9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21443" calcext:value-type="float">
            <text:p>121443</text:p>
          </table:table-cell>
          <table:table-cell office:value-type="float" office:value="88.2" calcext:value-type="float">
            <text:p>88.2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12505" calcext:value-type="float">
            <text:p>3712505</text:p>
          </table:table-cell>
          <table:table-cell office:value-type="float" office:value="121749" calcext:value-type="float">
            <text:p>121749</text:p>
          </table:table-cell>
          <table:table-cell office:value-type="float" office:value="52.9" calcext:value-type="float">
            <text:p>52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603" calcext:value-type="float">
            <text:p>1603</text:p>
          </table:table-cell>
          <table:table-cell office:value-type="float" office:value="72.2" calcext:value-type="float">
            <text:p>72.2</text:p>
          </table:table-cell>
          <table:table-cell office:value-type="float" office:value="0.3" calcext:value-type="float">
            <text:p>0.3</text:p>
          </table:table-cell>
          <table:table-cell office:value-type="float" office:value="106560" calcext:value-type="float">
            <text:p>1065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909" calcext:value-type="float">
            <text:p>1909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18440" calcext:value-type="float">
            <text:p>1184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200" calcext:value-type="float">
            <text:p>2200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38504" calcext:value-type="float">
            <text:p>1385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547" calcext:value-type="float">
            <text:p>2547</text:p>
          </table:table-cell>
          <table:table-cell office:value-type="float" office:value="99.9" calcext:value-type="float">
            <text:p>99.9</text:p>
          </table:table-cell>
          <table:table-cell office:value-type="float" office:value="0.5" calcext:value-type="float">
            <text:p>0.5</text:p>
          </table:table-cell>
          <table:table-cell office:value-type="float" office:value="161732" calcext:value-type="float">
            <text:p>1617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856" calcext:value-type="float">
            <text:p>2856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181780" calcext:value-type="float">
            <text:p>1817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170" calcext:value-type="float">
            <text:p>3170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3672" calcext:value-type="float">
            <text:p>2036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475" calcext:value-type="float">
            <text:p>3475</text:p>
          </table:table-cell>
          <table:table-cell office:value-type="float" office:value="94.4" calcext:value-type="float">
            <text:p>94.4</text:p>
          </table:table-cell>
          <table:table-cell office:value-type="float" office:value="0.7" calcext:value-type="float">
            <text:p>0.7</text:p>
          </table:table-cell>
          <table:table-cell office:value-type="float" office:value="224256" calcext:value-type="float">
            <text:p>2242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779" calcext:value-type="float">
            <text:p>3779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45096" calcext:value-type="float">
            <text:p>2450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096" calcext:value-type="float">
            <text:p>4096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62520" calcext:value-type="float">
            <text:p>2625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372" calcext:value-type="float">
            <text:p>4372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2580" calcext:value-type="float">
            <text:p>2825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674" calcext:value-type="float">
            <text:p>4674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04492" calcext:value-type="float">
            <text:p>304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998" calcext:value-type="float">
            <text:p>4998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26140" calcext:value-type="float">
            <text:p>326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286" calcext:value-type="float">
            <text:p>5286</text:p>
          </table:table-cell>
          <table:table-cell office:value-type="float" office:value="94.4" calcext:value-type="float">
            <text:p>94.4</text:p>
          </table:table-cell>
          <table:table-cell office:value-type="float" office:value="1.1" calcext:value-type="float">
            <text:p>1.1</text:p>
          </table:table-cell>
          <table:table-cell office:value-type="float" office:value="346312" calcext:value-type="float">
            <text:p>3463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577" calcext:value-type="float">
            <text:p>5577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66376" calcext:value-type="float">
            <text:p>3663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860" calcext:value-type="float">
            <text:p>5860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86440" calcext:value-type="float">
            <text:p>3864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152" calcext:value-type="float">
            <text:p>6152</text:p>
          </table:table-cell>
          <table:table-cell office:value-type="float" office:value="94.1" calcext:value-type="float">
            <text:p>94.1</text:p>
          </table:table-cell>
          <table:table-cell office:value-type="float" office:value="1.2" calcext:value-type="float">
            <text:p>1.2</text:p>
          </table:table-cell>
          <table:table-cell office:value-type="float" office:value="405976" calcext:value-type="float">
            <text:p>4059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436" calcext:value-type="float">
            <text:p>6436</text:p>
          </table:table-cell>
          <table:table-cell office:value-type="float" office:value="99.9" calcext:value-type="float">
            <text:p>99.9</text:p>
          </table:table-cell>
          <table:table-cell office:value-type="float" office:value="2" calcext:value-type="float">
            <text:p>2</text:p>
          </table:table-cell>
          <table:table-cell office:value-type="float" office:value="657872" calcext:value-type="float">
            <text:p>6578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735" calcext:value-type="float">
            <text:p>6735</text:p>
          </table:table-cell>
          <table:table-cell office:value-type="float" office:value="99.9" calcext:value-type="float">
            <text:p>99.9</text:p>
          </table:table-cell>
          <table:table-cell office:value-type="float" office:value="1.6" calcext:value-type="float">
            <text:p>1.6</text:p>
          </table:table-cell>
          <table:table-cell office:value-type="float" office:value="521180" calcext:value-type="float">
            <text:p>5211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058" calcext:value-type="float">
            <text:p>7058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9908" calcext:value-type="float">
            <text:p>699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379" calcext:value-type="float">
            <text:p>7379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9908" calcext:value-type="float">
            <text:p>699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676" calcext:value-type="float">
            <text:p>7676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9908" calcext:value-type="float">
            <text:p>699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962" calcext:value-type="float">
            <text:p>7962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9908" calcext:value-type="float">
            <text:p>699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239" calcext:value-type="float">
            <text:p>8239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9908" calcext:value-type="float">
            <text:p>699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511" calcext:value-type="float">
            <text:p>8511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9908" calcext:value-type="float">
            <text:p>699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795" calcext:value-type="float">
            <text:p>8795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9908" calcext:value-type="float">
            <text:p>699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105" calcext:value-type="float">
            <text:p>9105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9908" calcext:value-type="float">
            <text:p>699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403" calcext:value-type="float">
            <text:p>9403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9908" calcext:value-type="float">
            <text:p>699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723" calcext:value-type="float">
            <text:p>9723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9908" calcext:value-type="float">
            <text:p>699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010" calcext:value-type="float">
            <text:p>10010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9908" calcext:value-type="float">
            <text:p>699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280" calcext:value-type="float">
            <text:p>10280</text:p>
          </table:table-cell>
          <table:table-cell office:value-type="float" office:value="99.9" calcext:value-type="float">
            <text:p>99.9</text:p>
          </table:table-cell>
          <table:table-cell office:value-type="float" office:value="2.1" calcext:value-type="float">
            <text:p>2.1</text:p>
          </table:table-cell>
          <table:table-cell office:value-type="float" office:value="699908" calcext:value-type="float">
            <text:p>6999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562" calcext:value-type="float">
            <text:p>10562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851" calcext:value-type="float">
            <text:p>10851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151" calcext:value-type="float">
            <text:p>11151</text:p>
          </table:table-cell>
          <table:table-cell office:value-type="float" office:value="94.1" calcext:value-type="float">
            <text:p>94.1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453" calcext:value-type="float">
            <text:p>11453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735" calcext:value-type="float">
            <text:p>11735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2028" calcext:value-type="float">
            <text:p>12028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2311" calcext:value-type="float">
            <text:p>12311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2614" calcext:value-type="float">
            <text:p>12614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2882" calcext:value-type="float">
            <text:p>12882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3167" calcext:value-type="float">
            <text:p>13167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3463" calcext:value-type="float">
            <text:p>13463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3759" calcext:value-type="float">
            <text:p>13759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4101" calcext:value-type="float">
            <text:p>14101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4401" calcext:value-type="float">
            <text:p>14401</text:p>
          </table:table-cell>
          <table:table-cell office:value-type="float" office:value="94.4" calcext:value-type="float">
            <text:p>9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4718" calcext:value-type="float">
            <text:p>14718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5035" calcext:value-type="float">
            <text:p>15035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5335" calcext:value-type="float">
            <text:p>15335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5624" calcext:value-type="float">
            <text:p>15624</text:p>
          </table:table-cell>
          <table:table-cell office:value-type="float" office:value="94.4" calcext:value-type="float">
            <text:p>94.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5920" calcext:value-type="float">
            <text:p>15920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6229" calcext:value-type="float">
            <text:p>16229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6543" calcext:value-type="float">
            <text:p>16543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6871" calcext:value-type="float">
            <text:p>16871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7188" calcext:value-type="float">
            <text:p>17188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7504" calcext:value-type="float">
            <text:p>17504</text:p>
          </table:table-cell>
          <table:table-cell office:value-type="float" office:value="99.9" calcext:value-type="float">
            <text:p>99.9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7833" calcext:value-type="float">
            <text:p>17833</text:p>
          </table:table-cell>
          <table:table-cell office:value-type="float" office:value="99.9" calcext:value-type="float">
            <text:p>99.9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8142" calcext:value-type="float">
            <text:p>18142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8450" calcext:value-type="float">
            <text:p>18450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8752" calcext:value-type="float">
            <text:p>18752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9053" calcext:value-type="float">
            <text:p>19053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9371" calcext:value-type="float">
            <text:p>1937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7,1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9677" calcext:value-type="float">
            <text:p>1967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2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9972" calcext:value-type="float">
            <text:p>1997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2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0294" calcext:value-type="float">
            <text:p>2029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2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0596" calcext:value-type="float">
            <text:p>2059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2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0905" calcext:value-type="float">
            <text:p>20905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2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1205" calcext:value-type="float">
            <text:p>2120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92,6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1510" calcext:value-type="float">
            <text:p>21510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1821" calcext:value-type="float">
            <text:p>21821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23756" calcext:value-type="float">
            <text:p>1237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2168" calcext:value-type="float">
            <text:p>22168</text:p>
          </table:table-cell>
          <table:table-cell office:value-type="float" office:value="99.9" calcext:value-type="float">
            <text:p>99.9</text:p>
          </table:table-cell>
          <table:table-cell office:value-type="float" office:value="0.4" calcext:value-type="float">
            <text:p>0.4</text:p>
          </table:table-cell>
          <table:table-cell office:value-type="float" office:value="135372" calcext:value-type="float">
            <text:p>1353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2488" calcext:value-type="float">
            <text:p>22488</text:p>
          </table:table-cell>
          <table:table-cell office:value-type="float" office:value="99.9" calcext:value-type="float">
            <text:p>99.9</text:p>
          </table:table-cell>
          <table:table-cell office:value-type="float" office:value="0.5" calcext:value-type="float">
            <text:p>0.5</text:p>
          </table:table-cell>
          <table:table-cell office:value-type="float" office:value="156756" calcext:value-type="float">
            <text:p>1567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2819" calcext:value-type="float">
            <text:p>22819</text:p>
          </table:table-cell>
          <table:table-cell office:value-type="float" office:value="99.9" calcext:value-type="float">
            <text:p>99.9</text:p>
          </table:table-cell>
          <table:table-cell office:value-type="float" office:value="0.5" calcext:value-type="float">
            <text:p>0.5</text:p>
          </table:table-cell>
          <table:table-cell office:value-type="float" office:value="179460" calcext:value-type="float">
            <text:p>1794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3156" calcext:value-type="float">
            <text:p>23156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2692" calcext:value-type="float">
            <text:p>2026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3468" calcext:value-type="float">
            <text:p>23468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4340" calcext:value-type="float">
            <text:p>2243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3771" calcext:value-type="float">
            <text:p>23771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45460" calcext:value-type="float">
            <text:p>2454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4079" calcext:value-type="float">
            <text:p>24079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66316" calcext:value-type="float">
            <text:p>2663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4384" calcext:value-type="float">
            <text:p>24384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87964" calcext:value-type="float">
            <text:p>2879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4690" calcext:value-type="float">
            <text:p>24690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309612" calcext:value-type="float">
            <text:p>3096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4999" calcext:value-type="float">
            <text:p>24999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0996" calcext:value-type="float">
            <text:p>3309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5311" calcext:value-type="float">
            <text:p>25311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52644" calcext:value-type="float">
            <text:p>3526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5618" calcext:value-type="float">
            <text:p>25618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74292" calcext:value-type="float">
            <text:p>3742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5931" calcext:value-type="float">
            <text:p>25931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95412" calcext:value-type="float">
            <text:p>3954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6240" calcext:value-type="float">
            <text:p>26240</text:p>
          </table:table-cell>
          <table:table-cell office:value-type="float" office:value="99.9" calcext:value-type="float">
            <text:p>99.9</text:p>
          </table:table-cell>
          <table:table-cell office:value-type="float" office:value="1.5" calcext:value-type="float">
            <text:p>1.5</text:p>
          </table:table-cell>
          <table:table-cell office:value-type="float" office:value="498708" calcext:value-type="float">
            <text:p>4987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6571" calcext:value-type="float">
            <text:p>26571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9452" calcext:value-type="float">
            <text:p>7694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6865" calcext:value-type="float">
            <text:p>26865</text:p>
          </table:table-cell>
          <table:table-cell office:value-type="float" office:value="94.4" calcext:value-type="float">
            <text:p>94.4</text:p>
          </table:table-cell>
          <table:table-cell office:value-type="float" office:value="2.2" calcext:value-type="float">
            <text:p>2.2</text:p>
          </table:table-cell>
          <table:table-cell office:value-type="float" office:value="707832" calcext:value-type="float">
            <text:p>7078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7181" calcext:value-type="float">
            <text:p>27181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07832" calcext:value-type="float">
            <text:p>7078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7508" calcext:value-type="float">
            <text:p>27508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07832" calcext:value-type="float">
            <text:p>7078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7844" calcext:value-type="float">
            <text:p>27844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07832" calcext:value-type="float">
            <text:p>7078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8194" calcext:value-type="float">
            <text:p>28194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07832" calcext:value-type="float">
            <text:p>7078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8506" calcext:value-type="float">
            <text:p>28506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07832" calcext:value-type="float">
            <text:p>7078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8797" calcext:value-type="float">
            <text:p>28797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07832" calcext:value-type="float">
            <text:p>7078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9096" calcext:value-type="float">
            <text:p>29096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07832" calcext:value-type="float">
            <text:p>7078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9393" calcext:value-type="float">
            <text:p>29393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07832" calcext:value-type="float">
            <text:p>7078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29703" calcext:value-type="float">
            <text:p>29703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07832" calcext:value-type="float">
            <text:p>7078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0030" calcext:value-type="float">
            <text:p>30030</text:p>
          </table:table-cell>
          <table:table-cell office:value-type="float" office:value="94.1" calcext:value-type="float">
            <text:p>94.1</text:p>
          </table:table-cell>
          <table:table-cell office:value-type="float" office:value="2.2" calcext:value-type="float">
            <text:p>2.2</text:p>
          </table:table-cell>
          <table:table-cell office:value-type="float" office:value="707832" calcext:value-type="float">
            <text:p>7078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0327" calcext:value-type="float">
            <text:p>30327</text:p>
          </table:table-cell>
          <table:table-cell office:value-type="float" office:value="99.9" calcext:value-type="float">
            <text:p>99.9</text:p>
          </table:table-cell>
          <table:table-cell office:value-type="float" office:value="2.7" calcext:value-type="float">
            <text:p>2.7</text:p>
          </table:table-cell>
          <table:table-cell office:value-type="float" office:value="872608" calcext:value-type="float">
            <text:p>87260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0627" calcext:value-type="float">
            <text:p>30627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0956" calcext:value-type="float">
            <text:p>30956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90212" calcext:value-type="float">
            <text:p>9902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1267" calcext:value-type="float">
            <text:p>31267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1584" calcext:value-type="float">
            <text:p>31584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1908" calcext:value-type="float">
            <text:p>31908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2234" calcext:value-type="float">
            <text:p>32234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2576" calcext:value-type="float">
            <text:p>32576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2913" calcext:value-type="float">
            <text:p>32913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3227" calcext:value-type="float">
            <text:p>33227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3539" calcext:value-type="float">
            <text:p>33539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3838" calcext:value-type="float">
            <text:p>33838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74068" calcext:value-type="float">
            <text:p>9740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4148" calcext:value-type="float">
            <text:p>34148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4451" calcext:value-type="float">
            <text:p>34451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4756" calcext:value-type="float">
            <text:p>34756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5032" calcext:value-type="float">
            <text:p>35032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5350" calcext:value-type="float">
            <text:p>35350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5646" calcext:value-type="float">
            <text:p>35646</text:p>
          </table:table-cell>
          <table:table-cell office:value-type="float" office:value="99.9" calcext:value-type="float">
            <text:p>99.9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5990" calcext:value-type="float">
            <text:p>35990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6271" calcext:value-type="float">
            <text:p>36271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6586" calcext:value-type="float">
            <text:p>36586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6904" calcext:value-type="float">
            <text:p>36904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7212" calcext:value-type="float">
            <text:p>37212</text:p>
          </table:table-cell>
          <table:table-cell office:value-type="float" office:value="94.4" calcext:value-type="float">
            <text:p>94.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7518" calcext:value-type="float">
            <text:p>37518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7822" calcext:value-type="float">
            <text:p>37822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8128" calcext:value-type="float">
            <text:p>3812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980,0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8434" calcext:value-type="float">
            <text:p>38434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8741" calcext:value-type="float">
            <text:p>3874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9051" calcext:value-type="float">
            <text:p>39051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9357" calcext:value-type="float">
            <text:p>39357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9663" calcext:value-type="float">
            <text:p>39663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39969" calcext:value-type="float">
            <text:p>39969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0282" calcext:value-type="float">
            <text:p>40282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0585" calcext:value-type="float">
            <text:p>40585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0916" calcext:value-type="float">
            <text:p>40916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1218" calcext:value-type="float">
            <text:p>41218</text:p>
          </table:table-cell>
          <table:table-cell office:value-type="float" office:value="99.9" calcext:value-type="float">
            <text:p>99.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1534" calcext:value-type="float">
            <text:p>41534</text:p>
          </table:table-cell>
          <table:table-cell office:value-type="float" office:value="94.4" calcext:value-type="float">
            <text:p>94.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1853" calcext:value-type="float">
            <text:p>41853</text:p>
          </table:table-cell>
          <table:table-cell office:value-type="float" office:value="99.9" calcext:value-type="float">
            <text:p>99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2198" calcext:value-type="float">
            <text:p>42198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94196" calcext:value-type="float">
            <text:p>7941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2531" calcext:value-type="float">
            <text:p>42531</text:p>
          </table:table-cell>
          <table:table-cell office:value-type="float" office:value="99.9" calcext:value-type="float">
            <text:p>99.9</text:p>
          </table:table-cell>
          <table:table-cell office:value-type="float" office:value="2.8" calcext:value-type="float">
            <text:p>2.8</text:p>
          </table:table-cell>
          <table:table-cell office:value-type="float" office:value="935144" calcext:value-type="float">
            <text:p>9351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2861" calcext:value-type="float">
            <text:p>42861</text:p>
          </table:table-cell>
          <table:table-cell office:value-type="float" office:value="94.4" calcext:value-type="float">
            <text:p>94.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3151" calcext:value-type="float">
            <text:p>43151</text:p>
          </table:table-cell>
          <table:table-cell office:value-type="float" office:value="99.9" calcext:value-type="float">
            <text:p>99.9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3477" calcext:value-type="float">
            <text:p>43477</text:p>
          </table:table-cell>
          <table:table-cell office:value-type="float" office:value="99.9" calcext:value-type="float">
            <text:p>99.9</text:p>
          </table:table-cell>
          <table:table-cell office:value-type="float" office:value="2.2" calcext:value-type="float">
            <text:p>2.2</text:p>
          </table:table-cell>
          <table:table-cell office:value-type="float" office:value="732692" calcext:value-type="float">
            <text:p>7326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3796" calcext:value-type="float">
            <text:p>43796</text:p>
          </table:table-cell>
          <table:table-cell office:value-type="float" office:value="99.9" calcext:value-type="float">
            <text:p>99.9</text:p>
          </table:table-cell>
          <table:table-cell office:value-type="float" office:value="2.4" calcext:value-type="float">
            <text:p>2.4</text:p>
          </table:table-cell>
          <table:table-cell office:value-type="float" office:value="774664" calcext:value-type="float">
            <text:p>7746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4105" calcext:value-type="float">
            <text:p>44105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4411" calcext:value-type="float">
            <text:p>44411</text:p>
          </table:table-cell>
          <table:table-cell office:value-type="float" office:value="99.9" calcext:value-type="float">
            <text:p>99.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1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4722" calcext:value-type="float">
            <text:p>44722</text:p>
          </table:table-cell>
          <table:table-cell office:value-type="float" office:value="99.9" calcext:value-type="float">
            <text:p>99.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2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5027" calcext:value-type="float">
            <text:p>45027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5333" calcext:value-type="float">
            <text:p>45333</text:p>
          </table:table-cell>
          <table:table-cell office:value-type="float" office:value="99.9" calcext:value-type="float">
            <text:p>99.9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3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5643" calcext:value-type="float">
            <text:p>45643</text:p>
          </table:table-cell>
          <table:table-cell office:value-type="float" office:value="99.9" calcext:value-type="float">
            <text:p>99.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3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5951" calcext:value-type="float">
            <text:p>45951</text:p>
          </table:table-cell>
          <table:table-cell office:value-type="float" office:value="88.9" calcext:value-type="float">
            <text:p>88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6251" calcext:value-type="float">
            <text:p>46251</text:p>
          </table:table-cell>
          <table:table-cell office:value-type="float" office:value="99.9" calcext:value-type="float">
            <text:p>99.9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6553" calcext:value-type="float">
            <text:p>46553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6862" calcext:value-type="float">
            <text:p>46862</text:p>
          </table:table-cell>
          <table:table-cell office:value-type="float" office:value="99.9" calcext:value-type="float">
            <text:p>99.9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2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7162" calcext:value-type="float">
            <text:p>47162</text:p>
          </table:table-cell>
          <table:table-cell office:value-type="float" office:value="99.9" calcext:value-type="float">
            <text:p>99.9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2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7469" calcext:value-type="float">
            <text:p>47469</text:p>
          </table:table-cell>
          <table:table-cell office:value-type="float" office:value="99.9" calcext:value-type="float">
            <text:p>99.9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7778" calcext:value-type="float">
            <text:p>47778</text:p>
          </table:table-cell>
          <table:table-cell office:value-type="float" office:value="99.9" calcext:value-type="float">
            <text:p>99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8082" calcext:value-type="float">
            <text:p>48082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8377" calcext:value-type="float">
            <text:p>48377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8675" calcext:value-type="float">
            <text:p>48675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8969" calcext:value-type="float">
            <text:p>48969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9265" calcext:value-type="float">
            <text:p>49265</text:p>
          </table:table-cell>
          <table:table-cell office:value-type="float" office:value="94.4" calcext:value-type="float">
            <text:p>94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9571" calcext:value-type="float">
            <text:p>49571</text:p>
          </table:table-cell>
          <table:table-cell office:value-type="float" office:value="99.9" calcext:value-type="float">
            <text:p>99.9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2,7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49879" calcext:value-type="float">
            <text:p>49879</text:p>
          </table:table-cell>
          <table:table-cell office:value-type="float" office:value="99.9" calcext:value-type="float">
            <text:p>99.9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0193" calcext:value-type="float">
            <text:p>50193</text:p>
          </table:table-cell>
          <table:table-cell office:value-type="float" office:value="99.9" calcext:value-type="float">
            <text:p>99.9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0494" calcext:value-type="float">
            <text:p>50494</text:p>
          </table:table-cell>
          <table:table-cell office:value-type="float" office:value="94.4" calcext:value-type="float">
            <text:p>94.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0803" calcext:value-type="float">
            <text:p>50803</text:p>
          </table:table-cell>
          <table:table-cell office:value-type="float" office:value="99.9" calcext:value-type="float">
            <text:p>99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2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1104" calcext:value-type="float">
            <text:p>51104</text:p>
          </table:table-cell>
          <table:table-cell office:value-type="float" office:value="99.9" calcext:value-type="float">
            <text:p>99.9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1427" calcext:value-type="float">
            <text:p>51427</text:p>
          </table:table-cell>
          <table:table-cell office:value-type="float" office:value="99.9" calcext:value-type="float">
            <text:p>99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,8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1746" calcext:value-type="float">
            <text:p>51746</text:p>
          </table:table-cell>
          <table:table-cell office:value-type="float" office:value="99.9" calcext:value-type="float">
            <text:p>9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2081" calcext:value-type="float">
            <text:p>52081</text:p>
          </table:table-cell>
          <table:table-cell office:value-type="float" office:value="99.9" calcext:value-type="float">
            <text:p>99.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3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2424" calcext:value-type="float">
            <text:p>52424</text:p>
          </table:table-cell>
          <table:table-cell office:value-type="float" office:value="99.9" calcext:value-type="float">
            <text:p>99.9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2,6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2743" calcext:value-type="float">
            <text:p>52743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3040" calcext:value-type="float">
            <text:p>53040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3334" calcext:value-type="float">
            <text:p>53334</text:p>
          </table:table-cell>
          <table:table-cell office:value-type="float" office:value="94.4" calcext:value-type="float">
            <text:p>94.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3636" calcext:value-type="float">
            <text:p>53636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3926" calcext:value-type="float">
            <text:p>53926</text:p>
          </table:table-cell>
          <table:table-cell office:value-type="float" office:value="94.4" calcext:value-type="float">
            <text:p>94.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4222" calcext:value-type="float">
            <text:p>54222</text:p>
          </table:table-cell>
          <table:table-cell office:value-type="float" office:value="99.9" calcext:value-type="float">
            <text:p>99.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4522" calcext:value-type="float">
            <text:p>54522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1,9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4832" calcext:value-type="float">
            <text:p>54832</text:p>
          </table:table-cell>
          <table:table-cell office:value-type="float" office:value="99.9" calcext:value-type="float">
            <text:p>99.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5133" calcext:value-type="float">
            <text:p>55133</text:p>
          </table:table-cell>
          <table:table-cell office:value-type="float" office:value="99.9" calcext:value-type="float">
            <text:p>99.9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,0g</text:p>
          </table:table-cell>
          <table:table-cell office:value-type="string" calcext:value-type="string">
            <text:p>rq_qos_wa+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5414" calcext:value-type="float">
            <text:p>55414</text:p>
          </table:table-cell>
          <table:table-cell office:value-type="float" office:value="64.7" calcext:value-type="float">
            <text:p>64.7</text:p>
          </table:table-cell>
          <table:table-cell office:value-type="float" office:value="1.9" calcext:value-type="float">
            <text:p>1.9</text:p>
          </table:table-cell>
          <table:table-cell office:value-type="float" office:value="611296" calcext:value-type="float">
            <text:p>6112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5723" calcext:value-type="float">
            <text:p>55723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3232" calcext:value-type="float">
            <text:p>2032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6005" calcext:value-type="float">
            <text:p>56005</text:p>
          </table:table-cell>
          <table:table-cell office:value-type="float" office:value="99.9" calcext:value-type="float">
            <text:p>99.9</text:p>
          </table:table-cell>
          <table:table-cell office:value-type="float" office:value="0.6" calcext:value-type="float">
            <text:p>0.6</text:p>
          </table:table-cell>
          <table:table-cell office:value-type="float" office:value="207448" calcext:value-type="float">
            <text:p>2074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6322" calcext:value-type="float">
            <text:p>56322</text:p>
          </table:table-cell>
          <table:table-cell office:value-type="float" office:value="99.9" calcext:value-type="float">
            <text:p>99.9</text:p>
          </table:table-cell>
          <table:table-cell office:value-type="float" office:value="0.7" calcext:value-type="float">
            <text:p>0.7</text:p>
          </table:table-cell>
          <table:table-cell office:value-type="float" office:value="229360" calcext:value-type="float">
            <text:p>2293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6627" calcext:value-type="float">
            <text:p>56627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50480" calcext:value-type="float">
            <text:p>250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6934" calcext:value-type="float">
            <text:p>56934</text:p>
          </table:table-cell>
          <table:table-cell office:value-type="float" office:value="99.9" calcext:value-type="float">
            <text:p>99.9</text:p>
          </table:table-cell>
          <table:table-cell office:value-type="float" office:value="0.8" calcext:value-type="float">
            <text:p>0.8</text:p>
          </table:table-cell>
          <table:table-cell office:value-type="float" office:value="272392" calcext:value-type="float">
            <text:p>2723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7239" calcext:value-type="float">
            <text:p>57239</text:p>
          </table:table-cell>
          <table:table-cell office:value-type="float" office:value="99.9" calcext:value-type="float">
            <text:p>99.9</text:p>
          </table:table-cell>
          <table:table-cell office:value-type="float" office:value="0.9" calcext:value-type="float">
            <text:p>0.9</text:p>
          </table:table-cell>
          <table:table-cell office:value-type="float" office:value="294040" calcext:value-type="float">
            <text:p>294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7525" calcext:value-type="float">
            <text:p>57525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14896" calcext:value-type="float">
            <text:p>3148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7805" calcext:value-type="float">
            <text:p>57805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334960" calcext:value-type="float">
            <text:p>334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8080" calcext:value-type="float">
            <text:p>58080</text:p>
          </table:table-cell>
          <table:table-cell office:value-type="float" office:value="99.9" calcext:value-type="float">
            <text:p>99.9</text:p>
          </table:table-cell>
          <table:table-cell office:value-type="float" office:value="1.1" calcext:value-type="float">
            <text:p>1.1</text:p>
          </table:table-cell>
          <table:table-cell office:value-type="float" office:value="353704" calcext:value-type="float">
            <text:p>35370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8353" calcext:value-type="float">
            <text:p>58353</text:p>
          </table:table-cell>
          <table:table-cell office:value-type="float" office:value="94.4" calcext:value-type="float">
            <text:p>94.4</text:p>
          </table:table-cell>
          <table:table-cell office:value-type="float" office:value="1.1" calcext:value-type="float">
            <text:p>1.1</text:p>
          </table:table-cell>
          <table:table-cell office:value-type="float" office:value="373768" calcext:value-type="float">
            <text:p>3737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8658" calcext:value-type="float">
            <text:p>58658</text:p>
          </table:table-cell>
          <table:table-cell office:value-type="float" office:value="99.9" calcext:value-type="float">
            <text:p>99.9</text:p>
          </table:table-cell>
          <table:table-cell office:value-type="float" office:value="1.2" calcext:value-type="float">
            <text:p>1.2</text:p>
          </table:table-cell>
          <table:table-cell office:value-type="float" office:value="394888" calcext:value-type="float">
            <text:p>394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8963" calcext:value-type="float">
            <text:p>58963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16272" calcext:value-type="float">
            <text:p>4162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9272" calcext:value-type="float">
            <text:p>59272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37920" calcext:value-type="float">
            <text:p>4379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9595" calcext:value-type="float">
            <text:p>59595</text:p>
          </table:table-cell>
          <table:table-cell office:value-type="float" office:value="99.9" calcext:value-type="float">
            <text:p>99.9</text:p>
          </table:table-cell>
          <table:table-cell office:value-type="float" office:value="1.4" calcext:value-type="float">
            <text:p>1.4</text:p>
          </table:table-cell>
          <table:table-cell office:value-type="float" office:value="460888" calcext:value-type="float">
            <text:p>4608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59907" calcext:value-type="float">
            <text:p>59907</text:p>
          </table:table-cell>
          <table:table-cell office:value-type="float" office:value="99.9" calcext:value-type="float">
            <text:p>99.9</text:p>
          </table:table-cell>
          <table:table-cell office:value-type="float" office:value="1.8" calcext:value-type="float">
            <text:p>1.8</text:p>
          </table:table-cell>
          <table:table-cell office:value-type="float" office:value="591356" calcext:value-type="float">
            <text:p>5913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0209" calcext:value-type="float">
            <text:p>60209</text:p>
          </table:table-cell>
          <table:table-cell office:value-type="float" office:value="99.9" calcext:value-type="float">
            <text:p>99.9</text:p>
          </table:table-cell>
          <table:table-cell office:value-type="float" office:value="2.5" calcext:value-type="float">
            <text:p>2.5</text:p>
          </table:table-cell>
          <table:table-cell office:value-type="float" office:value="829388" calcext:value-type="float">
            <text:p>82938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0519" calcext:value-type="float">
            <text:p>60519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796" calcext:value-type="float">
            <text:p>761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0829" calcext:value-type="float">
            <text:p>60829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796" calcext:value-type="float">
            <text:p>761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1135" calcext:value-type="float">
            <text:p>61135</text:p>
          </table:table-cell>
          <table:table-cell office:value-type="float" office:value="94.4" calcext:value-type="float">
            <text:p>94.4</text:p>
          </table:table-cell>
          <table:table-cell office:value-type="float" office:value="2.3" calcext:value-type="float">
            <text:p>2.3</text:p>
          </table:table-cell>
          <table:table-cell office:value-type="float" office:value="761796" calcext:value-type="float">
            <text:p>761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1459" calcext:value-type="float">
            <text:p>61459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796" calcext:value-type="float">
            <text:p>761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1781" calcext:value-type="float">
            <text:p>61781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796" calcext:value-type="float">
            <text:p>761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2103" calcext:value-type="float">
            <text:p>62103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796" calcext:value-type="float">
            <text:p>761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2413" calcext:value-type="float">
            <text:p>62413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796" calcext:value-type="float">
            <text:p>761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2713" calcext:value-type="float">
            <text:p>62713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796" calcext:value-type="float">
            <text:p>761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3011" calcext:value-type="float">
            <text:p>63011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796" calcext:value-type="float">
            <text:p>761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3305" calcext:value-type="float">
            <text:p>63305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796" calcext:value-type="float">
            <text:p>761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3605" calcext:value-type="float">
            <text:p>63605</text:p>
          </table:table-cell>
          <table:table-cell office:value-type="float" office:value="99.9" calcext:value-type="float">
            <text:p>99.9</text:p>
          </table:table-cell>
          <table:table-cell office:value-type="float" office:value="2.3" calcext:value-type="float">
            <text:p>2.3</text:p>
          </table:table-cell>
          <table:table-cell office:value-type="float" office:value="761796" calcext:value-type="float">
            <text:p>7617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3925" calcext:value-type="float">
            <text:p>63925</text:p>
          </table:table-cell>
          <table:table-cell office:value-type="float" office:value="99.9" calcext:value-type="float">
            <text:p>99.9</text:p>
          </table:table-cell>
          <table:table-cell office:value-type="float" office:value="3" calcext:value-type="float">
            <text:p>3</text:p>
          </table:table-cell>
          <table:table-cell office:value-type="float" office:value="986368" calcext:value-type="float">
            <text:p>9863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4234" calcext:value-type="float">
            <text:p>64234</text:p>
          </table:table-cell>
          <table:table-cell office:value-type="float" office:value="94.4" calcext:value-type="float">
            <text:p>94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4539" calcext:value-type="float">
            <text:p>64539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4858" calcext:value-type="float">
            <text:p>64858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5141" calcext:value-type="float">
            <text:p>65141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5428" calcext:value-type="float">
            <text:p>65428</text:p>
          </table:table-cell>
          <table:table-cell office:value-type="float" office:value="99.9" calcext:value-type="float">
            <text:p>99.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5717" calcext:value-type="float">
            <text:p>65717</text:p>
          </table:table-cell>
          <table:table-cell office:value-type="float" office:value="99.9" calcext:value-type="float">
            <text:p>99.9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,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6037" calcext:value-type="float">
            <text:p>66037</text:p>
          </table:table-cell>
          <table:table-cell office:value-type="float" office:value="94.4" calcext:value-type="float">
            <text:p>94.4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6365" calcext:value-type="float">
            <text:p>66365</text:p>
          </table:table-cell>
          <table:table-cell office:value-type="float" office:value="99.9" calcext:value-type="float">
            <text:p>99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6702" calcext:value-type="float">
            <text:p>66702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7019" calcext:value-type="float">
            <text:p>67019</text:p>
          </table:table-cell>
          <table:table-cell office:value-type="float" office:value="99.9" calcext:value-type="float">
            <text:p>9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,2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7313" calcext:value-type="float">
            <text:p>67313</text:p>
          </table:table-cell>
          <table:table-cell office:value-type="float" office:value="94.4" calcext:value-type="float">
            <text:p>94.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7600" calcext:value-type="float">
            <text:p>67600</text:p>
          </table:table-cell>
          <table:table-cell office:value-type="float" office:value="99.9" calcext:value-type="float">
            <text:p>99.9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7885" calcext:value-type="float">
            <text:p>67885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8199" calcext:value-type="float">
            <text:p>68199</text:p>
          </table:table-cell>
          <table:table-cell office:value-type="float" office:value="94.4" calcext:value-type="float">
            <text:p>94.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8525" calcext:value-type="float">
            <text:p>6852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8827" calcext:value-type="float">
            <text:p>68827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9116" calcext:value-type="float">
            <text:p>69116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9402" calcext:value-type="float">
            <text:p>69402</text:p>
          </table:table-cell>
          <table:table-cell office:value-type="float" office:value="99.9" calcext:value-type="float">
            <text:p>99.9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9707" calcext:value-type="float">
            <text:p>69707</text:p>
          </table:table-cell>
          <table:table-cell office:value-type="float" office:value="99.9" calcext:value-type="float">
            <text:p>99.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69996" calcext:value-type="float">
            <text:p>69996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0287" calcext:value-type="float">
            <text:p>70287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0573" calcext:value-type="float">
            <text:p>70573</text:p>
          </table:table-cell>
          <table:table-cell office:value-type="float" office:value="94.4" calcext:value-type="float">
            <text:p>94.4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0858" calcext:value-type="float">
            <text:p>70858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1179" calcext:value-type="float">
            <text:p>71179</text:p>
          </table:table-cell>
          <table:table-cell office:value-type="float" office:value="99.9" calcext:value-type="float">
            <text:p>99.9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1484" calcext:value-type="float">
            <text:p>71484</text:p>
          </table:table-cell>
          <table:table-cell office:value-type="float" office:value="99.9" calcext:value-type="float">
            <text:p>99.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1,5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1796" calcext:value-type="float">
            <text:p>71796</text:p>
          </table:table-cell>
          <table:table-cell office:value-type="float" office:value="99.9" calcext:value-type="float">
            <text:p>99.9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2098" calcext:value-type="float">
            <text:p>72098</text:p>
          </table:table-cell>
          <table:table-cell office:value-type="float" office:value="99.9" calcext:value-type="float">
            <text:p>99.9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1,4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2390" calcext:value-type="float">
            <text:p>72390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1,3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2681" calcext:value-type="float">
            <text:p>72681</text:p>
          </table:table-cell>
          <table:table-cell office:value-type="float" office:value="94.4" calcext:value-type="float">
            <text:p>94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2980" calcext:value-type="float">
            <text:p>72980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3277" calcext:value-type="float">
            <text:p>73277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3567" calcext:value-type="float">
            <text:p>73567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3851" calcext:value-type="float">
            <text:p>73851</text:p>
          </table:table-cell>
          <table:table-cell office:value-type="float" office:value="94.4" calcext:value-type="float">
            <text:p>94.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4153" calcext:value-type="float">
            <text:p>74153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4446" calcext:value-type="float">
            <text:p>74446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4739" calcext:value-type="float">
            <text:p>74739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5026" calcext:value-type="float">
            <text:p>75026</text:p>
          </table:table-cell>
          <table:table-cell office:value-type="float" office:value="99.9" calcext:value-type="float">
            <text:p>99.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,0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5316" calcext:value-type="float">
            <text:p>75316</text:p>
          </table:table-cell>
          <table:table-cell office:value-type="float" office:value="99.9" calcext:value-type="float">
            <text:p>99.9</text:p>
          </table:table-cell>
          <table:table-cell office:value-type="float" office:value="1.3" calcext:value-type="float">
            <text:p>1.3</text:p>
          </table:table-cell>
          <table:table-cell office:value-type="float" office:value="422960" calcext:value-type="float">
            <text:p>4229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5637" calcext:value-type="float">
            <text:p>7563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5949" calcext:value-type="float">
            <text:p>7594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6252" calcext:value-type="float">
            <text:p>7625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6555" calcext:value-type="float">
            <text:p>7655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6861" calcext:value-type="float">
            <text:p>7686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7161" calcext:value-type="float">
            <text:p>7716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7461" calcext:value-type="float">
            <text:p>7746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7783" calcext:value-type="float">
            <text:p>7778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8092" calcext:value-type="float">
            <text:p>7809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8409" calcext:value-type="float">
            <text:p>7840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8719" calcext:value-type="float">
            <text:p>7871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9019" calcext:value-type="float">
            <text:p>7901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9323" calcext:value-type="float">
            <text:p>7932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9626" calcext:value-type="float">
            <text:p>7962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79939" calcext:value-type="float">
            <text:p>7993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0247" calcext:value-type="float">
            <text:p>8024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0551" calcext:value-type="float">
            <text:p>8055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0854" calcext:value-type="float">
            <text:p>8085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1159" calcext:value-type="float">
            <text:p>8115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1464" calcext:value-type="float">
            <text:p>8146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1774" calcext:value-type="float">
            <text:p>8177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2086" calcext:value-type="float">
            <text:p>8208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2392" calcext:value-type="float">
            <text:p>8239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2695" calcext:value-type="float">
            <text:p>8269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2998" calcext:value-type="float">
            <text:p>8299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3300" calcext:value-type="float">
            <text:p>833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3601" calcext:value-type="float">
            <text:p>8360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3907" calcext:value-type="float">
            <text:p>8390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4214" calcext:value-type="float">
            <text:p>8421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4526" calcext:value-type="float">
            <text:p>8452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4832" calcext:value-type="float">
            <text:p>8483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5139" calcext:value-type="float">
            <text:p>8513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5442" calcext:value-type="float">
            <text:p>8544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5745" calcext:value-type="float">
            <text:p>8574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6051" calcext:value-type="float">
            <text:p>8605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6357" calcext:value-type="float">
            <text:p>8635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6664" calcext:value-type="float">
            <text:p>8666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6971" calcext:value-type="float">
            <text:p>8697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7287" calcext:value-type="float">
            <text:p>8728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7596" calcext:value-type="float">
            <text:p>8759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7910" calcext:value-type="float">
            <text:p>8791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8217" calcext:value-type="float">
            <text:p>8821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8509" calcext:value-type="float">
            <text:p>8850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8796" calcext:value-type="float">
            <text:p>8879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9098" calcext:value-type="float">
            <text:p>8909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9411" calcext:value-type="float">
            <text:p>8941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89722" calcext:value-type="float">
            <text:p>8972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0012" calcext:value-type="float">
            <text:p>9001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0297" calcext:value-type="float">
            <text:p>9029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0922" calcext:value-type="float">
            <text:p>9092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1242" calcext:value-type="float">
            <text:p>9124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1559" calcext:value-type="float">
            <text:p>9155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1902" calcext:value-type="float">
            <text:p>9190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2234" calcext:value-type="float">
            <text:p>9223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2544" calcext:value-type="float">
            <text:p>9254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2849" calcext:value-type="float">
            <text:p>9284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3147" calcext:value-type="float">
            <text:p>9314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3447" calcext:value-type="float">
            <text:p>9344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3748" calcext:value-type="float">
            <text:p>9374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4072" calcext:value-type="float">
            <text:p>9407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4398" calcext:value-type="float">
            <text:p>9439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4706" calcext:value-type="float">
            <text:p>947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4991" calcext:value-type="float">
            <text:p>9499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5297" calcext:value-type="float">
            <text:p>9529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5611" calcext:value-type="float">
            <text:p>9561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5914" calcext:value-type="float">
            <text:p>9591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6228" calcext:value-type="float">
            <text:p>9622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6539" calcext:value-type="float">
            <text:p>9653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6852" calcext:value-type="float">
            <text:p>9685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7172" calcext:value-type="float">
            <text:p>9717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7484" calcext:value-type="float">
            <text:p>9748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7807" calcext:value-type="float">
            <text:p>9780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8124" calcext:value-type="float">
            <text:p>9812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8433" calcext:value-type="float">
            <text:p>9843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8744" calcext:value-type="float">
            <text:p>9874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9056" calcext:value-type="float">
            <text:p>9905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9370" calcext:value-type="float">
            <text:p>9937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99684" calcext:value-type="float">
            <text:p>9968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0002" calcext:value-type="float">
            <text:p>10000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0320" calcext:value-type="float">
            <text:p>10032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0636" calcext:value-type="float">
            <text:p>10063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0951" calcext:value-type="float">
            <text:p>10095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1265" calcext:value-type="float">
            <text:p>10126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1571" calcext:value-type="float">
            <text:p>10157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1862" calcext:value-type="float">
            <text:p>10186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2162" calcext:value-type="float">
            <text:p>10216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2469" calcext:value-type="float">
            <text:p>10246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2765" calcext:value-type="float">
            <text:p>10276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3064" calcext:value-type="float">
            <text:p>10306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3387" calcext:value-type="float">
            <text:p>10338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3716" calcext:value-type="float">
            <text:p>10371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4031" calcext:value-type="float">
            <text:p>10403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4350" calcext:value-type="float">
            <text:p>10435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4662" calcext:value-type="float">
            <text:p>10466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4989" calcext:value-type="float">
            <text:p>10498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5299" calcext:value-type="float">
            <text:p>10529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5594" calcext:value-type="float">
            <text:p>10559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5897" calcext:value-type="float">
            <text:p>10589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6207" calcext:value-type="float">
            <text:p>10620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6514" calcext:value-type="float">
            <text:p>10651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6827" calcext:value-type="float">
            <text:p>10682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7130" calcext:value-type="float">
            <text:p>10713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7435" calcext:value-type="float">
            <text:p>10743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7746" calcext:value-type="float">
            <text:p>10774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8057" calcext:value-type="float">
            <text:p>10805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8361" calcext:value-type="float">
            <text:p>10836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8666" calcext:value-type="float">
            <text:p>10866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8945" calcext:value-type="float">
            <text:p>10894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9228" calcext:value-type="float">
            <text:p>10922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9508" calcext:value-type="float">
            <text:p>10950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09784" calcext:value-type="float">
            <text:p>10978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0064" calcext:value-type="float">
            <text:p>11006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0344" calcext:value-type="float">
            <text:p>11034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0632" calcext:value-type="float">
            <text:p>11063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0914" calcext:value-type="float">
            <text:p>11091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1200" calcext:value-type="float">
            <text:p>1112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1484" calcext:value-type="float">
            <text:p>11148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1787" calcext:value-type="float">
            <text:p>11178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2077" calcext:value-type="float">
            <text:p>11207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2369" calcext:value-type="float">
            <text:p>11236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2661" calcext:value-type="float">
            <text:p>11266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2950" calcext:value-type="float">
            <text:p>11295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3243" calcext:value-type="float">
            <text:p>11324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3534" calcext:value-type="float">
            <text:p>113534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3826" calcext:value-type="float">
            <text:p>11382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4119" calcext:value-type="float">
            <text:p>11411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4406" calcext:value-type="float">
            <text:p>1144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4703" calcext:value-type="float">
            <text:p>11470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5005" calcext:value-type="float">
            <text:p>11500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5300" calcext:value-type="float">
            <text:p>1153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5647" calcext:value-type="float">
            <text:p>11564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5946" calcext:value-type="float">
            <text:p>11594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6241" calcext:value-type="float">
            <text:p>11624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6532" calcext:value-type="float">
            <text:p>11653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6832" calcext:value-type="float">
            <text:p>11683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7128" calcext:value-type="float">
            <text:p>11712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7459" calcext:value-type="float">
            <text:p>11745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7806" calcext:value-type="float">
            <text:p>11780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8149" calcext:value-type="float">
            <text:p>11814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8467" calcext:value-type="float">
            <text:p>1184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8785" calcext:value-type="float">
            <text:p>11878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9061" calcext:value-type="float">
            <text:p>11906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9372" calcext:value-type="float">
            <text:p>11937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9678" calcext:value-type="float">
            <text:p>11967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19976" calcext:value-type="float">
            <text:p>11997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20263" calcext:value-type="float">
            <text:p>12026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20556" calcext:value-type="float">
            <text:p>12055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20853" calcext:value-type="float">
            <text:p>12085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21147" calcext:value-type="float">
            <text:p>12114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21443" calcext:value-type="float">
            <text:p>12144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3712506" calcext:value-type="float">
            <text:p>3712506</text:p>
          </table:table-cell>
          <table:table-cell office:value-type="float" office:value="121749" calcext:value-type="float">
            <text:p>12174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78980" calcext:value-type="float">
            <text:p>178980</text:p>
          </table:table-cell>
          <table:table-cell office:value-type="string" calcext:value-type="string">
            <text:p>futex_wai+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PU %</text:p>
          </table:table-cell>
          <table:table-cell office:value-type="string" calcext:value-type="string">
            <text:p>Memory %</text:p>
          </table:table-cell>
          <table:table-cell office:value-type="string" calcext:value-type="string">
            <text:p>Memory Bytes</text:p>
          </table:table-cell>
          <table:table-cell office:value-type="string" calcext:value-type="string">
            <text:p>Wchan</text:p>
          </table:table-cell>
          <table:table-cell office:value-type="string" calcext:value-type="string">
            <text:p>State</text:p>
          </table:table-cell>
        </table:table-row>
        <table:table-row table:style-name="ro1">
          <table:table-cell/>
          <table:table-cell office:value-type="float" office:value="122034" calcext:value-type="float">
            <text:p>122034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bench-morph-nmbs-5'.A1:'bench-morph-nmbs-5'.AMJ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 style:data-style-name="N2" text:time-value="12:06:04.590895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9T12:12:21.102834612</dc:date>
    <meta:editing-duration>PT6M26S</meta:editing-duration>
    <meta:editing-cycles>2</meta:editing-cycles>
    <meta:generator>LibreOffice/6.4.7.2$Linux_X86_64 LibreOffice_project/40$Build-2</meta:generator>
    <meta:document-statistic meta:table-count="1" meta:cell-count="1660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82cm" svg:height="13.388cm" xlink:href=".." xlink:type="simple" chart:class="chart:line" chart:style-name="ch1">
        <chart:legend chart:legend-position="end" svg:x="18.197cm" svg:y="5.15cm" style:legend-expansion="high" chart:style-name="ch2"/>
        <chart:plot-area chart:style-name="ch3" table:cell-range-address="'bench-morph-nmbs-5'.B1:'bench-morph-nmbs-5'.C401 'bench-morph-nmbs-5'.C402:'bench-morph-nmbs-5'.C2371" chart:data-source-has-labels="both" svg:x="0.405cm" svg:y="0.267cm" svg:width="17.387cm" svg:height="12.854cm">
          <chartooo:coordinate-region svg:x="1.212cm" svg:y="0.267cm" svg:width="16.58cm" svg:height="11.339cm"/>
          <chart:axis chart:dimension="x" chart:name="primary-x" chart:style-name="ch4" chartooo:axis-type="auto">
            <chartooo:date-scale/>
            <chart:categories table:cell-range-address="'bench-morph-nmbs-5'.B1:'bench-morph-nmbs-5'.B4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ench-morph-nmbs-5'.C1:'bench-morph-nmbs-5'.C401" loext:label-string="cpu0" chart:class="chart:line">
            <chart:data-point chart:repeated="401"/>
          </chart:series>
          <chart:series chart:style-name="ch7" chart:values-cell-range-address="'bench-morph-nmbs-5'.C402:'bench-morph-nmbs-5'.C795" loext:label-string="cpu1" chart:class="chart:line">
            <chart:data-point chart:repeated="394"/>
          </chart:series>
          <chart:series chart:style-name="ch8" chart:values-cell-range-address="'bench-morph-nmbs-5'.C796:'bench-morph-nmbs-5'.C1189" loext:label-string="cpu2" chart:class="chart:line">
            <chart:data-point chart:repeated="394"/>
          </chart:series>
          <chart:series chart:style-name="ch9" chart:values-cell-range-address="'bench-morph-nmbs-5'.C1190:'bench-morph-nmbs-5'.C1583" loext:label-string="cpu3" chart:class="chart:line">
            <chart:data-point chart:repeated="394"/>
          </chart:series>
          <chart:series chart:style-name="ch10" chart:values-cell-range-address="'bench-morph-nmbs-5'.C1584:'bench-morph-nmbs-5'.C1977" loext:label-string="cpu4" chart:class="chart:line">
            <chart:data-point chart:repeated="394"/>
          </chart:series>
          <chart:series chart:style-name="ch11" chart:values-cell-range-address="'bench-morph-nmbs-5'.C1977:'bench-morph-nmbs-5'.C2371" loext:label-string="cpu5" chart:class="chart:line">
            <chart:data-point chart:repeated="3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0</text:p>
              </table:table-cell>
              <table:table-cell office:value-type="string">
                <text:p>cpu1</text:p>
              </table:table-cell>
              <table:table-cell office:value-type="string">
                <text:p>cpu2</text:p>
              </table:table-cell>
              <table:table-cell office:value-type="string">
                <text:p>cpu3</text:p>
              </table:table-cell>
              <table:table-cell office:value-type="string">
                <text:p>cpu4</text:p>
              </table:table-cell>
              <table:table-cell office:value-type="string">
                <text:p>cpu5</text:p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bench-morph-nmbs-5'.B1:'bench-morph-nmbs-5'.B401</svg:desc>
                </draw:g>
              </table:table-cell>
              <table:table-cell office:value-type="float" office:value="94.1">
                <text:p>94.1</text:p>
                <draw:g>
                  <svg:desc>'bench-morph-nmbs-5'.C1:'bench-morph-nmbs-5'.C401</svg:desc>
                </draw:g>
              </table:table-cell>
              <table:table-cell office:value-type="float" office:value="94.4">
                <text:p>94.4</text:p>
                <draw:g>
                  <svg:desc>'bench-morph-nmbs-5'.C402:'bench-morph-nmbs-5'.C795</svg:desc>
                </draw:g>
              </table:table-cell>
              <table:table-cell office:value-type="float" office:value="77.8">
                <text:p>77.8</text:p>
                <draw:g>
                  <svg:desc>'bench-morph-nmbs-5'.C796:'bench-morph-nmbs-5'.C1189</svg:desc>
                </draw:g>
              </table:table-cell>
              <table:table-cell office:value-type="float" office:value="94.4">
                <text:p>94.4</text:p>
                <draw:g>
                  <svg:desc>'bench-morph-nmbs-5'.C1190:'bench-morph-nmbs-5'.C1583</svg:desc>
                </draw:g>
              </table:table-cell>
              <table:table-cell office:value-type="float" office:value="72.2">
                <text:p>72.2</text:p>
                <draw:g>
                  <svg:desc>'bench-morph-nmbs-5'.C1584:'bench-morph-nmbs-5'.C1977</svg:desc>
                </draw:g>
              </table:table-cell>
              <table:table-cell office:value-type="float" office:value="52.9">
                <text:p>52.9</text:p>
                <draw:g>
                  <svg:desc>'bench-morph-nmbs-5'.C1977:'bench-morph-nmbs-5'.C2371</svg:desc>
                </draw:g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99.9">
                <text:p>99.9</text:p>
              </table:table-cell>
              <table:table-cell office:value-type="float" office:value="94.1">
                <text:p>94.1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137">
                <text:p>1137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603">
                <text:p>160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0">
                <text:p>0</text:p>
              </table:table-cell>
              <table:table-cell office:value-type="float" office:value="82.4">
                <text:p>82.4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">
                <text:p>0</text:p>
              </table:table-cell>
              <table:table-cell office:value-type="float" office:value="72.2">
                <text:p>72.2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547">
                <text:p>2547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856">
                <text:p>2856</text:p>
              </table:table-cell>
              <table:table-cell office:value-type="float" office:value="0">
                <text:p>0</text:p>
              </table:table-cell>
              <table:table-cell office:value-type="float" office:value="64.7">
                <text:p>64.7</text:p>
              </table:table-cell>
              <table:table-cell office:value-type="float" office:value="99.9">
                <text:p>99.9</text:p>
              </table:table-cell>
              <table:table-cell office:value-type="float" office:value="70.6">
                <text:p>70.6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170">
                <text:p>317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475">
                <text:p>347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3779">
                <text:p>377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372">
                <text:p>437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4674">
                <text:p>467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998">
                <text:p>499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286">
                <text:p>5286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16.7">
                <text:p>16.7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577">
                <text:p>5577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860">
                <text:p>586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152">
                <text:p>615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436">
                <text:p>6436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735">
                <text:p>673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7058">
                <text:p>705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7379">
                <text:p>737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7676">
                <text:p>7676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7962">
                <text:p>796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8239">
                <text:p>823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8511">
                <text:p>851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8795">
                <text:p>879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9105">
                <text:p>910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70.6">
                <text:p>70.6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9403">
                <text:p>940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88.2">
                <text:p>88.2</text:p>
              </table:table-cell>
              <table:table-cell office:value-type="float" office:value="99.9">
                <text:p>99.9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9723">
                <text:p>972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88.9">
                <text:p>88.9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0010">
                <text:p>1001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0280">
                <text:p>1028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0562">
                <text:p>1056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0851">
                <text:p>1085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1151">
                <text:p>1115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4.1">
                <text:p>94.1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1453">
                <text:p>1145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1735">
                <text:p>1173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2028">
                <text:p>1202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2311">
                <text:p>12311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2614">
                <text:p>1261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12882">
                <text:p>12882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3167">
                <text:p>13167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13463">
                <text:p>1346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3759">
                <text:p>1375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4401">
                <text:p>1440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4718">
                <text:p>1471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5035">
                <text:p>1503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5335">
                <text:p>15335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5624">
                <text:p>1562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5920">
                <text:p>1592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1">
                <text:p>94.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6229">
                <text:p>1622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6543">
                <text:p>16543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6871">
                <text:p>1687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17188">
                <text:p>1718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7504">
                <text:p>1750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7833">
                <text:p>1783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8142">
                <text:p>1814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8450">
                <text:p>18450</text:p>
              </table:table-cell>
              <table:table-cell office:value-type="float" office:value="0">
                <text:p>0</text:p>
              </table:table-cell>
              <table:table-cell office:value-type="float" office:value="94.1">
                <text:p>94.1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8752">
                <text:p>18752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9053">
                <text:p>1905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19371">
                <text:p>1937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9677">
                <text:p>19677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19972">
                <text:p>1997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0294">
                <text:p>2029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0596">
                <text:p>20596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0905">
                <text:p>2090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1205">
                <text:p>2120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1510">
                <text:p>2151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1821">
                <text:p>2182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2168">
                <text:p>22168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2488">
                <text:p>2248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2819">
                <text:p>2281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3156">
                <text:p>23156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3468">
                <text:p>2346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3771">
                <text:p>2377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4079">
                <text:p>2407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4384">
                <text:p>2438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4690">
                <text:p>2469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4999">
                <text:p>2499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25311">
                <text:p>2531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5618">
                <text:p>2561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5931">
                <text:p>2593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6240">
                <text:p>2624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6571">
                <text:p>2657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6865">
                <text:p>2686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7181">
                <text:p>2718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7508">
                <text:p>2750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7844">
                <text:p>2784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1">
                <text:p>94.1</text:p>
              </table:table-cell>
              <table:table-cell office:value-type="float" office:value="0">
                <text:p>0</text:p>
              </table:table-cell>
              <table:table-cell office:value-type="float" office:value="94.1">
                <text:p>94.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8194">
                <text:p>28194</text:p>
              </table:table-cell>
              <table:table-cell office:value-type="float" office:value="0">
                <text:p>0</text:p>
              </table:table-cell>
              <table:table-cell office:value-type="float" office:value="82.4">
                <text:p>82.4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1">
                <text:p>94.1</text:p>
              </table:table-cell>
            </table:table-row>
            <table:table-row>
              <table:table-cell office:value-type="float" office:value="28506">
                <text:p>28506</text:p>
              </table:table-cell>
              <table:table-cell office:value-type="float" office:value="0">
                <text:p>0</text:p>
              </table:table-cell>
              <table:table-cell office:value-type="float" office:value="82.4">
                <text:p>82.4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8797">
                <text:p>28797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1">
                <text:p>94.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9096">
                <text:p>29096</text:p>
              </table:table-cell>
              <table:table-cell office:value-type="float" office:value="0">
                <text:p>0</text:p>
              </table:table-cell>
              <table:table-cell office:value-type="float" office:value="94.1">
                <text:p>94.1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9393">
                <text:p>2939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29703">
                <text:p>2970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0030">
                <text:p>3003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0327">
                <text:p>30327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30627">
                <text:p>30627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0956">
                <text:p>30956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1267">
                <text:p>31267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1584">
                <text:p>3158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1908">
                <text:p>3190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2234">
                <text:p>3223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2576">
                <text:p>32576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2913">
                <text:p>32913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3227">
                <text:p>33227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3539">
                <text:p>3353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29.4">
                <text:p>29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3838">
                <text:p>3383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4148">
                <text:p>3414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4451">
                <text:p>3445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4756">
                <text:p>34756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5032">
                <text:p>3503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35350">
                <text:p>3535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35646">
                <text:p>35646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5990">
                <text:p>3599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1">
                <text:p>94.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6271">
                <text:p>3627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6586">
                <text:p>36586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6904">
                <text:p>3690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7212">
                <text:p>3721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7518">
                <text:p>3751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7822">
                <text:p>3782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8128">
                <text:p>3812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8434">
                <text:p>3843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8741">
                <text:p>3874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1">
                <text:p>94.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9051">
                <text:p>3905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9357">
                <text:p>39357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39663">
                <text:p>3966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39969">
                <text:p>3996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0282">
                <text:p>4028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0585">
                <text:p>4058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0916">
                <text:p>40916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1534">
                <text:p>4153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1853">
                <text:p>4185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2198">
                <text:p>4219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2531">
                <text:p>4253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1">
                <text:p>94.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2861">
                <text:p>4286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3151">
                <text:p>4315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3477">
                <text:p>43477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0">
                <text:p>0</text:p>
              </table:table-cell>
              <table:table-cell office:value-type="float" office:value="88.9">
                <text:p>88.9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5333">
                <text:p>4533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6251">
                <text:p>4625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6553">
                <text:p>4655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6862">
                <text:p>4686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7162">
                <text:p>4716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7469">
                <text:p>4746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47778">
                <text:p>4777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8082">
                <text:p>4808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8377">
                <text:p>48377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88.9">
                <text:p>88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8675">
                <text:p>4867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48969">
                <text:p>4896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9265">
                <text:p>4926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9571">
                <text:p>4957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49879">
                <text:p>4987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0193">
                <text:p>5019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0494">
                <text:p>5049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0803">
                <text:p>5080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1104">
                <text:p>5110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1427">
                <text:p>51427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51746">
                <text:p>51746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2081">
                <text:p>5208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52424">
                <text:p>5242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2743">
                <text:p>5274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3040">
                <text:p>5304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3334">
                <text:p>5333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3636">
                <text:p>53636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float" office:value="53926">
                <text:p>53926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4222">
                <text:p>5422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4522">
                <text:p>5452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4832">
                <text:p>5483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5133">
                <text:p>5513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5414">
                <text:p>5541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5723">
                <text:p>5572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6005">
                <text:p>5600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6322">
                <text:p>5632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6627">
                <text:p>56627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56934">
                <text:p>5693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7239">
                <text:p>5723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7525">
                <text:p>5752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7805">
                <text:p>5780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8080">
                <text:p>5808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8353">
                <text:p>5835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8658">
                <text:p>5865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8963">
                <text:p>5896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9272">
                <text:p>59272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59595">
                <text:p>5959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59907">
                <text:p>59907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0209">
                <text:p>6020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0519">
                <text:p>6051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0829">
                <text:p>6082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1135">
                <text:p>6113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1459">
                <text:p>6145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1781">
                <text:p>6178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2103">
                <text:p>6210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2413">
                <text:p>6241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62713">
                <text:p>6271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3011">
                <text:p>6301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3305">
                <text:p>63305</text:p>
              </table:table-cell>
              <table:table-cell office:value-type="float" office:value="0">
                <text:p>0</text:p>
              </table:table-cell>
              <table:table-cell office:value-type="float" office:value="58.8">
                <text:p>58.8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3605">
                <text:p>63605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3925">
                <text:p>63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4234">
                <text:p>64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64539">
                <text:p>64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4858">
                <text:p>64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5141">
                <text:p>65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5428">
                <text:p>65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65717">
                <text:p>65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6037">
                <text:p>660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6365">
                <text:p>66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66702">
                <text:p>667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7019">
                <text:p>67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7313">
                <text:p>67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7600">
                <text:p>67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7885">
                <text:p>67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8199">
                <text:p>68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8525">
                <text:p>68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8827">
                <text:p>68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69116">
                <text:p>69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9402">
                <text:p>69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9707">
                <text:p>697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69996">
                <text:p>69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1">
                <text:p>94.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70287">
                <text:p>70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70573">
                <text:p>70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70858">
                <text:p>70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71179">
                <text:p>71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71484">
                <text:p>71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1">
                <text:p>94.1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71796">
                <text:p>71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72098">
                <text:p>72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4.4">
                <text:p>94.4</text:p>
              </table:table-cell>
            </table:table-row>
            <table:table-row>
              <table:table-cell office:value-type="float" office:value="72390">
                <text:p>72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72681">
                <text:p>726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72980">
                <text:p>72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73277">
                <text:p>73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73567">
                <text:p>73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float" office:value="73851">
                <text:p>73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153">
                <text:p>74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446">
                <text:p>74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739">
                <text:p>747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26">
                <text:p>75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316">
                <text:p>75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37">
                <text:p>75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949">
                <text:p>759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252">
                <text:p>76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555">
                <text:p>76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861">
                <text:p>76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61">
                <text:p>77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461">
                <text:p>77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83">
                <text:p>77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92">
                <text:p>78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09">
                <text:p>78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719">
                <text:p>78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019">
                <text:p>79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323">
                <text:p>79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626">
                <text:p>79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939">
                <text:p>799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247">
                <text:p>80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551">
                <text:p>80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854">
                <text:p>80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159">
                <text:p>81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464">
                <text:p>81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774">
                <text:p>81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086">
                <text:p>82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392">
                <text:p>82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695">
                <text:p>826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998">
                <text:p>829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300">
                <text:p>83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601">
                <text:p>83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907">
                <text:p>8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214">
                <text:p>84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526">
                <text:p>84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832">
                <text:p>84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139">
                <text:p>85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442">
                <text:p>85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745">
                <text:p>857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051">
                <text:p>860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357">
                <text:p>86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664">
                <text:p>86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971">
                <text:p>86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287">
                <text:p>87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596">
                <text:p>87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910">
                <text:p>87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217">
                <text:p>88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509">
                <text:p>88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796">
                <text:p>887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098">
                <text:p>890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411">
                <text:p>89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722">
                <text:p>89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12">
                <text:p>90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297">
                <text:p>90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600">
                <text:p>90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922">
                <text:p>90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242">
                <text:p>91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59">
                <text:p>91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902">
                <text:p>91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234">
                <text:p>92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544">
                <text:p>92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849">
                <text:p>9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22.2">
                <text:p>2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147">
                <text:p>93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41.2">
                <text:p>4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447">
                <text:p>93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748">
                <text:p>937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072">
                <text:p>94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398">
                <text:p>94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706">
                <text:p>947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991">
                <text:p>949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297">
                <text:p>95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611">
                <text:p>95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914">
                <text:p>95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228">
                <text:p>96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88.9">
                <text:p>8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539">
                <text:p>96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852">
                <text:p>96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172">
                <text:p>97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484">
                <text:p>9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807">
                <text:p>97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124">
                <text:p>98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433">
                <text:p>98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744">
                <text:p>987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056">
                <text:p>99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370">
                <text:p>99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684">
                <text:p>99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2">
                <text:p>100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320">
                <text:p>100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636">
                <text:p>100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951">
                <text:p>100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265">
                <text:p>101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571">
                <text:p>101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862">
                <text:p>101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162">
                <text:p>102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69">
                <text:p>102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765">
                <text:p>1027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064">
                <text:p>103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387">
                <text:p>103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716">
                <text:p>103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031">
                <text:p>1040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350">
                <text:p>104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662">
                <text:p>104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989">
                <text:p>104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299">
                <text:p>105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594">
                <text:p>105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897">
                <text:p>105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207">
                <text:p>106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514">
                <text:p>106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827">
                <text:p>1068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130">
                <text:p>107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435">
                <text:p>107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746">
                <text:p>107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057">
                <text:p>108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361">
                <text:p>108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666">
                <text:p>108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945">
                <text:p>1089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228">
                <text:p>109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508">
                <text:p>109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784">
                <text:p>1097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64">
                <text:p>11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344">
                <text:p>110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1">
                <text:p>9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632">
                <text:p>110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914">
                <text:p>110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200">
                <text:p>11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484">
                <text:p>111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787">
                <text:p>111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077">
                <text:p>1120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369">
                <text:p>112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1">
                <text:p>94.1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661">
                <text:p>1126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950">
                <text:p>112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243">
                <text:p>113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534">
                <text:p>113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826">
                <text:p>1138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119">
                <text:p>114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406">
                <text:p>114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94.4">
                <text:p>9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703">
                <text:p>114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005">
                <text:p>115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.4">
                <text:p>82.4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300">
                <text:p>115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647">
                <text:p>115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946">
                <text:p>115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241">
                <text:p>116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532">
                <text:p>116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832">
                <text:p>1168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128">
                <text:p>117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459">
                <text:p>117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806">
                <text:p>1178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149">
                <text:p>118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467">
                <text:p>118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785">
                <text:p>118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61">
                <text:p>1190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9">
                <text:p>9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372">
                <text:p>119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.2">
                <text:p>8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678">
                <text:p>119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.9">
                <text:p>5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976">
                <text:p>1199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263">
                <text:p>1202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556">
                <text:p>1205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853">
                <text:p>1208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147">
                <text:p>12114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443">
                <text:p>1214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749">
                <text:p>12174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82cm" svg:height="13.388cm" xlink:href=".." xlink:type="simple" chart:class="chart:line" chart:style-name="ch1">
        <chart:legend chart:legend-position="end" svg:x="17.985cm" svg:y="5.15cm" style:legend-expansion="high" chart:style-name="ch2"/>
        <chart:plot-area chart:style-name="ch3" table:cell-range-address="'bench-morph-nmbs-5'.B1:'bench-morph-nmbs-5'.B401 'bench-morph-nmbs-5'.D1:'bench-morph-nmbs-5'.D2371" chart:data-source-has-labels="both" svg:x="0.405cm" svg:y="0.267cm" svg:width="17.175cm" svg:height="12.854cm">
          <chartooo:coordinate-region svg:x="1.026cm" svg:y="0.267cm" svg:width="16.554cm" svg:height="11.339cm"/>
          <chart:axis chart:dimension="x" chart:name="primary-x" chart:style-name="ch4" chartooo:axis-type="auto">
            <chartooo:date-scale/>
            <chart:categories table:cell-range-address="'bench-morph-nmbs-5'.B1:'bench-morph-nmbs-5'.B4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bench-morph-nmbs-5'.D1:'bench-morph-nmbs-5'.D401" loext:label-string="mem0" chart:class="chart:line">
            <chart:data-point chart:repeated="401"/>
          </chart:series>
          <chart:series chart:style-name="ch7" chart:values-cell-range-address="'bench-morph-nmbs-5'.D402:'bench-morph-nmbs-5'.D795" loext:label-string="mem1" chart:class="chart:line">
            <chart:data-point chart:repeated="394"/>
          </chart:series>
          <chart:series chart:style-name="ch8" chart:values-cell-range-address="'bench-morph-nmbs-5'.D796:'bench-morph-nmbs-5'.D1189" loext:label-string="mem2" chart:class="chart:line">
            <chart:data-point chart:repeated="394"/>
          </chart:series>
          <chart:series chart:style-name="ch9" chart:values-cell-range-address="'bench-morph-nmbs-5'.D1190:'bench-morph-nmbs-5'.D1583" loext:label-string="mem3" chart:class="chart:line">
            <chart:data-point chart:repeated="394"/>
          </chart:series>
          <chart:series chart:style-name="ch10" chart:values-cell-range-address="'bench-morph-nmbs-5'.D1584:'bench-morph-nmbs-5'.D1977" loext:label-string="mem4" chart:class="chart:line">
            <chart:data-point chart:repeated="394"/>
          </chart:series>
          <chart:series chart:style-name="ch11" chart:values-cell-range-address="'bench-morph-nmbs-5'.D1977:'bench-morph-nmbs-5'.D2371" loext:label-string="mem5" chart:class="chart:line">
            <chart:data-point chart:repeated="3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0</text:p>
              </table:table-cell>
              <table:table-cell office:value-type="string">
                <text:p>mem1</text:p>
              </table:table-cell>
              <table:table-cell office:value-type="string">
                <text:p>mem2</text:p>
              </table:table-cell>
              <table:table-cell office:value-type="string">
                <text:p>mem3</text:p>
              </table:table-cell>
              <table:table-cell office:value-type="string">
                <text:p>mem4</text:p>
              </table:table-cell>
              <table:table-cell office:value-type="string">
                <text:p>mem5</text:p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bench-morph-nmbs-5'.B1:'bench-morph-nmbs-5'.B401</svg:desc>
                </draw:g>
              </table:table-cell>
              <table:table-cell office:value-type="float" office:value="0.2">
                <text:p>0.2</text:p>
                <draw:g>
                  <svg:desc>'bench-morph-nmbs-5'.D1:'bench-morph-nmbs-5'.D401</svg:desc>
                </draw:g>
              </table:table-cell>
              <table:table-cell office:value-type="float" office:value="0.3">
                <text:p>0.3</text:p>
                <draw:g>
                  <svg:desc>'bench-morph-nmbs-5'.D402:'bench-morph-nmbs-5'.D795</svg:desc>
                </draw:g>
              </table:table-cell>
              <table:table-cell office:value-type="float" office:value="0.3">
                <text:p>0.3</text:p>
                <draw:g>
                  <svg:desc>'bench-morph-nmbs-5'.D796:'bench-morph-nmbs-5'.D1189</svg:desc>
                </draw:g>
              </table:table-cell>
              <table:table-cell office:value-type="float" office:value="0.4">
                <text:p>0.4</text:p>
                <draw:g>
                  <svg:desc>'bench-morph-nmbs-5'.D1190:'bench-morph-nmbs-5'.D1583</svg:desc>
                </draw:g>
              </table:table-cell>
              <table:table-cell office:value-type="float" office:value="0.3">
                <text:p>0.3</text:p>
                <draw:g>
                  <svg:desc>'bench-morph-nmbs-5'.D1584:'bench-morph-nmbs-5'.D1977</svg:desc>
                </draw:g>
              </table:table-cell>
              <table:table-cell office:value-type="float" office:value="3.4">
                <text:p>3.4</text:p>
                <draw:g>
                  <svg:desc>'bench-morph-nmbs-5'.D1977:'bench-morph-nmbs-5'.D2371</svg:desc>
                </draw:g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37">
                <text:p>1137</text:p>
              </table:table-cell>
              <table:table-cell office:value-type="float" office:value="0.4">
                <text:p>0.4</text:p>
              </table:table-cell>
              <table:table-cell office:value-type="float" office:value="1.3">
                <text:p>1.3</text:p>
              </table:table-cell>
              <table:table-cell office:value-type="float" office:value="1.1">
                <text:p>1.1</text:p>
              </table:table-cell>
              <table:table-cell office:value-type="float" office:value="0.9">
                <text:p>0.9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1.2">
                <text:p>1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1603">
                <text:p>1603</text:p>
              </table:table-cell>
              <table:table-cell office:value-type="float" office:value="0.4">
                <text:p>0.4</text:p>
              </table:table-cell>
              <table:table-cell office:value-type="float" office:value="1.3">
                <text:p>1.3</text:p>
              </table:table-cell>
              <table:table-cell office:value-type="float" office:value="1.3">
                <text:p>1.3</text:p>
              </table:table-cell>
              <table:table-cell office:value-type="float" office:value="1.2">
                <text:p>1.2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909">
                <text:p>1909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  <table:table-cell office:value-type="float" office:value="1.3">
                <text:p>1.3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547">
                <text:p>2547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856">
                <text:p>285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1.9">
                <text:p>1.9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170">
                <text:p>3170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75">
                <text:p>3475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2.2">
                <text:p>2.2</text:p>
              </table:table-cell>
              <table:table-cell office:value-type="float" office:value="0.7">
                <text:p>0.7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3779">
                <text:p>3779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372">
                <text:p>4372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2.6">
                <text:p>2.6</text:p>
              </table:table-cell>
              <table:table-cell office:value-type="float" office:value="1.3">
                <text:p>1.3</text:p>
              </table:table-cell>
              <table:table-cell office:value-type="float" office:value="1.4">
                <text:p>1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674">
                <text:p>4674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2.7">
                <text:p>2.7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998">
                <text:p>4998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2.9">
                <text:p>2.9</text:p>
              </table:table-cell>
              <table:table-cell office:value-type="float" office:value="1.5">
                <text:p>1.5</text:p>
              </table:table-cell>
              <table:table-cell office:value-type="float" office:value="2.1">
                <text:p>2.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5286">
                <text:p>5286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5577">
                <text:p>5577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  <table:table-cell office:value-type="float" office:value="0.7">
                <text:p>0.7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5860">
                <text:p>5860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  <table:table-cell office:value-type="float" office:value="0.8">
                <text:p>0.8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6152">
                <text:p>6152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3.5">
                <text:p>3.5</text:p>
              </table:table-cell>
              <table:table-cell office:value-type="float" office:value="0.8">
                <text:p>0.8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6436">
                <text:p>6436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3.6">
                <text:p>3.6</text:p>
              </table:table-cell>
              <table:table-cell office:value-type="float" office:value="0.9">
                <text:p>0.9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6735">
                <text:p>6735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7058">
                <text:p>7058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5.1">
                <text:p>5.1</text:p>
              </table:table-cell>
              <table:table-cell office:value-type="float" office:value="1.3">
                <text:p>1.3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7379">
                <text:p>7379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5.1">
                <text:p>5.1</text:p>
              </table:table-cell>
              <table:table-cell office:value-type="float" office:value="1.3">
                <text:p>1.3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7676">
                <text:p>7676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5.1">
                <text:p>5.1</text:p>
              </table:table-cell>
              <table:table-cell office:value-type="float" office:value="1.4">
                <text:p>1.4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7962">
                <text:p>7962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  <table:table-cell office:value-type="float" office:value="5.1">
                <text:p>5.1</text:p>
              </table:table-cell>
              <table:table-cell office:value-type="float" office:value="1.4">
                <text:p>1.4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8239">
                <text:p>8239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  <table:table-cell office:value-type="float" office:value="5.1">
                <text:p>5.1</text:p>
              </table:table-cell>
              <table:table-cell office:value-type="float" office:value="1.6">
                <text:p>1.6</text:p>
              </table:table-cell>
              <table:table-cell office:value-type="float" office:value="2.1">
                <text:p>2.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8511">
                <text:p>8511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  <table:table-cell office:value-type="float" office:value="5.1">
                <text:p>5.1</text:p>
              </table:table-cell>
              <table:table-cell office:value-type="float" office:value="2">
                <text:p>2</text:p>
              </table:table-cell>
              <table:table-cell office:value-type="float" office:value="2.7">
                <text:p>2.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8795">
                <text:p>8795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  <table:table-cell office:value-type="float" office:value="5.1">
                <text:p>5.1</text:p>
              </table:table-cell>
              <table:table-cell office:value-type="float" office:value="1.6">
                <text:p>1.6</text:p>
              </table:table-cell>
              <table:table-cell office:value-type="float" office:value="3.3">
                <text:p>3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9105">
                <text:p>9105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  <table:table-cell office:value-type="float" office:value="5.1">
                <text:p>5.1</text:p>
              </table:table-cell>
              <table:table-cell office:value-type="float" office:value="1.6">
                <text:p>1.6</text:p>
              </table:table-cell>
              <table:table-cell office:value-type="float" office:value="2.6">
                <text:p>2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9403">
                <text:p>9403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  <table:table-cell office:value-type="float" office:value="5.1">
                <text:p>5.1</text:p>
              </table:table-cell>
              <table:table-cell office:value-type="float" office:value="0.7">
                <text:p>0.7</text:p>
              </table:table-cell>
              <table:table-cell office:value-type="float" office:value="3.4">
                <text:p>3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9723">
                <text:p>9723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  <table:table-cell office:value-type="float" office:value="5.1">
                <text:p>5.1</text:p>
              </table:table-cell>
              <table:table-cell office:value-type="float" office:value="0.8">
                <text:p>0.8</text:p>
              </table:table-cell>
              <table:table-cell office:value-type="float" office:value="2.9">
                <text:p>2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0010">
                <text:p>10010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  <table:table-cell office:value-type="float" office:value="5.1">
                <text:p>5.1</text:p>
              </table:table-cell>
              <table:table-cell office:value-type="float" office:value="0.8">
                <text:p>0.8</text:p>
              </table:table-cell>
              <table:table-cell office:value-type="float" office:value="3.5">
                <text:p>3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0280">
                <text:p>10280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  <table:table-cell office:value-type="float" office:value="5.1">
                <text:p>5.1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0562">
                <text:p>10562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5.1">
                <text:p>5.1</text:p>
              </table:table-cell>
              <table:table-cell office:value-type="float" office:value="0.8">
                <text:p>0.8</text:p>
              </table:table-cell>
              <table:table-cell office:value-type="float" office:value="3.6">
                <text:p>3.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0851">
                <text:p>10851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  <table:table-cell office:value-type="float" office:value="5.1">
                <text:p>5.1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11151">
                <text:p>11151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  <table:table-cell office:value-type="float" office:value="5.7">
                <text:p>5.7</text:p>
              </table:table-cell>
              <table:table-cell office:value-type="float" office:value="0.8">
                <text:p>0.8</text:p>
              </table:table-cell>
              <table:table-cell office:value-type="float" office:value="3.8">
                <text:p>3.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11453">
                <text:p>11453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3.5">
                <text:p>3.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1735">
                <text:p>11735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5.4">
                <text:p>5.4</text:p>
              </table:table-cell>
              <table:table-cell office:value-type="float" office:value="0.8">
                <text:p>0.8</text:p>
              </table:table-cell>
              <table:table-cell office:value-type="float" office:value="3.9">
                <text:p>3.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2028">
                <text:p>12028</text:p>
              </table:table-cell>
              <table:table-cell office:value-type="float" office:value="0.4">
                <text:p>0.4</text:p>
              </table:table-cell>
              <table:table-cell office:value-type="float" office:value="2.6">
                <text:p>2.6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2311">
                <text:p>12311</text:p>
              </table:table-cell>
              <table:table-cell office:value-type="float" office:value="0.4">
                <text:p>0.4</text:p>
              </table:table-cell>
              <table:table-cell office:value-type="float" office:value="2.6">
                <text:p>2.6</text:p>
              </table:table-cell>
              <table:table-cell office:value-type="float" office:value="5.1">
                <text:p>5.1</text:p>
              </table:table-cell>
              <table:table-cell office:value-type="float" office:value="0.8">
                <text:p>0.8</text:p>
              </table:table-cell>
              <table:table-cell office:value-type="float" office:value="4.1">
                <text:p>4.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2614">
                <text:p>12614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2882">
                <text:p>12882</text:p>
              </table:table-cell>
              <table:table-cell office:value-type="float" office:value="0.4">
                <text:p>0.4</text:p>
              </table:table-cell>
              <table:table-cell office:value-type="float" office:value="2.8">
                <text:p>2.8</text:p>
              </table:table-cell>
              <table:table-cell office:value-type="float" office:value="6.2">
                <text:p>6.2</text:p>
              </table:table-cell>
              <table:table-cell office:value-type="float" office:value="0.8">
                <text:p>0.8</text:p>
              </table:table-cell>
              <table:table-cell office:value-type="float" office:value="4.1">
                <text:p>4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167">
                <text:p>13167</text:p>
              </table:table-cell>
              <table:table-cell office:value-type="float" office:value="0.4">
                <text:p>0.4</text:p>
              </table:table-cell>
              <table:table-cell office:value-type="float" office:value="2.8">
                <text:p>2.8</text:p>
              </table:table-cell>
              <table:table-cell office:value-type="float" office:value="6.2">
                <text:p>6.2</text:p>
              </table:table-cell>
              <table:table-cell office:value-type="float" office:value="0.8">
                <text:p>0.8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3463">
                <text:p>13463</text:p>
              </table:table-cell>
              <table:table-cell office:value-type="float" office:value="0.4">
                <text:p>0.4</text:p>
              </table:table-cell>
              <table:table-cell office:value-type="float" office:value="2.9">
                <text:p>2.9</text:p>
              </table:table-cell>
              <table:table-cell office:value-type="float" office:value="6.2">
                <text:p>6.2</text:p>
              </table:table-cell>
              <table:table-cell office:value-type="float" office:value="0.8">
                <text:p>0.8</text:p>
              </table:table-cell>
              <table:table-cell office:value-type="float" office:value="4.2">
                <text:p>4.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3759">
                <text:p>13759</text:p>
              </table:table-cell>
              <table:table-cell office:value-type="float" office:value="0.4">
                <text:p>0.4</text:p>
              </table:table-cell>
              <table:table-cell office:value-type="float" office:value="2.9">
                <text:p>2.9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4.3">
                <text:p>4.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4101">
                <text:p>14101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6.3">
                <text:p>6.3</text:p>
              </table:table-cell>
              <table:table-cell office:value-type="float" office:value="0.8">
                <text:p>0.8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4401">
                <text:p>14401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5.7">
                <text:p>5.7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14718">
                <text:p>14718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6.4">
                <text:p>6.4</text:p>
              </table:table-cell>
              <table:table-cell office:value-type="float" office:value="0.8">
                <text:p>0.8</text:p>
              </table:table-cell>
              <table:table-cell office:value-type="float" office:value="3.6">
                <text:p>3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15035">
                <text:p>15035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5.6">
                <text:p>5.6</text:p>
              </table:table-cell>
              <table:table-cell office:value-type="float" office:value="0.8">
                <text:p>0.8</text:p>
              </table:table-cell>
              <table:table-cell office:value-type="float" office:value="4.5">
                <text:p>4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15335">
                <text:p>15335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6.5">
                <text:p>6.5</text:p>
              </table:table-cell>
              <table:table-cell office:value-type="float" office:value="0.8">
                <text:p>0.8</text:p>
              </table:table-cell>
              <table:table-cell office:value-type="float" office:value="4.1">
                <text:p>4.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15624">
                <text:p>15624</text:p>
              </table:table-cell>
              <table:table-cell office:value-type="float" office:value="0.4">
                <text:p>0.4</text:p>
              </table:table-cell>
              <table:table-cell office:value-type="float" office:value="2.2">
                <text:p>2.2</text:p>
              </table:table-cell>
              <table:table-cell office:value-type="float" office:value="6.6">
                <text:p>6.6</text:p>
              </table:table-cell>
              <table:table-cell office:value-type="float" office:value="0.8">
                <text:p>0.8</text:p>
              </table:table-cell>
              <table:table-cell office:value-type="float" office:value="4.7">
                <text:p>4.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15920">
                <text:p>15920</text:p>
              </table:table-cell>
              <table:table-cell office:value-type="float" office:value="0.4">
                <text:p>0.4</text:p>
              </table:table-cell>
              <table:table-cell office:value-type="float" office:value="2.2">
                <text:p>2.2</text:p>
              </table:table-cell>
              <table:table-cell office:value-type="float" office:value="6.6">
                <text:p>6.6</text:p>
              </table:table-cell>
              <table:table-cell office:value-type="float" office:value="0.8">
                <text:p>0.8</text:p>
              </table:table-cell>
              <table:table-cell office:value-type="float" office:value="2.7">
                <text:p>2.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16229">
                <text:p>16229</text:p>
              </table:table-cell>
              <table:table-cell office:value-type="float" office:value="0.4">
                <text:p>0.4</text:p>
              </table:table-cell>
              <table:table-cell office:value-type="float" office:value="2.2">
                <text:p>2.2</text:p>
              </table:table-cell>
              <table:table-cell office:value-type="float" office:value="6.7">
                <text:p>6.7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16543">
                <text:p>16543</text:p>
              </table:table-cell>
              <table:table-cell office:value-type="float" office:value="0.4">
                <text:p>0.4</text:p>
              </table:table-cell>
              <table:table-cell office:value-type="float" office:value="2.2">
                <text:p>2.2</text:p>
              </table:table-cell>
              <table:table-cell office:value-type="float" office:value="6.7">
                <text:p>6.7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16871">
                <text:p>16871</text:p>
              </table:table-cell>
              <table:table-cell office:value-type="float" office:value="0.4">
                <text:p>0.4</text:p>
              </table:table-cell>
              <table:table-cell office:value-type="float" office:value="2.2">
                <text:p>2.2</text:p>
              </table:table-cell>
              <table:table-cell office:value-type="float" office:value="6.8">
                <text:p>6.8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17188">
                <text:p>17188</text:p>
              </table:table-cell>
              <table:table-cell office:value-type="float" office:value="0.4">
                <text:p>0.4</text:p>
              </table:table-cell>
              <table:table-cell office:value-type="float" office:value="2.2">
                <text:p>2.2</text:p>
              </table:table-cell>
              <table:table-cell office:value-type="float" office:value="6.5">
                <text:p>6.5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17504">
                <text:p>17504</text:p>
              </table:table-cell>
              <table:table-cell office:value-type="float" office:value="0.4">
                <text:p>0.4</text:p>
              </table:table-cell>
              <table:table-cell office:value-type="float" office:value="2.2">
                <text:p>2.2</text:p>
              </table:table-cell>
              <table:table-cell office:value-type="float" office:value="6.8">
                <text:p>6.8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7833">
                <text:p>17833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6.4">
                <text:p>6.4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8142">
                <text:p>18142</text:p>
              </table:table-cell>
              <table:table-cell office:value-type="float" office:value="0.4">
                <text:p>0.4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8450">
                <text:p>18450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6.2">
                <text:p>6.2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8752">
                <text:p>18752</text:p>
              </table:table-cell>
              <table:table-cell office:value-type="float" office:value="0.4">
                <text:p>0.4</text:p>
              </table:table-cell>
              <table:table-cell office:value-type="float" office:value="1.7">
                <text:p>1.7</text:p>
              </table:table-cell>
              <table:table-cell office:value-type="float" office:value="7.1">
                <text:p>7.1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9053">
                <text:p>19053</text:p>
              </table:table-cell>
              <table:table-cell office:value-type="float" office:value="0.4">
                <text:p>0.4</text:p>
              </table:table-cell>
              <table:table-cell office:value-type="float" office:value="1.7">
                <text:p>1.7</text:p>
              </table:table-cell>
              <table:table-cell office:value-type="float" office:value="7.2">
                <text:p>7.2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9371">
                <text:p>19371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  <table:table-cell office:value-type="float" office:value="7.2">
                <text:p>7.2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19677">
                <text:p>19677</text:p>
              </table:table-cell>
              <table:table-cell office:value-type="float" office:value="0.4">
                <text:p>0.4</text:p>
              </table:table-cell>
              <table:table-cell office:value-type="float" office:value="4.1">
                <text:p>4.1</text:p>
              </table:table-cell>
              <table:table-cell office:value-type="float" office:value="7.3">
                <text:p>7.3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19972">
                <text:p>19972</text:p>
              </table:table-cell>
              <table:table-cell office:value-type="float" office:value="0.4">
                <text:p>0.4</text:p>
              </table:table-cell>
              <table:table-cell office:value-type="float" office:value="5.8">
                <text:p>5.8</text:p>
              </table:table-cell>
              <table:table-cell office:value-type="float" office:value="5.7">
                <text:p>5.7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294">
                <text:p>20294</text:p>
              </table:table-cell>
              <table:table-cell office:value-type="float" office:value="0.4">
                <text:p>0.4</text:p>
              </table:table-cell>
              <table:table-cell office:value-type="float" office:value="7.4">
                <text:p>7.4</text:p>
              </table:table-cell>
              <table:table-cell office:value-type="float" office:value="7">
                <text:p>7</text:p>
              </table:table-cell>
              <table:table-cell office:value-type="float" office:value="0.8">
                <text:p>0.8</text:p>
              </table:table-cell>
              <table:table-cell office:value-type="float" office:value="2.8">
                <text:p>2.8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20596">
                <text:p>20596</text:p>
              </table:table-cell>
              <table:table-cell office:value-type="float" office:value="0.4">
                <text:p>0.4</text:p>
              </table:table-cell>
              <table:table-cell office:value-type="float" office:value="9.2">
                <text:p>9.2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2.8">
                <text:p>2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0905">
                <text:p>20905</text:p>
              </table:table-cell>
              <table:table-cell office:value-type="float" office:value="0.4">
                <text:p>0.4</text:p>
              </table:table-cell>
              <table:table-cell office:value-type="float" office:value="10.8">
                <text:p>10.8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1205">
                <text:p>21205</text:p>
              </table:table-cell>
              <table:table-cell office:value-type="float" office:value="0.4">
                <text:p>0.4</text:p>
              </table:table-cell>
              <table:table-cell office:value-type="float" office:value="12.4">
                <text:p>12.4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2.1">
                <text:p>2.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1510">
                <text:p>21510</text:p>
              </table:table-cell>
              <table:table-cell office:value-type="float" office:value="0.4">
                <text:p>0.4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2.1">
                <text:p>2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1821">
                <text:p>21821</text:p>
              </table:table-cell>
              <table:table-cell office:value-type="float" office:value="0.4">
                <text:p>0.4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3.7">
                <text:p>3.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22168">
                <text:p>22168</text:p>
              </table:table-cell>
              <table:table-cell office:value-type="float" office:value="0.4">
                <text:p>0.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5.4">
                <text:p>5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2488">
                <text:p>22488</text:p>
              </table:table-cell>
              <table:table-cell office:value-type="float" office:value="0.4">
                <text:p>0.4</text:p>
              </table:table-cell>
              <table:table-cell office:value-type="float" office:value="6.4">
                <text:p>6.4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7.1">
                <text:p>7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2819">
                <text:p>22819</text:p>
              </table:table-cell>
              <table:table-cell office:value-type="float" office:value="0.4">
                <text:p>0.4</text:p>
              </table:table-cell>
              <table:table-cell office:value-type="float" office:value="6.8">
                <text:p>6.8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8.8">
                <text:p>8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3156">
                <text:p>23156</text:p>
              </table:table-cell>
              <table:table-cell office:value-type="float" office:value="0.4">
                <text:p>0.4</text:p>
              </table:table-cell>
              <table:table-cell office:value-type="float" office:value="8.2">
                <text:p>8.2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0.6">
                <text:p>1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468">
                <text:p>23468</text:p>
              </table:table-cell>
              <table:table-cell office:value-type="float" office:value="0.4">
                <text:p>0.4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2.2">
                <text:p>12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3771">
                <text:p>23771</text:p>
              </table:table-cell>
              <table:table-cell office:value-type="float" office:value="0.4">
                <text:p>0.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6.2">
                <text:p>6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4079">
                <text:p>24079</text:p>
              </table:table-cell>
              <table:table-cell office:value-type="float" office:value="0.4">
                <text:p>0.4</text:p>
              </table:table-cell>
              <table:table-cell office:value-type="float" office:value="8.4">
                <text:p>8.4</text:p>
              </table:table-cell>
              <table:table-cell office:value-type="float" office:value="6.8">
                <text:p>6.8</text:p>
              </table:table-cell>
              <table:table-cell office:value-type="float" office:value="0.8">
                <text:p>0.8</text:p>
              </table:table-cell>
              <table:table-cell office:value-type="float" office:value="6.2">
                <text:p>6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4384">
                <text:p>24384</text:p>
              </table:table-cell>
              <table:table-cell office:value-type="float" office:value="0.4">
                <text:p>0.4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6.3">
                <text:p>6.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4690">
                <text:p>24690</text:p>
              </table:table-cell>
              <table:table-cell office:value-type="float" office:value="0.4">
                <text:p>0.4</text:p>
              </table:table-cell>
              <table:table-cell office:value-type="float" office:value="8.6">
                <text:p>8.6</text:p>
              </table:table-cell>
              <table:table-cell office:value-type="float" office:value="5.4">
                <text:p>5.4</text:p>
              </table:table-cell>
              <table:table-cell office:value-type="float" office:value="0.8">
                <text:p>0.8</text:p>
              </table:table-cell>
              <table:table-cell office:value-type="float" office:value="6.7">
                <text:p>6.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24999">
                <text:p>24999</text:p>
              </table:table-cell>
              <table:table-cell office:value-type="float" office:value="0.4">
                <text:p>0.4</text:p>
              </table:table-cell>
              <table:table-cell office:value-type="float" office:value="8.9">
                <text:p>8.9</text:p>
              </table:table-cell>
              <table:table-cell office:value-type="float" office:value="5.5">
                <text:p>5.5</text:p>
              </table:table-cell>
              <table:table-cell office:value-type="float" office:value="0.8">
                <text:p>0.8</text:p>
              </table:table-cell>
              <table:table-cell office:value-type="float" office:value="7.1">
                <text:p>7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5311">
                <text:p>25311</text:p>
              </table:table-cell>
              <table:table-cell office:value-type="float" office:value="0.4">
                <text:p>0.4</text:p>
              </table:table-cell>
              <table:table-cell office:value-type="float" office:value="8.4">
                <text:p>8.4</text:p>
              </table:table-cell>
              <table:table-cell office:value-type="float" office:value="5.7">
                <text:p>5.7</text:p>
              </table:table-cell>
              <table:table-cell office:value-type="float" office:value="0.8">
                <text:p>0.8</text:p>
              </table:table-cell>
              <table:table-cell office:value-type="float" office:value="8.2">
                <text:p>8.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5618">
                <text:p>25618</text:p>
              </table:table-cell>
              <table:table-cell office:value-type="float" office:value="0.4">
                <text:p>0.4</text:p>
              </table:table-cell>
              <table:table-cell office:value-type="float" office:value="9.2">
                <text:p>9.2</text:p>
              </table:table-cell>
              <table:table-cell office:value-type="float" office:value="6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9.4">
                <text:p>9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5931">
                <text:p>25931</text:p>
              </table:table-cell>
              <table:table-cell office:value-type="float" office:value="0.4">
                <text:p>0.4</text:p>
              </table:table-cell>
              <table:table-cell office:value-type="float" office:value="8.3">
                <text:p>8.3</text:p>
              </table:table-cell>
              <table:table-cell office:value-type="float" office:value="5.1">
                <text:p>5.1</text:p>
              </table:table-cell>
              <table:table-cell office:value-type="float" office:value="0.8">
                <text:p>0.8</text:p>
              </table:table-cell>
              <table:table-cell office:value-type="float" office:value="9">
                <text:p>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6240">
                <text:p>26240</text:p>
              </table:table-cell>
              <table:table-cell office:value-type="float" office:value="0.4">
                <text:p>0.4</text:p>
              </table:table-cell>
              <table:table-cell office:value-type="float" office:value="6.1">
                <text:p>6.1</text:p>
              </table:table-cell>
              <table:table-cell office:value-type="float" office:value="5.1">
                <text:p>5.1</text:p>
              </table:table-cell>
              <table:table-cell office:value-type="float" office:value="0.8">
                <text:p>0.8</text:p>
              </table:table-cell>
              <table:table-cell office:value-type="float" office:value="9">
                <text:p>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6571">
                <text:p>26571</text:p>
              </table:table-cell>
              <table:table-cell office:value-type="float" office:value="0.4">
                <text:p>0.4</text:p>
              </table:table-cell>
              <table:table-cell office:value-type="float" office:value="6.1">
                <text:p>6.1</text:p>
              </table:table-cell>
              <table:table-cell office:value-type="float" office:value="6.3">
                <text:p>6.3</text:p>
              </table:table-cell>
              <table:table-cell office:value-type="float" office:value="0.8">
                <text:p>0.8</text:p>
              </table:table-cell>
              <table:table-cell office:value-type="float" office:value="9.1">
                <text:p>9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6865">
                <text:p>26865</text:p>
              </table:table-cell>
              <table:table-cell office:value-type="float" office:value="0.4">
                <text:p>0.4</text:p>
              </table:table-cell>
              <table:table-cell office:value-type="float" office:value="6.1">
                <text:p>6.1</text:p>
              </table:table-cell>
              <table:table-cell office:value-type="float" office:value="7.9">
                <text:p>7.9</text:p>
              </table:table-cell>
              <table:table-cell office:value-type="float" office:value="0.8">
                <text:p>0.8</text:p>
              </table:table-cell>
              <table:table-cell office:value-type="float" office:value="9.1">
                <text:p>9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7181">
                <text:p>27181</text:p>
              </table:table-cell>
              <table:table-cell office:value-type="float" office:value="0.4">
                <text:p>0.4</text:p>
              </table:table-cell>
              <table:table-cell office:value-type="float" office:value="6.1">
                <text:p>6.1</text:p>
              </table:table-cell>
              <table:table-cell office:value-type="float" office:value="9.5">
                <text:p>9.5</text:p>
              </table:table-cell>
              <table:table-cell office:value-type="float" office:value="0.8">
                <text:p>0.8</text:p>
              </table:table-cell>
              <table:table-cell office:value-type="float" office:value="9.5">
                <text:p>9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7508">
                <text:p>27508</text:p>
              </table:table-cell>
              <table:table-cell office:value-type="float" office:value="0.4">
                <text:p>0.4</text:p>
              </table:table-cell>
              <table:table-cell office:value-type="float" office:value="6.1">
                <text:p>6.1</text:p>
              </table:table-cell>
              <table:table-cell office:value-type="float" office:value="11.2">
                <text:p>11.2</text:p>
              </table:table-cell>
              <table:table-cell office:value-type="float" office:value="0.8">
                <text:p>0.8</text:p>
              </table:table-cell>
              <table:table-cell office:value-type="float" office:value="8.4">
                <text:p>8.4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7844">
                <text:p>27844</text:p>
              </table:table-cell>
              <table:table-cell office:value-type="float" office:value="0.4">
                <text:p>0.4</text:p>
              </table:table-cell>
              <table:table-cell office:value-type="float" office:value="6.2">
                <text:p>6.2</text:p>
              </table:table-cell>
              <table:table-cell office:value-type="float" office:value="12.7">
                <text:p>12.7</text:p>
              </table:table-cell>
              <table:table-cell office:value-type="float" office:value="0.8">
                <text:p>0.8</text:p>
              </table:table-cell>
              <table:table-cell office:value-type="float" office:value="8.9">
                <text:p>8.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8194">
                <text:p>28194</text:p>
              </table:table-cell>
              <table:table-cell office:value-type="float" office:value="0.4">
                <text:p>0.4</text:p>
              </table:table-cell>
              <table:table-cell office:value-type="float" office:value="6.3">
                <text:p>6.3</text:p>
              </table:table-cell>
              <table:table-cell office:value-type="float" office:value="14.2">
                <text:p>14.2</text:p>
              </table:table-cell>
              <table:table-cell office:value-type="float" office:value="0.8">
                <text:p>0.8</text:p>
              </table:table-cell>
              <table:table-cell office:value-type="float" office:value="9.1">
                <text:p>9.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28506">
                <text:p>28506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15.6">
                <text:p>15.6</text:p>
              </table:table-cell>
              <table:table-cell office:value-type="float" office:value="0.8">
                <text:p>0.8</text:p>
              </table:table-cell>
              <table:table-cell office:value-type="float" office:value="9">
                <text:p>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28797">
                <text:p>28797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8.9">
                <text:p>8.9</text:p>
              </table:table-cell>
              <table:table-cell office:value-type="float" office:value="0.8">
                <text:p>0.8</text:p>
              </table:table-cell>
              <table:table-cell office:value-type="float" office:value="9">
                <text:p>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29096">
                <text:p>2909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8.9">
                <text:p>8.9</text:p>
              </table:table-cell>
              <table:table-cell office:value-type="float" office:value="0.8">
                <text:p>0.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393">
                <text:p>29393</text:p>
              </table:table-cell>
              <table:table-cell office:value-type="float" office:value="0.4">
                <text:p>0.4</text:p>
              </table:table-cell>
              <table:table-cell office:value-type="float" office:value="0.6">
                <text:p>0.6</text:p>
              </table:table-cell>
              <table:table-cell office:value-type="float" office:value="9.5">
                <text:p>9.5</text:p>
              </table:table-cell>
              <table:table-cell office:value-type="float" office:value="0.8">
                <text:p>0.8</text:p>
              </table:table-cell>
              <table:table-cell office:value-type="float" office:value="8.9">
                <text:p>8.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29703">
                <text:p>29703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10.5">
                <text:p>10.5</text:p>
              </table:table-cell>
              <table:table-cell office:value-type="float" office:value="0.8">
                <text:p>0.8</text:p>
              </table:table-cell>
              <table:table-cell office:value-type="float" office:value="9.9">
                <text:p>9.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0030">
                <text:p>30030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11.4">
                <text:p>11.4</text:p>
              </table:table-cell>
              <table:table-cell office:value-type="float" office:value="0.8">
                <text:p>0.8</text:p>
              </table:table-cell>
              <table:table-cell office:value-type="float" office:value="9.4">
                <text:p>9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0327">
                <text:p>30327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12.8">
                <text:p>12.8</text:p>
              </table:table-cell>
              <table:table-cell office:value-type="float" office:value="0.8">
                <text:p>0.8</text:p>
              </table:table-cell>
              <table:table-cell office:value-type="float" office:value="8.4">
                <text:p>8.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0627">
                <text:p>30627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14.2">
                <text:p>14.2</text:p>
              </table:table-cell>
              <table:table-cell office:value-type="float" office:value="0.8">
                <text:p>0.8</text:p>
              </table:table-cell>
              <table:table-cell office:value-type="float" office:value="6.1">
                <text:p>6.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0956">
                <text:p>30956</text:p>
              </table:table-cell>
              <table:table-cell office:value-type="float" office:value="0.4">
                <text:p>0.4</text:p>
              </table:table-cell>
              <table:table-cell office:value-type="float" office:value="0.9">
                <text:p>0.9</text:p>
              </table:table-cell>
              <table:table-cell office:value-type="float" office:value="12.3">
                <text:p>12.3</text:p>
              </table:table-cell>
              <table:table-cell office:value-type="float" office:value="0.8">
                <text:p>0.8</text:p>
              </table:table-cell>
              <table:table-cell office:value-type="float" office:value="6.1">
                <text:p>6.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1267">
                <text:p>31267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12.3">
                <text:p>12.3</text:p>
              </table:table-cell>
              <table:table-cell office:value-type="float" office:value="0.8">
                <text:p>0.8</text:p>
              </table:table-cell>
              <table:table-cell office:value-type="float" office:value="6.1">
                <text:p>6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1584">
                <text:p>31584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12.5">
                <text:p>12.5</text:p>
              </table:table-cell>
              <table:table-cell office:value-type="float" office:value="0.8">
                <text:p>0.8</text:p>
              </table:table-cell>
              <table:table-cell office:value-type="float" office:value="6.1">
                <text:p>6.1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31908">
                <text:p>31908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12.9">
                <text:p>12.9</text:p>
              </table:table-cell>
              <table:table-cell office:value-type="float" office:value="0.8">
                <text:p>0.8</text:p>
              </table:table-cell>
              <table:table-cell office:value-type="float" office:value="6.1">
                <text:p>6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234">
                <text:p>32234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13.3">
                <text:p>13.3</text:p>
              </table:table-cell>
              <table:table-cell office:value-type="float" office:value="0.8">
                <text:p>0.8</text:p>
              </table:table-cell>
              <table:table-cell office:value-type="float" office:value="6.1">
                <text:p>6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2576">
                <text:p>32576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14.4">
                <text:p>14.4</text:p>
              </table:table-cell>
              <table:table-cell office:value-type="float" office:value="0.8">
                <text:p>0.8</text:p>
              </table:table-cell>
              <table:table-cell office:value-type="float" office:value="6.2">
                <text:p>6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32913">
                <text:p>32913</text:p>
              </table:table-cell>
              <table:table-cell office:value-type="float" office:value="0.4">
                <text:p>0.4</text:p>
              </table:table-cell>
              <table:table-cell office:value-type="float" office:value="1.3">
                <text:p>1.3</text:p>
              </table:table-cell>
              <table:table-cell office:value-type="float" office:value="15.4">
                <text:p>15.4</text:p>
              </table:table-cell>
              <table:table-cell office:value-type="float" office:value="0.8">
                <text:p>0.8</text:p>
              </table:table-cell>
              <table:table-cell office:value-type="float" office:value="6.2">
                <text:p>6.2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3227">
                <text:p>33227</text:p>
              </table:table-cell>
              <table:table-cell office:value-type="float" office:value="0.4">
                <text:p>0.4</text:p>
              </table:table-cell>
              <table:table-cell office:value-type="float" office:value="1.3">
                <text:p>1.3</text:p>
              </table:table-cell>
              <table:table-cell office:value-type="float" office:value="14.9">
                <text:p>14.9</text:p>
              </table:table-cell>
              <table:table-cell office:value-type="float" office:value="0.8">
                <text:p>0.8</text:p>
              </table:table-cell>
              <table:table-cell office:value-type="float" office:value="6.4">
                <text:p>6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33539">
                <text:p>33539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14.4">
                <text:p>14.4</text:p>
              </table:table-cell>
              <table:table-cell office:value-type="float" office:value="0.8">
                <text:p>0.8</text:p>
              </table:table-cell>
              <table:table-cell office:value-type="float" office:value="6.2">
                <text:p>6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33838">
                <text:p>33838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14.7">
                <text:p>14.7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34148">
                <text:p>34148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14.8">
                <text:p>14.8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4451">
                <text:p>34451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14.9">
                <text:p>14.9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34756">
                <text:p>34756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14.9">
                <text:p>14.9</text:p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35032">
                <text:p>35032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15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35350">
                <text:p>35350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15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35646">
                <text:p>35646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15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35990">
                <text:p>35990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15.1">
                <text:p>15.1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36271">
                <text:p>36271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15.1">
                <text:p>15.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6586">
                <text:p>36586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15.2">
                <text:p>15.2</text:p>
              </table:table-cell>
              <table:table-cell office:value-type="float" office:value="0.8">
                <text:p>0.8</text:p>
              </table:table-cell>
              <table:table-cell office:value-type="float" office:value="1.1">
                <text:p>1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6904">
                <text:p>36904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15.2">
                <text:p>15.2</text:p>
              </table:table-cell>
              <table:table-cell office:value-type="float" office:value="0.8">
                <text:p>0.8</text:p>
              </table:table-cell>
              <table:table-cell office:value-type="float" office:value="1.1">
                <text:p>1.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212">
                <text:p>37212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15.6">
                <text:p>15.6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518">
                <text:p>37518</text:p>
              </table:table-cell>
              <table:table-cell office:value-type="float" office:value="0.4">
                <text:p>0.4</text:p>
              </table:table-cell>
              <table:table-cell office:value-type="float" office:value="3.3">
                <text:p>3.3</text:p>
              </table:table-cell>
              <table:table-cell office:value-type="float" office:value="15.9">
                <text:p>15.9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7822">
                <text:p>37822</text:p>
              </table:table-cell>
              <table:table-cell office:value-type="float" office:value="0.4">
                <text:p>0.4</text:p>
              </table:table-cell>
              <table:table-cell office:value-type="float" office:value="3.4">
                <text:p>3.4</text:p>
              </table:table-cell>
              <table:table-cell office:value-type="float" office:value="16.3">
                <text:p>16.3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8128">
                <text:p>38128</text:p>
              </table:table-cell>
              <table:table-cell office:value-type="float" office:value="0.4">
                <text:p>0.4</text:p>
              </table:table-cell>
              <table:table-cell office:value-type="float" office:value="3.5">
                <text:p>3.5</text:p>
              </table:table-cell>
              <table:table-cell office:value-type="float" office:value="16.3">
                <text:p>16.3</text:p>
              </table:table-cell>
              <table:table-cell office:value-type="float" office:value="0.8">
                <text:p>0.8</text:p>
              </table:table-cell>
              <table:table-cell office:value-type="float" office:value="1.5">
                <text:p>1.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8434">
                <text:p>38434</text:p>
              </table:table-cell>
              <table:table-cell office:value-type="float" office:value="0.4">
                <text:p>0.4</text:p>
              </table:table-cell>
              <table:table-cell office:value-type="float" office:value="2.6">
                <text:p>2.6</text:p>
              </table:table-cell>
              <table:table-cell office:value-type="float" office:value="17.1">
                <text:p>17.1</text:p>
              </table:table-cell>
              <table:table-cell office:value-type="float" office:value="0.8">
                <text:p>0.8</text:p>
              </table:table-cell>
              <table:table-cell office:value-type="float" office:value="2.4">
                <text:p>2.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8741">
                <text:p>38741</text:p>
              </table:table-cell>
              <table:table-cell office:value-type="float" office:value="0.4">
                <text:p>0.4</text:p>
              </table:table-cell>
              <table:table-cell office:value-type="float" office:value="3.6">
                <text:p>3.6</text:p>
              </table:table-cell>
              <table:table-cell office:value-type="float" office:value="17.1">
                <text:p>17.1</text:p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9051">
                <text:p>39051</text:p>
              </table:table-cell>
              <table:table-cell office:value-type="float" office:value="0.4">
                <text:p>0.4</text:p>
              </table:table-cell>
              <table:table-cell office:value-type="float" office:value="2.9">
                <text:p>2.9</text:p>
              </table:table-cell>
              <table:table-cell office:value-type="float" office:value="14.6">
                <text:p>14.6</text:p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9357">
                <text:p>39357</text:p>
              </table:table-cell>
              <table:table-cell office:value-type="float" office:value="0.4">
                <text:p>0.4</text:p>
              </table:table-cell>
              <table:table-cell office:value-type="float" office:value="3.7">
                <text:p>3.7</text:p>
              </table:table-cell>
              <table:table-cell office:value-type="float" office:value="15.5">
                <text:p>15.5</text:p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9663">
                <text:p>39663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16.4">
                <text:p>16.4</text:p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39969">
                <text:p>39969</text:p>
              </table:table-cell>
              <table:table-cell office:value-type="float" office:value="0.4">
                <text:p>0.4</text:p>
              </table:table-cell>
              <table:table-cell office:value-type="float" office:value="3.9">
                <text:p>3.9</text:p>
              </table:table-cell>
              <table:table-cell office:value-type="float" office:value="15.5">
                <text:p>15.5</text:p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40282">
                <text:p>40282</text:p>
              </table:table-cell>
              <table:table-cell office:value-type="float" office:value="0.4">
                <text:p>0.4</text:p>
              </table:table-cell>
              <table:table-cell office:value-type="float" office:value="3.8">
                <text:p>3.8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0585">
                <text:p>40585</text:p>
              </table:table-cell>
              <table:table-cell office:value-type="float" office:value="0.4">
                <text:p>0.4</text:p>
              </table:table-cell>
              <table:table-cell office:value-type="float" office:value="4.1">
                <text:p>4.1</text:p>
              </table:table-cell>
              <table:table-cell office:value-type="float" office:value="16.1">
                <text:p>16.1</text:p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0916">
                <text:p>40916</text:p>
              </table:table-cell>
              <table:table-cell office:value-type="float" office:value="0.4">
                <text:p>0.4</text:p>
              </table:table-cell>
              <table:table-cell office:value-type="float" office:value="3.9">
                <text:p>3.9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0.4">
                <text:p>0.4</text:p>
              </table:table-cell>
              <table:table-cell office:value-type="float" office:value="4.2">
                <text:p>4.2</text:p>
              </table:table-cell>
              <table:table-cell office:value-type="float" office:value="12">
                <text:p>12</text:p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1534">
                <text:p>41534</text:p>
              </table:table-cell>
              <table:table-cell office:value-type="float" office:value="0.4">
                <text:p>0.4</text:p>
              </table:table-cell>
              <table:table-cell office:value-type="float" office:value="4.1">
                <text:p>4.1</text:p>
              </table:table-cell>
              <table:table-cell office:value-type="float" office:value="12.6">
                <text:p>12.6</text:p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1853">
                <text:p>41853</text:p>
              </table:table-cell>
              <table:table-cell office:value-type="float" office:value="0.4">
                <text:p>0.4</text:p>
              </table:table-cell>
              <table:table-cell office:value-type="float" office:value="4.3">
                <text:p>4.3</text:p>
              </table:table-cell>
              <table:table-cell office:value-type="float" office:value="12.6">
                <text:p>12.6</text:p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198">
                <text:p>42198</text:p>
              </table:table-cell>
              <table:table-cell office:value-type="float" office:value="0.4">
                <text:p>0.4</text:p>
              </table:table-cell>
              <table:table-cell office:value-type="float" office:value="4.3">
                <text:p>4.3</text:p>
              </table:table-cell>
              <table:table-cell office:value-type="float" office:value="12.6">
                <text:p>12.6</text:p>
              </table:table-cell>
              <table:table-cell office:value-type="float" office:value="0.8">
                <text:p>0.8</text:p>
              </table:table-cell>
              <table:table-cell office:value-type="float" office:value="3.4">
                <text:p>3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531">
                <text:p>42531</text:p>
              </table:table-cell>
              <table:table-cell office:value-type="float" office:value="0.4">
                <text:p>0.4</text:p>
              </table:table-cell>
              <table:table-cell office:value-type="float" office:value="4.3">
                <text:p>4.3</text:p>
              </table:table-cell>
              <table:table-cell office:value-type="float" office:value="12.7">
                <text:p>12.7</text:p>
              </table:table-cell>
              <table:table-cell office:value-type="float" office:value="0.8">
                <text:p>0.8</text:p>
              </table:table-cell>
              <table:table-cell office:value-type="float" office:value="3.6">
                <text:p>3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42861">
                <text:p>42861</text:p>
              </table:table-cell>
              <table:table-cell office:value-type="float" office:value="0.4">
                <text:p>0.4</text:p>
              </table:table-cell>
              <table:table-cell office:value-type="float" office:value="4.4">
                <text:p>4.4</text:p>
              </table:table-cell>
              <table:table-cell office:value-type="float" office:value="12.7">
                <text:p>12.7</text:p>
              </table:table-cell>
              <table:table-cell office:value-type="float" office:value="0.8">
                <text:p>0.8</text:p>
              </table:table-cell>
              <table:table-cell office:value-type="float" office:value="3.5">
                <text:p>3.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43151">
                <text:p>43151</text:p>
              </table:table-cell>
              <table:table-cell office:value-type="float" office:value="0.4">
                <text:p>0.4</text:p>
              </table:table-cell>
              <table:table-cell office:value-type="float" office:value="3.7">
                <text:p>3.7</text:p>
              </table:table-cell>
              <table:table-cell office:value-type="float" office:value="12.8">
                <text:p>12.8</text:p>
              </table:table-cell>
              <table:table-cell office:value-type="float" office:value="0.8">
                <text:p>0.8</text:p>
              </table:table-cell>
              <table:table-cell office:value-type="float" office:value="3.6">
                <text:p>3.6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3477">
                <text:p>43477</text:p>
              </table:table-cell>
              <table:table-cell office:value-type="float" office:value="0.4">
                <text:p>0.4</text:p>
              </table:table-cell>
              <table:table-cell office:value-type="float" office:value="4.5">
                <text:p>4.5</text:p>
              </table:table-cell>
              <table:table-cell office:value-type="float" office:value="12.8">
                <text:p>12.8</text:p>
              </table:table-cell>
              <table:table-cell office:value-type="float" office:value="0.8">
                <text:p>0.8</text:p>
              </table:table-cell>
              <table:table-cell office:value-type="float" office:value="3.6">
                <text:p>3.6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0.4">
                <text:p>0.4</text:p>
              </table:table-cell>
              <table:table-cell office:value-type="float" office:value="3.6">
                <text:p>3.6</text:p>
              </table:table-cell>
              <table:table-cell office:value-type="float" office:value="12.9">
                <text:p>12.9</text:p>
              </table:table-cell>
              <table:table-cell office:value-type="float" office:value="0.8">
                <text:p>0.8</text:p>
              </table:table-cell>
              <table:table-cell office:value-type="float" office:value="3.7">
                <text:p>3.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4">
                <text:p>0.4</text:p>
              </table:table-cell>
              <table:table-cell office:value-type="float" office:value="4.6">
                <text:p>4.6</text:p>
              </table:table-cell>
              <table:table-cell office:value-type="float" office:value="13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3.8">
                <text:p>3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0.4">
                <text:p>0.4</text:p>
              </table:table-cell>
              <table:table-cell office:value-type="float" office:value="3.8">
                <text:p>3.8</text:p>
              </table:table-cell>
              <table:table-cell office:value-type="float" office:value="13">
                <text:p>13</text:p>
              </table:table-cell>
              <table:table-cell office:value-type="float" office:value="0.8">
                <text:p>0.8</text:p>
              </table:table-cell>
              <table:table-cell office:value-type="float" office:value="2.9">
                <text:p>2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44722">
                <text:p>44722</text:p>
              </table:table-cell>
              <table:table-cell office:value-type="float" office:value="0.4">
                <text:p>0.4</text:p>
              </table:table-cell>
              <table:table-cell office:value-type="float" office:value="4.8">
                <text:p>4.8</text:p>
              </table:table-cell>
              <table:table-cell office:value-type="float" office:value="13.1">
                <text:p>13.1</text:p>
              </table:table-cell>
              <table:table-cell office:value-type="float" office:value="0.8">
                <text:p>0.8</text:p>
              </table:table-cell>
              <table:table-cell office:value-type="float" office:value="3.9">
                <text:p>3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45027">
                <text:p>45027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  <table:table-cell office:value-type="float" office:value="13.2">
                <text:p>13.2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45333">
                <text:p>45333</text:p>
              </table:table-cell>
              <table:table-cell office:value-type="float" office:value="0.4">
                <text:p>0.4</text:p>
              </table:table-cell>
              <table:table-cell office:value-type="float" office:value="4.1">
                <text:p>4.1</text:p>
              </table:table-cell>
              <table:table-cell office:value-type="float" office:value="13.2">
                <text:p>13.2</text:p>
              </table:table-cell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13.3">
                <text:p>13.3</text:p>
              </table:table-cell>
              <table:table-cell office:value-type="float" office:value="0.8">
                <text:p>0.8</text:p>
              </table:table-cell>
              <table:table-cell office:value-type="float" office:value="3.4">
                <text:p>3.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13.3">
                <text:p>13.3</text:p>
              </table:table-cell>
              <table:table-cell office:value-type="float" office:value="0.8">
                <text:p>0.8</text:p>
              </table:table-cell>
              <table:table-cell office:value-type="float" office:value="4.2">
                <text:p>4.2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46251">
                <text:p>46251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13.4">
                <text:p>13.4</text:p>
              </table:table-cell>
              <table:table-cell office:value-type="float" office:value="0.8">
                <text:p>0.8</text:p>
              </table:table-cell>
              <table:table-cell office:value-type="float" office:value="3.8">
                <text:p>3.8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46553">
                <text:p>46553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13.5">
                <text:p>13.5</text:p>
              </table:table-cell>
              <table:table-cell office:value-type="float" office:value="0.8">
                <text:p>0.8</text:p>
              </table:table-cell>
              <table:table-cell office:value-type="float" office:value="4.3">
                <text:p>4.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46862">
                <text:p>46862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13.5">
                <text:p>13.5</text:p>
              </table:table-cell>
              <table:table-cell office:value-type="float" office:value="0.8">
                <text:p>0.8</text:p>
              </table:table-cell>
              <table:table-cell office:value-type="float" office:value="4.1">
                <text:p>4.1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7162">
                <text:p>47162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13.6">
                <text:p>13.6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7469">
                <text:p>47469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13.6">
                <text:p>13.6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47778">
                <text:p>47778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13.7">
                <text:p>13.7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8082">
                <text:p>48082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13.8">
                <text:p>13.8</text:p>
              </table:table-cell>
              <table:table-cell office:value-type="float" office:value="0.8">
                <text:p>0.8</text:p>
              </table:table-cell>
              <table:table-cell office:value-type="float" office:value="4.5">
                <text:p>4.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48377">
                <text:p>48377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13.8">
                <text:p>13.8</text:p>
              </table:table-cell>
              <table:table-cell office:value-type="float" office:value="0.8">
                <text:p>0.8</text:p>
              </table:table-cell>
              <table:table-cell office:value-type="float" office:value="4.6">
                <text:p>4.6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48675">
                <text:p>48675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13.9">
                <text:p>13.9</text:p>
              </table:table-cell>
              <table:table-cell office:value-type="float" office:value="0.8">
                <text:p>0.8</text:p>
              </table:table-cell>
              <table:table-cell office:value-type="float" office:value="4.7">
                <text:p>4.7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48969">
                <text:p>48969</text:p>
              </table:table-cell>
              <table:table-cell office:value-type="float" office:value="0.4">
                <text:p>0.4</text:p>
              </table:table-cell>
              <table:table-cell office:value-type="float" office:value="3.6">
                <text:p>3.6</text:p>
              </table:table-cell>
              <table:table-cell office:value-type="float" office:value="13.9">
                <text:p>13.9</text:p>
              </table:table-cell>
              <table:table-cell office:value-type="float" office:value="0.8">
                <text:p>0.8</text:p>
              </table:table-cell>
              <table:table-cell office:value-type="float" office:value="4.8">
                <text:p>4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9265">
                <text:p>49265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  <table:table-cell office:value-type="float" office:value="14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4.8">
                <text:p>4.8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49571">
                <text:p>49571</text:p>
              </table:table-cell>
              <table:table-cell office:value-type="float" office:value="0.4">
                <text:p>0.4</text:p>
              </table:table-cell>
              <table:table-cell office:value-type="float" office:value="2.9">
                <text:p>2.9</text:p>
              </table:table-cell>
              <table:table-cell office:value-type="float" office:value="14.1">
                <text:p>14.1</text:p>
              </table:table-cell>
              <table:table-cell office:value-type="float" office:value="0.8">
                <text:p>0.8</text:p>
              </table:table-cell>
              <table:table-cell office:value-type="float" office:value="3.9">
                <text:p>3.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9879">
                <text:p>49879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14.1">
                <text:p>14.1</text:p>
              </table:table-cell>
              <table:table-cell office:value-type="float" office:value="0.8">
                <text:p>0.8</text:p>
              </table:table-cell>
              <table:table-cell office:value-type="float" office:value="3.8">
                <text:p>3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0193">
                <text:p>50193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14.2">
                <text:p>14.2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50494">
                <text:p>50494</text:p>
              </table:table-cell>
              <table:table-cell office:value-type="float" office:value="0.4">
                <text:p>0.4</text:p>
              </table:table-cell>
              <table:table-cell office:value-type="float" office:value="2.3">
                <text:p>2.3</text:p>
              </table:table-cell>
              <table:table-cell office:value-type="float" office:value="14.3">
                <text:p>14.3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50803">
                <text:p>50803</text:p>
              </table:table-cell>
              <table:table-cell office:value-type="float" office:value="0.4">
                <text:p>0.4</text:p>
              </table:table-cell>
              <table:table-cell office:value-type="float" office:value="2.6">
                <text:p>2.6</text:p>
              </table:table-cell>
              <table:table-cell office:value-type="float" office:value="14.3">
                <text:p>14.3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51104">
                <text:p>51104</text:p>
              </table:table-cell>
              <table:table-cell office:value-type="float" office:value="0.4">
                <text:p>0.4</text:p>
              </table:table-cell>
              <table:table-cell office:value-type="float" office:value="4.2">
                <text:p>4.2</text:p>
              </table:table-cell>
              <table:table-cell office:value-type="float" office:value="14.4">
                <text:p>14.4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51427">
                <text:p>51427</text:p>
              </table:table-cell>
              <table:table-cell office:value-type="float" office:value="0.4">
                <text:p>0.4</text:p>
              </table:table-cell>
              <table:table-cell office:value-type="float" office:value="5.9">
                <text:p>5.9</text:p>
              </table:table-cell>
              <table:table-cell office:value-type="float" office:value="14.4">
                <text:p>14.4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51746">
                <text:p>51746</text:p>
              </table:table-cell>
              <table:table-cell office:value-type="float" office:value="0.4">
                <text:p>0.4</text:p>
              </table:table-cell>
              <table:table-cell office:value-type="float" office:value="7.5">
                <text:p>7.5</text:p>
              </table:table-cell>
              <table:table-cell office:value-type="float" office:value="14.5">
                <text:p>14.5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52081">
                <text:p>52081</text:p>
              </table:table-cell>
              <table:table-cell office:value-type="float" office:value="0.4">
                <text:p>0.4</text:p>
              </table:table-cell>
              <table:table-cell office:value-type="float" office:value="9.1">
                <text:p>9.1</text:p>
              </table:table-cell>
              <table:table-cell office:value-type="float" office:value="14.6">
                <text:p>14.6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52424">
                <text:p>52424</text:p>
              </table:table-cell>
              <table:table-cell office:value-type="float" office:value="0.4">
                <text:p>0.4</text:p>
              </table:table-cell>
              <table:table-cell office:value-type="float" office:value="10.8">
                <text:p>10.8</text:p>
              </table:table-cell>
              <table:table-cell office:value-type="float" office:value="14.6">
                <text:p>14.6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52743">
                <text:p>52743</text:p>
              </table:table-cell>
              <table:table-cell office:value-type="float" office:value="0.4">
                <text:p>0.4</text:p>
              </table:table-cell>
              <table:table-cell office:value-type="float" office:value="12.4">
                <text:p>12.4</text:p>
              </table:table-cell>
              <table:table-cell office:value-type="float" office:value="14.7">
                <text:p>14.7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53040">
                <text:p>53040</text:p>
              </table:table-cell>
              <table:table-cell office:value-type="float" office:value="0.4">
                <text:p>0.4</text:p>
              </table:table-cell>
              <table:table-cell office:value-type="float" office:value="6.3">
                <text:p>6.3</text:p>
              </table:table-cell>
              <table:table-cell office:value-type="float" office:value="14.7">
                <text:p>14.7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53334">
                <text:p>53334</text:p>
              </table:table-cell>
              <table:table-cell office:value-type="float" office:value="0.4">
                <text:p>0.4</text:p>
              </table:table-cell>
              <table:table-cell office:value-type="float" office:value="6.3">
                <text:p>6.3</text:p>
              </table:table-cell>
              <table:table-cell office:value-type="float" office:value="14.8">
                <text:p>14.8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53636">
                <text:p>53636</text:p>
              </table:table-cell>
              <table:table-cell office:value-type="float" office:value="0.4">
                <text:p>0.4</text:p>
              </table:table-cell>
              <table:table-cell office:value-type="float" office:value="6.4">
                <text:p>6.4</text:p>
              </table:table-cell>
              <table:table-cell office:value-type="float" office:value="14.9">
                <text:p>14.9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53926">
                <text:p>53926</text:p>
              </table:table-cell>
              <table:table-cell office:value-type="float" office:value="0.4">
                <text:p>0.4</text:p>
              </table:table-cell>
              <table:table-cell office:value-type="float" office:value="6.9">
                <text:p>6.9</text:p>
              </table:table-cell>
              <table:table-cell office:value-type="float" office:value="14.9">
                <text:p>14.9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4222">
                <text:p>54222</text:p>
              </table:table-cell>
              <table:table-cell office:value-type="float" office:value="0.4">
                <text:p>0.4</text:p>
              </table:table-cell>
              <table:table-cell office:value-type="float" office:value="7.4">
                <text:p>7.4</text:p>
              </table:table-cell>
              <table:table-cell office:value-type="float" office:value="15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2.9">
                <text:p>2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4522">
                <text:p>54522</text:p>
              </table:table-cell>
              <table:table-cell office:value-type="float" office:value="0.4">
                <text:p>0.4</text:p>
              </table:table-cell>
              <table:table-cell office:value-type="float" office:value="8.5">
                <text:p>8.5</text:p>
              </table:table-cell>
              <table:table-cell office:value-type="float" office:value="15">
                <text:p>15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54832">
                <text:p>54832</text:p>
              </table:table-cell>
              <table:table-cell office:value-type="float" office:value="0.4">
                <text:p>0.4</text:p>
              </table:table-cell>
              <table:table-cell office:value-type="float" office:value="9.9">
                <text:p>9.9</text:p>
              </table:table-cell>
              <table:table-cell office:value-type="float" office:value="15.1">
                <text:p>15.1</text:p>
              </table:table-cell>
              <table:table-cell office:value-type="float" office:value="0.8">
                <text:p>0.8</text:p>
              </table:table-cell>
              <table:table-cell office:value-type="float" office:value="3.3">
                <text:p>3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5133">
                <text:p>55133</text:p>
              </table:table-cell>
              <table:table-cell office:value-type="float" office:value="0.4">
                <text:p>0.4</text:p>
              </table:table-cell>
              <table:table-cell office:value-type="float" office:value="9.1">
                <text:p>9.1</text:p>
              </table:table-cell>
              <table:table-cell office:value-type="float" office:value="15.2">
                <text:p>15.2</text:p>
              </table:table-cell>
              <table:table-cell office:value-type="float" office:value="0.8">
                <text:p>0.8</text:p>
              </table:table-cell>
              <table:table-cell office:value-type="float" office:value="2.4">
                <text:p>2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5414">
                <text:p>55414</text:p>
              </table:table-cell>
              <table:table-cell office:value-type="float" office:value="0.4">
                <text:p>0.4</text:p>
              </table:table-cell>
              <table:table-cell office:value-type="float" office:value="9.1">
                <text:p>9.1</text:p>
              </table:table-cell>
              <table:table-cell office:value-type="float" office:value="15.2">
                <text:p>15.2</text:p>
              </table:table-cell>
              <table:table-cell office:value-type="float" office:value="0.8">
                <text:p>0.8</text:p>
              </table:table-cell>
              <table:table-cell office:value-type="float" office:value="2.4">
                <text:p>2.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5723">
                <text:p>55723</text:p>
              </table:table-cell>
              <table:table-cell office:value-type="float" office:value="0.4">
                <text:p>0.4</text:p>
              </table:table-cell>
              <table:table-cell office:value-type="float" office:value="9.4">
                <text:p>9.4</text:p>
              </table:table-cell>
              <table:table-cell office:value-type="float" office:value="15.3">
                <text:p>15.3</text:p>
              </table:table-cell>
              <table:table-cell office:value-type="float" office:value="0.8">
                <text:p>0.8</text:p>
              </table:table-cell>
              <table:table-cell office:value-type="float" office:value="3.7">
                <text:p>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005">
                <text:p>56005</text:p>
              </table:table-cell>
              <table:table-cell office:value-type="float" office:value="0.4">
                <text:p>0.4</text:p>
              </table:table-cell>
              <table:table-cell office:value-type="float" office:value="9.8">
                <text:p>9.8</text:p>
              </table:table-cell>
              <table:table-cell office:value-type="float" office:value="15.3">
                <text:p>15.3</text:p>
              </table:table-cell>
              <table:table-cell office:value-type="float" office:value="0.8">
                <text:p>0.8</text:p>
              </table:table-cell>
              <table:table-cell office:value-type="float" office:value="5.2">
                <text:p>5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322">
                <text:p>56322</text:p>
              </table:table-cell>
              <table:table-cell office:value-type="float" office:value="0.4">
                <text:p>0.4</text:p>
              </table:table-cell>
              <table:table-cell office:value-type="float" office:value="10.2">
                <text:p>10.2</text:p>
              </table:table-cell>
              <table:table-cell office:value-type="float" office:value="15.4">
                <text:p>15.4</text:p>
              </table:table-cell>
              <table:table-cell office:value-type="float" office:value="0.8">
                <text:p>0.8</text:p>
              </table:table-cell>
              <table:table-cell office:value-type="float" office:value="6.7">
                <text:p>6.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56627">
                <text:p>56627</text:p>
              </table:table-cell>
              <table:table-cell office:value-type="float" office:value="0.4">
                <text:p>0.4</text:p>
              </table:table-cell>
              <table:table-cell office:value-type="float" office:value="11.5">
                <text:p>11.5</text:p>
              </table:table-cell>
              <table:table-cell office:value-type="float" office:value="15.4">
                <text:p>15.4</text:p>
              </table:table-cell>
              <table:table-cell office:value-type="float" office:value="0.8">
                <text:p>0.8</text:p>
              </table:table-cell>
              <table:table-cell office:value-type="float" office:value="8.4">
                <text:p>8.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56934">
                <text:p>56934</text:p>
              </table:table-cell>
              <table:table-cell office:value-type="float" office:value="0.4">
                <text:p>0.4</text:p>
              </table:table-cell>
              <table:table-cell office:value-type="float" office:value="12.7">
                <text:p>12.7</text:p>
              </table:table-cell>
              <table:table-cell office:value-type="float" office:value="15.5">
                <text:p>15.5</text:p>
              </table:table-cell>
              <table:table-cell office:value-type="float" office:value="0.8">
                <text:p>0.8</text:p>
              </table:table-cell>
              <table:table-cell office:value-type="float" office:value="10.2">
                <text:p>10.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57239">
                <text:p>57239</text:p>
              </table:table-cell>
              <table:table-cell office:value-type="float" office:value="0.4">
                <text:p>0.4</text:p>
              </table:table-cell>
              <table:table-cell office:value-type="float" office:value="11">
                <text:p>11</text:p>
              </table:table-cell>
              <table:table-cell office:value-type="float" office:value="15.6">
                <text:p>15.6</text:p>
              </table:table-cell>
              <table:table-cell office:value-type="float" office:value="0.8">
                <text:p>0.8</text:p>
              </table:table-cell>
              <table:table-cell office:value-type="float" office:value="11.7">
                <text:p>11.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57525">
                <text:p>57525</text:p>
              </table:table-cell>
              <table:table-cell office:value-type="float" office:value="0.4">
                <text:p>0.4</text:p>
              </table:table-cell>
              <table:table-cell office:value-type="float" office:value="11.5">
                <text:p>11.5</text:p>
              </table:table-cell>
              <table:table-cell office:value-type="float" office:value="15.6">
                <text:p>15.6</text:p>
              </table:table-cell>
              <table:table-cell office:value-type="float" office:value="0.8">
                <text:p>0.8</text:p>
              </table:table-cell>
              <table:table-cell office:value-type="float" office:value="13.3">
                <text:p>13.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57805">
                <text:p>57805</text:p>
              </table:table-cell>
              <table:table-cell office:value-type="float" office:value="0.4">
                <text:p>0.4</text:p>
              </table:table-cell>
              <table:table-cell office:value-type="float" office:value="11.6">
                <text:p>11.6</text:p>
              </table:table-cell>
              <table:table-cell office:value-type="float" office:value="15.7">
                <text:p>15.7</text:p>
              </table:table-cell>
              <table:table-cell office:value-type="float" office:value="0.8">
                <text:p>0.8</text:p>
              </table:table-cell>
              <table:table-cell office:value-type="float" office:value="6.5">
                <text:p>6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58080">
                <text:p>58080</text:p>
              </table:table-cell>
              <table:table-cell office:value-type="float" office:value="0.4">
                <text:p>0.4</text:p>
              </table:table-cell>
              <table:table-cell office:value-type="float" office:value="11.6">
                <text:p>11.6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6.5">
                <text:p>6.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58353">
                <text:p>58353</text:p>
              </table:table-cell>
              <table:table-cell office:value-type="float" office:value="0.4">
                <text:p>0.4</text:p>
              </table:table-cell>
              <table:table-cell office:value-type="float" office:value="11.7">
                <text:p>11.7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6.8">
                <text:p>6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58658">
                <text:p>58658</text:p>
              </table:table-cell>
              <table:table-cell office:value-type="float" office:value="0.4">
                <text:p>0.4</text:p>
              </table:table-cell>
              <table:table-cell office:value-type="float" office:value="12.2">
                <text:p>12.2</text:p>
              </table:table-cell>
              <table:table-cell office:value-type="float" office:value="15.9">
                <text:p>15.9</text:p>
              </table:table-cell>
              <table:table-cell office:value-type="float" office:value="0.8">
                <text:p>0.8</text:p>
              </table:table-cell>
              <table:table-cell office:value-type="float" office:value="7.2">
                <text:p>7.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58963">
                <text:p>58963</text:p>
              </table:table-cell>
              <table:table-cell office:value-type="float" office:value="0.4">
                <text:p>0.4</text:p>
              </table:table-cell>
              <table:table-cell office:value-type="float" office:value="11.2">
                <text:p>11.2</text:p>
              </table:table-cell>
              <table:table-cell office:value-type="float" office:value="15.9">
                <text:p>15.9</text:p>
              </table:table-cell>
              <table:table-cell office:value-type="float" office:value="0.8">
                <text:p>0.8</text:p>
              </table:table-cell>
              <table:table-cell office:value-type="float" office:value="7.9">
                <text:p>7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59272">
                <text:p>59272</text:p>
              </table:table-cell>
              <table:table-cell office:value-type="float" office:value="0.4">
                <text:p>0.4</text:p>
              </table:table-cell>
              <table:table-cell office:value-type="float" office:value="12.2">
                <text:p>12.2</text:p>
              </table:table-cell>
              <table:table-cell office:value-type="float" office:value="16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9.1">
                <text:p>9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59595">
                <text:p>59595</text:p>
              </table:table-cell>
              <table:table-cell office:value-type="float" office:value="0.4">
                <text:p>0.4</text:p>
              </table:table-cell>
              <table:table-cell office:value-type="float" office:value="12.9">
                <text:p>12.9</text:p>
              </table:table-cell>
              <table:table-cell office:value-type="float" office:value="16.1">
                <text:p>16.1</text:p>
              </table:table-cell>
              <table:table-cell office:value-type="float" office:value="0.8">
                <text:p>0.8</text:p>
              </table:table-cell>
              <table:table-cell office:value-type="float" office:value="10.4">
                <text:p>10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59907">
                <text:p>59907</text:p>
              </table:table-cell>
              <table:table-cell office:value-type="float" office:value="0.4">
                <text:p>0.4</text:p>
              </table:table-cell>
              <table:table-cell office:value-type="float" office:value="11.4">
                <text:p>11.4</text:p>
              </table:table-cell>
              <table:table-cell office:value-type="float" office:value="16.1">
                <text:p>16.1</text:p>
              </table:table-cell>
              <table:table-cell office:value-type="float" office:value="0.8">
                <text:p>0.8</text:p>
              </table:table-cell>
              <table:table-cell office:value-type="float" office:value="9.3">
                <text:p>9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60209">
                <text:p>60209</text:p>
              </table:table-cell>
              <table:table-cell office:value-type="float" office:value="0.4">
                <text:p>0.4</text:p>
              </table:table-cell>
              <table:table-cell office:value-type="float" office:value="10.7">
                <text:p>10.7</text:p>
              </table:table-cell>
              <table:table-cell office:value-type="float" office:value="16.2">
                <text:p>16.2</text:p>
              </table:table-cell>
              <table:table-cell office:value-type="float" office:value="0.8">
                <text:p>0.8</text:p>
              </table:table-cell>
              <table:table-cell office:value-type="float" office:value="9.3">
                <text:p>9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60519">
                <text:p>60519</text:p>
              </table:table-cell>
              <table:table-cell office:value-type="float" office:value="0.4">
                <text:p>0.4</text:p>
              </table:table-cell>
              <table:table-cell office:value-type="float" office:value="8.5">
                <text:p>8.5</text:p>
              </table:table-cell>
              <table:table-cell office:value-type="float" office:value="16.3">
                <text:p>16.3</text:p>
              </table:table-cell>
              <table:table-cell office:value-type="float" office:value="0.8">
                <text:p>0.8</text:p>
              </table:table-cell>
              <table:table-cell office:value-type="float" office:value="9.4">
                <text:p>9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60829">
                <text:p>60829</text:p>
              </table:table-cell>
              <table:table-cell office:value-type="float" office:value="0.4">
                <text:p>0.4</text:p>
              </table:table-cell>
              <table:table-cell office:value-type="float" office:value="8.5">
                <text:p>8.5</text:p>
              </table:table-cell>
              <table:table-cell office:value-type="float" office:value="16.3">
                <text:p>16.3</text:p>
              </table:table-cell>
              <table:table-cell office:value-type="float" office:value="0.8">
                <text:p>0.8</text:p>
              </table:table-cell>
              <table:table-cell office:value-type="float" office:value="9.6">
                <text:p>9.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61135">
                <text:p>61135</text:p>
              </table:table-cell>
              <table:table-cell office:value-type="float" office:value="0.4">
                <text:p>0.4</text:p>
              </table:table-cell>
              <table:table-cell office:value-type="float" office:value="8.5">
                <text:p>8.5</text:p>
              </table:table-cell>
              <table:table-cell office:value-type="float" office:value="16.4">
                <text:p>16.4</text:p>
              </table:table-cell>
              <table:table-cell office:value-type="float" office:value="0.8">
                <text:p>0.8</text:p>
              </table:table-cell>
              <table:table-cell office:value-type="float" office:value="10.8">
                <text:p>10.8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61459">
                <text:p>61459</text:p>
              </table:table-cell>
              <table:table-cell office:value-type="float" office:value="0.4">
                <text:p>0.4</text:p>
              </table:table-cell>
              <table:table-cell office:value-type="float" office:value="8.5">
                <text:p>8.5</text:p>
              </table:table-cell>
              <table:table-cell office:value-type="float" office:value="16.4">
                <text:p>16.4</text:p>
              </table:table-cell>
              <table:table-cell office:value-type="float" office:value="0.8">
                <text:p>0.8</text:p>
              </table:table-cell>
              <table:table-cell office:value-type="float" office:value="10.1">
                <text:p>10.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61781">
                <text:p>61781</text:p>
              </table:table-cell>
              <table:table-cell office:value-type="float" office:value="0.4">
                <text:p>0.4</text:p>
              </table:table-cell>
              <table:table-cell office:value-type="float" office:value="8.5">
                <text:p>8.5</text:p>
              </table:table-cell>
              <table:table-cell office:value-type="float" office:value="16.5">
                <text:p>16.5</text:p>
              </table:table-cell>
              <table:table-cell office:value-type="float" office:value="0.8">
                <text:p>0.8</text:p>
              </table:table-cell>
              <table:table-cell office:value-type="float" office:value="10.5">
                <text:p>10.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62103">
                <text:p>62103</text:p>
              </table:table-cell>
              <table:table-cell office:value-type="float" office:value="0.4">
                <text:p>0.4</text:p>
              </table:table-cell>
              <table:table-cell office:value-type="float" office:value="8.5">
                <text:p>8.5</text:p>
              </table:table-cell>
              <table:table-cell office:value-type="float" office:value="16.6">
                <text:p>16.6</text:p>
              </table:table-cell>
              <table:table-cell office:value-type="float" office:value="0.8">
                <text:p>0.8</text:p>
              </table:table-cell>
              <table:table-cell office:value-type="float" office:value="10.7">
                <text:p>10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413">
                <text:p>62413</text:p>
              </table:table-cell>
              <table:table-cell office:value-type="float" office:value="0.4">
                <text:p>0.4</text:p>
              </table:table-cell>
              <table:table-cell office:value-type="float" office:value="8.6">
                <text:p>8.6</text:p>
              </table:table-cell>
              <table:table-cell office:value-type="float" office:value="16.6">
                <text:p>16.6</text:p>
              </table:table-cell>
              <table:table-cell office:value-type="float" office:value="0.8">
                <text:p>0.8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62713">
                <text:p>62713</text:p>
              </table:table-cell>
              <table:table-cell office:value-type="float" office:value="0.4">
                <text:p>0.4</text:p>
              </table:table-cell>
              <table:table-cell office:value-type="float" office:value="8.6">
                <text:p>8.6</text:p>
              </table:table-cell>
              <table:table-cell office:value-type="float" office:value="16.7">
                <text:p>16.7</text:p>
              </table:table-cell>
              <table:table-cell office:value-type="float" office:value="0.8">
                <text:p>0.8</text:p>
              </table:table-cell>
              <table:table-cell office:value-type="float" office:value="10.6">
                <text:p>10.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63011">
                <text:p>63011</text:p>
              </table:table-cell>
              <table:table-cell office:value-type="float" office:value="0.4">
                <text:p>0.4</text:p>
              </table:table-cell>
              <table:table-cell office:value-type="float" office:value="8.8">
                <text:p>8.8</text:p>
              </table:table-cell>
              <table:table-cell office:value-type="float" office:value="16.8">
                <text:p>16.8</text:p>
              </table:table-cell>
              <table:table-cell office:value-type="float" office:value="0.8">
                <text:p>0.8</text:p>
              </table:table-cell>
              <table:table-cell office:value-type="float" office:value="11.2">
                <text:p>11.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63305">
                <text:p>63305</text:p>
              </table:table-cell>
              <table:table-cell office:value-type="float" office:value="0.4">
                <text:p>0.4</text:p>
              </table:table-cell>
              <table:table-cell office:value-type="float" office:value="8.8">
                <text:p>8.8</text:p>
              </table:table-cell>
              <table:table-cell office:value-type="float" office:value="16.8">
                <text:p>16.8</text:p>
              </table:table-cell>
              <table:table-cell office:value-type="float" office:value="0.8">
                <text:p>0.8</text:p>
              </table:table-cell>
              <table:table-cell office:value-type="float" office:value="10.3">
                <text:p>10.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63605">
                <text:p>63605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6.8">
                <text:p>16.8</text:p>
              </table:table-cell>
              <table:table-cell office:value-type="float" office:value="0.8">
                <text:p>0.8</text:p>
              </table:table-cell>
              <table:table-cell office:value-type="float" office:value="11.1">
                <text:p>11.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63925">
                <text:p>63925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6.8">
                <text:p>16.8</text:p>
              </table:table-cell>
              <table:table-cell office:value-type="float" office:value="0.8">
                <text:p>0.8</text:p>
              </table:table-cell>
              <table:table-cell office:value-type="float" office:value="11.9">
                <text:p>11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64234">
                <text:p>6423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6.9">
                <text:p>16.9</text:p>
              </table:table-cell>
              <table:table-cell office:value-type="float" office:value="0.8">
                <text:p>0.8</text:p>
              </table:table-cell>
              <table:table-cell office:value-type="float" office:value="11">
                <text:p>1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64539">
                <text:p>6453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9.9">
                <text:p>9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64858">
                <text:p>64858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1.1">
                <text:p>21.1</text:p>
              </table:table-cell>
              <table:table-cell office:value-type="float" office:value="0.8">
                <text:p>0.8</text:p>
              </table:table-cell>
              <table:table-cell office:value-type="float" office:value="7.6">
                <text:p>7.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65141">
                <text:p>6514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3.6">
                <text:p>23.6</text:p>
              </table:table-cell>
              <table:table-cell office:value-type="float" office:value="0.8">
                <text:p>0.8</text:p>
              </table:table-cell>
              <table:table-cell office:value-type="float" office:value="7.6">
                <text:p>7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5428">
                <text:p>65428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6">
                <text:p>26</text:p>
              </table:table-cell>
              <table:table-cell office:value-type="float" office:value="0.8">
                <text:p>0.8</text:p>
              </table:table-cell>
              <table:table-cell office:value-type="float" office:value="7.6">
                <text:p>7.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65717">
                <text:p>6571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2.5">
                <text:p>22.5</text:p>
              </table:table-cell>
              <table:table-cell office:value-type="float" office:value="0.8">
                <text:p>0.8</text:p>
              </table:table-cell>
              <table:table-cell office:value-type="float" office:value="7.6">
                <text:p>7.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66037">
                <text:p>6603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2.2">
                <text:p>22.2</text:p>
              </table:table-cell>
              <table:table-cell office:value-type="float" office:value="0.8">
                <text:p>0.8</text:p>
              </table:table-cell>
              <table:table-cell office:value-type="float" office:value="7.6">
                <text:p>7.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66365">
                <text:p>66365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">
                <text:p>18</text:p>
              </table:table-cell>
              <table:table-cell office:value-type="float" office:value="0.8">
                <text:p>0.8</text:p>
              </table:table-cell>
              <table:table-cell office:value-type="float" office:value="7.6">
                <text:p>7.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66702">
                <text:p>6670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3">
                <text:p>18.3</text:p>
              </table:table-cell>
              <table:table-cell office:value-type="float" office:value="0.8">
                <text:p>0.8</text:p>
              </table:table-cell>
              <table:table-cell office:value-type="float" office:value="7.6">
                <text:p>7.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67019">
                <text:p>6701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3">
                <text:p>18.3</text:p>
              </table:table-cell>
              <table:table-cell office:value-type="float" office:value="0.8">
                <text:p>0.8</text:p>
              </table:table-cell>
              <table:table-cell office:value-type="float" office:value="7.7">
                <text:p>7.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67313">
                <text:p>67313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3">
                <text:p>18.3</text:p>
              </table:table-cell>
              <table:table-cell office:value-type="float" office:value="0.8">
                <text:p>0.8</text:p>
              </table:table-cell>
              <table:table-cell office:value-type="float" office:value="7.7">
                <text:p>7.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67600">
                <text:p>67600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3">
                <text:p>18.3</text:p>
              </table:table-cell>
              <table:table-cell office:value-type="float" office:value="0.8">
                <text:p>0.8</text:p>
              </table:table-cell>
              <table:table-cell office:value-type="float" office:value="7.9">
                <text:p>7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67885">
                <text:p>67885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3">
                <text:p>18.3</text:p>
              </table:table-cell>
              <table:table-cell office:value-type="float" office:value="0.8">
                <text:p>0.8</text:p>
              </table:table-cell>
              <table:table-cell office:value-type="float" office:value="7.9">
                <text:p>7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68199">
                <text:p>6819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3">
                <text:p>18.3</text:p>
              </table:table-cell>
              <table:table-cell office:value-type="float" office:value="0.8">
                <text:p>0.8</text:p>
              </table:table-cell>
              <table:table-cell office:value-type="float" office:value="7.9">
                <text:p>7.9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68525">
                <text:p>68525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3">
                <text:p>18.3</text:p>
              </table:table-cell>
              <table:table-cell office:value-type="float" office:value="0.8">
                <text:p>0.8</text:p>
              </table:table-cell>
              <table:table-cell office:value-type="float" office:value="8">
                <text:p>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68827">
                <text:p>6882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3">
                <text:p>18.3</text:p>
              </table:table-cell>
              <table:table-cell office:value-type="float" office:value="0.8">
                <text:p>0.8</text:p>
              </table:table-cell>
              <table:table-cell office:value-type="float" office:value="8">
                <text:p>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69116">
                <text:p>6911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3">
                <text:p>18.3</text:p>
              </table:table-cell>
              <table:table-cell office:value-type="float" office:value="0.8">
                <text:p>0.8</text:p>
              </table:table-cell>
              <table:table-cell office:value-type="float" office:value="8.1">
                <text:p>8.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69402">
                <text:p>6940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3">
                <text:p>18.3</text:p>
              </table:table-cell>
              <table:table-cell office:value-type="float" office:value="0.8">
                <text:p>0.8</text:p>
              </table:table-cell>
              <table:table-cell office:value-type="float" office:value="8.1">
                <text:p>8.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69707">
                <text:p>6970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7">
                <text:p>18.7</text:p>
              </table:table-cell>
              <table:table-cell office:value-type="float" office:value="0.8">
                <text:p>0.8</text:p>
              </table:table-cell>
              <table:table-cell office:value-type="float" office:value="8.1">
                <text:p>8.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69996">
                <text:p>6999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1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8.2">
                <text:p>8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70287">
                <text:p>7028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3.4">
                <text:p>23.4</text:p>
              </table:table-cell>
              <table:table-cell office:value-type="float" office:value="0.8">
                <text:p>0.8</text:p>
              </table:table-cell>
              <table:table-cell office:value-type="float" office:value="8.2">
                <text:p>8.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70573">
                <text:p>70573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5.8">
                <text:p>25.8</text:p>
              </table:table-cell>
              <table:table-cell office:value-type="float" office:value="0.8">
                <text:p>0.8</text:p>
              </table:table-cell>
              <table:table-cell office:value-type="float" office:value="8.3">
                <text:p>8.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70858">
                <text:p>70858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8.3">
                <text:p>28.3</text:p>
              </table:table-cell>
              <table:table-cell office:value-type="float" office:value="0.8">
                <text:p>0.8</text:p>
              </table:table-cell>
              <table:table-cell office:value-type="float" office:value="8.3">
                <text:p>8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1179">
                <text:p>7117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8.2">
                <text:p>28.2</text:p>
              </table:table-cell>
              <table:table-cell office:value-type="float" office:value="0.8">
                <text:p>0.8</text:p>
              </table:table-cell>
              <table:table-cell office:value-type="float" office:value="8.4">
                <text:p>8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1484">
                <text:p>7148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4.3">
                <text:p>24.3</text:p>
              </table:table-cell>
              <table:table-cell office:value-type="float" office:value="0.8">
                <text:p>0.8</text:p>
              </table:table-cell>
              <table:table-cell office:value-type="float" office:value="8.4">
                <text:p>8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1796">
                <text:p>7179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4">
                <text:p>18.4</text:p>
              </table:table-cell>
              <table:table-cell office:value-type="float" office:value="0.8">
                <text:p>0.8</text:p>
              </table:table-cell>
              <table:table-cell office:value-type="float" office:value="8.4">
                <text:p>8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2098">
                <text:p>72098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7">
                <text:p>19.7</text:p>
              </table:table-cell>
              <table:table-cell office:value-type="float" office:value="0.8">
                <text:p>0.8</text:p>
              </table:table-cell>
              <table:table-cell office:value-type="float" office:value="9.2">
                <text:p>9.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2390">
                <text:p>72390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2.2">
                <text:p>22.2</text:p>
              </table:table-cell>
              <table:table-cell office:value-type="float" office:value="0.8">
                <text:p>0.8</text:p>
              </table:table-cell>
              <table:table-cell office:value-type="float" office:value="9.2">
                <text:p>9.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2681">
                <text:p>7268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4.8">
                <text:p>24.8</text:p>
              </table:table-cell>
              <table:table-cell office:value-type="float" office:value="0.8">
                <text:p>0.8</text:p>
              </table:table-cell>
              <table:table-cell office:value-type="float" office:value="9.2">
                <text:p>9.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2980">
                <text:p>72980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8">
                <text:p>20.8</text:p>
              </table:table-cell>
              <table:table-cell office:value-type="float" office:value="0.8">
                <text:p>0.8</text:p>
              </table:table-cell>
              <table:table-cell office:value-type="float" office:value="9.2">
                <text:p>9.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3277">
                <text:p>7327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5">
                <text:p>18.5</text:p>
              </table:table-cell>
              <table:table-cell office:value-type="float" office:value="0.8">
                <text:p>0.8</text:p>
              </table:table-cell>
              <table:table-cell office:value-type="float" office:value="9.2">
                <text:p>9.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73567">
                <text:p>7356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2">
                <text:p>18.2</text:p>
              </table:table-cell>
              <table:table-cell office:value-type="float" office:value="0.8">
                <text:p>0.8</text:p>
              </table:table-cell>
              <table:table-cell office:value-type="float" office:value="9.2">
                <text:p>9.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73851">
                <text:p>7385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6">
                <text:p>18.6</text:p>
              </table:table-cell>
              <table:table-cell office:value-type="float" office:value="0.8">
                <text:p>0.8</text:p>
              </table:table-cell>
              <table:table-cell office:value-type="float" office:value="9.2">
                <text:p>9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4153">
                <text:p>74153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6">
                <text:p>18.6</text:p>
              </table:table-cell>
              <table:table-cell office:value-type="float" office:value="0.8">
                <text:p>0.8</text:p>
              </table:table-cell>
              <table:table-cell office:value-type="float" office:value="9.2">
                <text:p>9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4446">
                <text:p>7444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6">
                <text:p>18.6</text:p>
              </table:table-cell>
              <table:table-cell office:value-type="float" office:value="0.8">
                <text:p>0.8</text:p>
              </table:table-cell>
              <table:table-cell office:value-type="float" office:value="9.2">
                <text:p>9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4739">
                <text:p>7473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6">
                <text:p>18.6</text:p>
              </table:table-cell>
              <table:table-cell office:value-type="float" office:value="0.8">
                <text:p>0.8</text:p>
              </table:table-cell>
              <table:table-cell office:value-type="float" office:value="9.9">
                <text:p>9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5026">
                <text:p>7502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6">
                <text:p>18.6</text:p>
              </table:table-cell>
              <table:table-cell office:value-type="float" office:value="0.8">
                <text:p>0.8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5316">
                <text:p>7531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8">
                <text:p>18.8</text:p>
              </table:table-cell>
              <table:table-cell office:value-type="float" office:value="0.8">
                <text:p>0.8</text:p>
              </table:table-cell>
              <table:table-cell office:value-type="float" office:value="9.8">
                <text:p>9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5637">
                <text:p>7563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5">
                <text:p>18.5</text:p>
              </table:table-cell>
              <table:table-cell office:value-type="float" office:value="0.8">
                <text:p>0.8</text:p>
              </table:table-cell>
              <table:table-cell office:value-type="float" office:value="9.6">
                <text:p>9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5949">
                <text:p>7594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9">
                <text:p>18.9</text:p>
              </table:table-cell>
              <table:table-cell office:value-type="float" office:value="0.8">
                <text:p>0.8</text:p>
              </table:table-cell>
              <table:table-cell office:value-type="float" office:value="10.2">
                <text:p>1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6252">
                <text:p>7625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9">
                <text:p>18.9</text:p>
              </table:table-cell>
              <table:table-cell office:value-type="float" office:value="0.8">
                <text:p>0.8</text:p>
              </table:table-cell>
              <table:table-cell office:value-type="float" office:value="10.2">
                <text:p>1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6555">
                <text:p>76555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9">
                <text:p>18.9</text:p>
              </table:table-cell>
              <table:table-cell office:value-type="float" office:value="0.8">
                <text:p>0.8</text:p>
              </table:table-cell>
              <table:table-cell office:value-type="float" office:value="10.3">
                <text:p>1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6861">
                <text:p>7686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9">
                <text:p>18.9</text:p>
              </table:table-cell>
              <table:table-cell office:value-type="float" office:value="0.8">
                <text:p>0.8</text:p>
              </table:table-cell>
              <table:table-cell office:value-type="float" office:value="10.2">
                <text:p>1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7161">
                <text:p>7716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9">
                <text:p>18.9</text:p>
              </table:table-cell>
              <table:table-cell office:value-type="float" office:value="0.8">
                <text:p>0.8</text:p>
              </table:table-cell>
              <table:table-cell office:value-type="float" office:value="9.9">
                <text:p>9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7461">
                <text:p>7746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9">
                <text:p>18.9</text:p>
              </table:table-cell>
              <table:table-cell office:value-type="float" office:value="0.8">
                <text:p>0.8</text:p>
              </table:table-cell>
              <table:table-cell office:value-type="float" office:value="10.5">
                <text:p>1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7783">
                <text:p>77783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8.9">
                <text:p>18.9</text:p>
              </table:table-cell>
              <table:table-cell office:value-type="float" office:value="0.8">
                <text:p>0.8</text:p>
              </table:table-cell>
              <table:table-cell office:value-type="float" office:value="10.5">
                <text:p>1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8092">
                <text:p>7809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2">
                <text:p>19.2</text:p>
              </table:table-cell>
              <table:table-cell office:value-type="float" office:value="0.8">
                <text:p>0.8</text:p>
              </table:table-cell>
              <table:table-cell office:value-type="float" office:value="10.6">
                <text:p>1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8409">
                <text:p>7840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2">
                <text:p>19.2</text:p>
              </table:table-cell>
              <table:table-cell office:value-type="float" office:value="0.8">
                <text:p>0.8</text:p>
              </table:table-cell>
              <table:table-cell office:value-type="float" office:value="10.6">
                <text:p>1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8719">
                <text:p>7871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2">
                <text:p>19.2</text:p>
              </table:table-cell>
              <table:table-cell office:value-type="float" office:value="0.8">
                <text:p>0.8</text:p>
              </table:table-cell>
              <table:table-cell office:value-type="float" office:value="10.2">
                <text:p>1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9019">
                <text:p>7901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2">
                <text:p>19.2</text:p>
              </table:table-cell>
              <table:table-cell office:value-type="float" office:value="0.8">
                <text:p>0.8</text:p>
              </table:table-cell>
              <table:table-cell office:value-type="float" office:value="10.8">
                <text:p>1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9323">
                <text:p>79323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2">
                <text:p>19.2</text:p>
              </table:table-cell>
              <table:table-cell office:value-type="float" office:value="0.8">
                <text:p>0.8</text:p>
              </table:table-cell>
              <table:table-cell office:value-type="float" office:value="10.8">
                <text:p>1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9626">
                <text:p>7962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2">
                <text:p>19.2</text:p>
              </table:table-cell>
              <table:table-cell office:value-type="float" office:value="0.8">
                <text:p>0.8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79939">
                <text:p>7993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5">
                <text:p>19.5</text:p>
              </table:table-cell>
              <table:table-cell office:value-type="float" office:value="0.8">
                <text:p>0.8</text:p>
              </table:table-cell>
              <table:table-cell office:value-type="float" office:value="9.8">
                <text:p>9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0247">
                <text:p>8024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5">
                <text:p>19.5</text:p>
              </table:table-cell>
              <table:table-cell office:value-type="float" office:value="0.8">
                <text:p>0.8</text:p>
              </table:table-cell>
              <table:table-cell office:value-type="float" office:value="9.8">
                <text:p>9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0551">
                <text:p>8055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5">
                <text:p>19.5</text:p>
              </table:table-cell>
              <table:table-cell office:value-type="float" office:value="0.8">
                <text:p>0.8</text:p>
              </table:table-cell>
              <table:table-cell office:value-type="float" office:value="9.8">
                <text:p>9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0854">
                <text:p>8085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5">
                <text:p>19.5</text:p>
              </table:table-cell>
              <table:table-cell office:value-type="float" office:value="0.8">
                <text:p>0.8</text:p>
              </table:table-cell>
              <table:table-cell office:value-type="float" office:value="9.8">
                <text:p>9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1159">
                <text:p>8115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5">
                <text:p>19.5</text:p>
              </table:table-cell>
              <table:table-cell office:value-type="float" office:value="0.8">
                <text:p>0.8</text:p>
              </table:table-cell>
              <table:table-cell office:value-type="float" office:value="9.8">
                <text:p>9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1464">
                <text:p>8146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5">
                <text:p>19.5</text:p>
              </table:table-cell>
              <table:table-cell office:value-type="float" office:value="0.8">
                <text:p>0.8</text:p>
              </table:table-cell>
              <table:table-cell office:value-type="float" office:value="9.8">
                <text:p>9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1774">
                <text:p>8177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5">
                <text:p>19.5</text:p>
              </table:table-cell>
              <table:table-cell office:value-type="float" office:value="0.8">
                <text:p>0.8</text:p>
              </table:table-cell>
              <table:table-cell office:value-type="float" office:value="9.8">
                <text:p>9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2086">
                <text:p>8208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8">
                <text:p>19.8</text:p>
              </table:table-cell>
              <table:table-cell office:value-type="float" office:value="0.8">
                <text:p>0.8</text:p>
              </table:table-cell>
              <table:table-cell office:value-type="float" office:value="10.2">
                <text:p>1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2392">
                <text:p>8239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8">
                <text:p>19.8</text:p>
              </table:table-cell>
              <table:table-cell office:value-type="float" office:value="0.8">
                <text:p>0.8</text:p>
              </table:table-cell>
              <table:table-cell office:value-type="float" office:value="9.4">
                <text:p>9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2695">
                <text:p>82695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8">
                <text:p>19.8</text:p>
              </table:table-cell>
              <table:table-cell office:value-type="float" office:value="0.8">
                <text:p>0.8</text:p>
              </table:table-cell>
              <table:table-cell office:value-type="float" office:value="9.8">
                <text:p>9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2998">
                <text:p>82998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8">
                <text:p>19.8</text:p>
              </table:table-cell>
              <table:table-cell office:value-type="float" office:value="0.8">
                <text:p>0.8</text:p>
              </table:table-cell>
              <table:table-cell office:value-type="float" office:value="9.1">
                <text:p>9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3300">
                <text:p>83300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8">
                <text:p>19.8</text:p>
              </table:table-cell>
              <table:table-cell office:value-type="float" office:value="0.8">
                <text:p>0.8</text:p>
              </table:table-cell>
              <table:table-cell office:value-type="float" office:value="9.1">
                <text:p>9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3601">
                <text:p>8360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9.8">
                <text:p>19.8</text:p>
              </table:table-cell>
              <table:table-cell office:value-type="float" office:value="0.8">
                <text:p>0.8</text:p>
              </table:table-cell>
              <table:table-cell office:value-type="float" office:value="9.7">
                <text:p>9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3907">
                <text:p>8390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1">
                <text:p>20.1</text:p>
              </table:table-cell>
              <table:table-cell office:value-type="float" office:value="0.8">
                <text:p>0.8</text:p>
              </table:table-cell>
              <table:table-cell office:value-type="float" office:value="11.4">
                <text:p>11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4214">
                <text:p>8421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1">
                <text:p>20.1</text:p>
              </table:table-cell>
              <table:table-cell office:value-type="float" office:value="0.8">
                <text:p>0.8</text:p>
              </table:table-cell>
              <table:table-cell office:value-type="float" office:value="13.1">
                <text:p>13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4526">
                <text:p>8452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1">
                <text:p>20.1</text:p>
              </table:table-cell>
              <table:table-cell office:value-type="float" office:value="0.8">
                <text:p>0.8</text:p>
              </table:table-cell>
              <table:table-cell office:value-type="float" office:value="14.6">
                <text:p>14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4832">
                <text:p>8483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1">
                <text:p>20.1</text:p>
              </table:table-cell>
              <table:table-cell office:value-type="float" office:value="0.8">
                <text:p>0.8</text:p>
              </table:table-cell>
              <table:table-cell office:value-type="float" office:value="16.4">
                <text:p>16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5139">
                <text:p>8513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1">
                <text:p>20.1</text:p>
              </table:table-cell>
              <table:table-cell office:value-type="float" office:value="0.8">
                <text:p>0.8</text:p>
              </table:table-cell>
              <table:table-cell office:value-type="float" office:value="16.4">
                <text:p>16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5442">
                <text:p>8544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1">
                <text:p>20.1</text:p>
              </table:table-cell>
              <table:table-cell office:value-type="float" office:value="0.8">
                <text:p>0.8</text:p>
              </table:table-cell>
              <table:table-cell office:value-type="float" office:value="9.4">
                <text:p>9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5745">
                <text:p>85745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1">
                <text:p>20.1</text:p>
              </table:table-cell>
              <table:table-cell office:value-type="float" office:value="0.8">
                <text:p>0.8</text:p>
              </table:table-cell>
              <table:table-cell office:value-type="float" office:value="9.4">
                <text:p>9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6051">
                <text:p>8605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4">
                <text:p>20.4</text:p>
              </table:table-cell>
              <table:table-cell office:value-type="float" office:value="0.8">
                <text:p>0.8</text:p>
              </table:table-cell>
              <table:table-cell office:value-type="float" office:value="9.6">
                <text:p>9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6357">
                <text:p>8635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4">
                <text:p>20.4</text:p>
              </table:table-cell>
              <table:table-cell office:value-type="float" office:value="0.8">
                <text:p>0.8</text:p>
              </table:table-cell>
              <table:table-cell office:value-type="float" office:value="9.9">
                <text:p>9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6664">
                <text:p>8666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4">
                <text:p>20.4</text:p>
              </table:table-cell>
              <table:table-cell office:value-type="float" office:value="0.8">
                <text:p>0.8</text:p>
              </table:table-cell>
              <table:table-cell office:value-type="float" office:value="10.3">
                <text:p>1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6971">
                <text:p>8697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4">
                <text:p>20.4</text:p>
              </table:table-cell>
              <table:table-cell office:value-type="float" office:value="0.8">
                <text:p>0.8</text:p>
              </table:table-cell>
              <table:table-cell office:value-type="float" office:value="10.8">
                <text:p>1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7287">
                <text:p>8728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4">
                <text:p>20.4</text:p>
              </table:table-cell>
              <table:table-cell office:value-type="float" office:value="0.8">
                <text:p>0.8</text:p>
              </table:table-cell>
              <table:table-cell office:value-type="float" office:value="10.8">
                <text:p>1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7596">
                <text:p>8759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4">
                <text:p>20.4</text:p>
              </table:table-cell>
              <table:table-cell office:value-type="float" office:value="0.8">
                <text:p>0.8</text:p>
              </table:table-cell>
              <table:table-cell office:value-type="float" office:value="9.2">
                <text:p>9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7910">
                <text:p>87910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7">
                <text:p>20.7</text:p>
              </table:table-cell>
              <table:table-cell office:value-type="float" office:value="0.8">
                <text:p>0.8</text:p>
              </table:table-cell>
              <table:table-cell office:value-type="float" office:value="9.6">
                <text:p>9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8217">
                <text:p>8821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7">
                <text:p>20.7</text:p>
              </table:table-cell>
              <table:table-cell office:value-type="float" office:value="0.8">
                <text:p>0.8</text:p>
              </table:table-cell>
              <table:table-cell office:value-type="float" office:value="9.8">
                <text:p>9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8509">
                <text:p>8850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7">
                <text:p>20.7</text:p>
              </table:table-cell>
              <table:table-cell office:value-type="float" office:value="0.8">
                <text:p>0.8</text:p>
              </table:table-cell>
              <table:table-cell office:value-type="float" office:value="9.6">
                <text:p>9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8796">
                <text:p>8879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7">
                <text:p>20.7</text:p>
              </table:table-cell>
              <table:table-cell office:value-type="float" office:value="0.8">
                <text:p>0.8</text:p>
              </table:table-cell>
              <table:table-cell office:value-type="float" office:value="10.1">
                <text:p>10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9098">
                <text:p>89098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7">
                <text:p>20.7</text:p>
              </table:table-cell>
              <table:table-cell office:value-type="float" office:value="0.8">
                <text:p>0.8</text:p>
              </table:table-cell>
              <table:table-cell office:value-type="float" office:value="9.6">
                <text:p>9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9411">
                <text:p>8941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7">
                <text:p>20.7</text:p>
              </table:table-cell>
              <table:table-cell office:value-type="float" office:value="0.8">
                <text:p>0.8</text:p>
              </table:table-cell>
              <table:table-cell office:value-type="float" office:value="10.5">
                <text:p>1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89722">
                <text:p>8972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0.7">
                <text:p>20.7</text:p>
              </table:table-cell>
              <table:table-cell office:value-type="float" office:value="0.8">
                <text:p>0.8</text:p>
              </table:table-cell>
              <table:table-cell office:value-type="float" office:value="9.6">
                <text:p>9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0012">
                <text:p>9001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1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0297">
                <text:p>9029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1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8.1">
                <text:p>8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0600">
                <text:p>90600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1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8.1">
                <text:p>8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0922">
                <text:p>9092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1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8.1">
                <text:p>8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1242">
                <text:p>9124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1">
                <text:p>21</text:p>
              </table:table-cell>
              <table:table-cell office:value-type="float" office:value="0.8">
                <text:p>0.8</text:p>
              </table:table-cell>
              <table:table-cell office:value-type="float" office:value="8.1">
                <text:p>8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1559">
                <text:p>9155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1.1">
                <text:p>21.1</text:p>
              </table:table-cell>
              <table:table-cell office:value-type="float" office:value="0.8">
                <text:p>0.8</text:p>
              </table:table-cell>
              <table:table-cell office:value-type="float" office:value="8.1">
                <text:p>8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1902">
                <text:p>9190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3.1">
                <text:p>23.1</text:p>
              </table:table-cell>
              <table:table-cell office:value-type="float" office:value="0.8">
                <text:p>0.8</text:p>
              </table:table-cell>
              <table:table-cell office:value-type="float" office:value="8.1">
                <text:p>8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2234">
                <text:p>9223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5.2">
                <text:p>25.2</text:p>
              </table:table-cell>
              <table:table-cell office:value-type="float" office:value="0.8">
                <text:p>0.8</text:p>
              </table:table-cell>
              <table:table-cell office:value-type="float" office:value="7.8">
                <text:p>7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2544">
                <text:p>9254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3">
                <text:p>27.3</text:p>
              </table:table-cell>
              <table:table-cell office:value-type="float" office:value="0.8">
                <text:p>0.8</text:p>
              </table:table-cell>
              <table:table-cell office:value-type="float" office:value="7.8">
                <text:p>7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2849">
                <text:p>9284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4.8">
                <text:p>24.8</text:p>
              </table:table-cell>
              <table:table-cell office:value-type="float" office:value="0.8">
                <text:p>0.8</text:p>
              </table:table-cell>
              <table:table-cell office:value-type="float" office:value="7.8">
                <text:p>7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3147">
                <text:p>9314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5.5">
                <text:p>25.5</text:p>
              </table:table-cell>
              <table:table-cell office:value-type="float" office:value="0.8">
                <text:p>0.8</text:p>
              </table:table-cell>
              <table:table-cell office:value-type="float" office:value="7.3">
                <text:p>7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3447">
                <text:p>9344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5">
                <text:p>27.5</text:p>
              </table:table-cell>
              <table:table-cell office:value-type="float" office:value="0.8">
                <text:p>0.8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3748">
                <text:p>93748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9.9">
                <text:p>29.9</text:p>
              </table:table-cell>
              <table:table-cell office:value-type="float" office:value="0.8">
                <text:p>0.8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4072">
                <text:p>9407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2.6">
                <text:p>32.6</text:p>
              </table:table-cell>
              <table:table-cell office:value-type="float" office:value="0.8">
                <text:p>0.8</text:p>
              </table:table-cell>
              <table:table-cell office:value-type="float" office:value="1.9">
                <text:p>1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4398">
                <text:p>94398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0.3">
                <text:p>30.3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4706">
                <text:p>9470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2.6">
                <text:p>32.6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4991">
                <text:p>9499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5.1">
                <text:p>35.1</text:p>
              </table:table-cell>
              <table:table-cell office:value-type="float" office:value="0.8">
                <text:p>0.8</text:p>
              </table:table-cell>
              <table:table-cell office:value-type="float" office:value="2.1">
                <text:p>2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5297">
                <text:p>9529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0.2">
                <text:p>30.2</text:p>
              </table:table-cell>
              <table:table-cell office:value-type="float" office:value="0.8">
                <text:p>0.8</text:p>
              </table:table-cell>
              <table:table-cell office:value-type="float" office:value="2.1">
                <text:p>2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5611">
                <text:p>9561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6.7">
                <text:p>26.7</text:p>
              </table:table-cell>
              <table:table-cell office:value-type="float" office:value="0.8">
                <text:p>0.8</text:p>
              </table:table-cell>
              <table:table-cell office:value-type="float" office:value="2.1">
                <text:p>2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5914">
                <text:p>9591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9.3">
                <text:p>29.3</text:p>
              </table:table-cell>
              <table:table-cell office:value-type="float" office:value="0.8">
                <text:p>0.8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6228">
                <text:p>96228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1.9">
                <text:p>31.9</text:p>
              </table:table-cell>
              <table:table-cell office:value-type="float" office:value="0.8">
                <text:p>0.8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6539">
                <text:p>9653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4.8">
                <text:p>34.8</text:p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6852">
                <text:p>9685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8">
                <text:p>38</text:p>
              </table:table-cell>
              <table:table-cell office:value-type="float" office:value="0.8">
                <text:p>0.8</text:p>
              </table:table-cell>
              <table:table-cell office:value-type="float" office:value="2.3">
                <text:p>2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7172">
                <text:p>9717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41.2">
                <text:p>41.2</text:p>
              </table:table-cell>
              <table:table-cell office:value-type="float" office:value="0.8">
                <text:p>0.8</text:p>
              </table:table-cell>
              <table:table-cell office:value-type="float" office:value="2.4">
                <text:p>2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7484">
                <text:p>9748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6.2">
                <text:p>36.2</text:p>
              </table:table-cell>
              <table:table-cell office:value-type="float" office:value="0.8">
                <text:p>0.8</text:p>
              </table:table-cell>
              <table:table-cell office:value-type="float" office:value="2.7">
                <text:p>2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7807">
                <text:p>9780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7.3">
                <text:p>37.3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8124">
                <text:p>9812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40.2">
                <text:p>40.2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8433">
                <text:p>98433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43.3">
                <text:p>43.3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8744">
                <text:p>9874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7.3">
                <text:p>37.3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9056">
                <text:p>9905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7">
                <text:p>37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9370">
                <text:p>99370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9.4">
                <text:p>39.4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9684">
                <text:p>9968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41.7">
                <text:p>41.7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0002">
                <text:p>10000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44.6">
                <text:p>44.6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0320">
                <text:p>100320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45.2">
                <text:p>45.2</text:p>
              </table:table-cell>
              <table:table-cell office:value-type="float" office:value="0.8">
                <text:p>0.8</text:p>
              </table:table-cell>
              <table:table-cell office:value-type="float" office:value="3.8">
                <text:p>3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0636">
                <text:p>10063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40.4">
                <text:p>40.4</text:p>
              </table:table-cell>
              <table:table-cell office:value-type="float" office:value="0.8">
                <text:p>0.8</text:p>
              </table:table-cell>
              <table:table-cell office:value-type="float" office:value="3.6">
                <text:p>3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0951">
                <text:p>10095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8.3">
                <text:p>38.3</text:p>
              </table:table-cell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1265">
                <text:p>101265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9">
                <text:p>39</text:p>
              </table:table-cell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1571">
                <text:p>10157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9.6">
                <text:p>39.6</text:p>
              </table:table-cell>
              <table:table-cell office:value-type="float" office:value="0.8">
                <text:p>0.8</text:p>
              </table:table-cell>
              <table:table-cell office:value-type="float" office:value="4.1">
                <text:p>4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1862">
                <text:p>10186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9.3">
                <text:p>39.3</text:p>
              </table:table-cell>
              <table:table-cell office:value-type="float" office:value="0.8">
                <text:p>0.8</text:p>
              </table:table-cell>
              <table:table-cell office:value-type="float" office:value="4.1">
                <text:p>4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2162">
                <text:p>10216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7.3">
                <text:p>37.3</text:p>
              </table:table-cell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2469">
                <text:p>10246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30.9">
                <text:p>30.9</text:p>
              </table:table-cell>
              <table:table-cell office:value-type="float" office:value="0.8">
                <text:p>0.8</text:p>
              </table:table-cell>
              <table:table-cell office:value-type="float" office:value="3.8">
                <text:p>3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2765">
                <text:p>102765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6.2">
                <text:p>26.2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3064">
                <text:p>10306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6.4">
                <text:p>26.4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3387">
                <text:p>10338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6.6">
                <text:p>26.6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3716">
                <text:p>10371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6.6">
                <text:p>26.6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4031">
                <text:p>10403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3">
                <text:p>27.3</text:p>
              </table:table-cell>
              <table:table-cell office:value-type="float" office:value="0.8">
                <text:p>0.8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4350">
                <text:p>104350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4662">
                <text:p>10466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4989">
                <text:p>10498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">
                <text:p>27</text:p>
              </table:table-cell>
              <table:table-cell office:value-type="float" office:value="0.8">
                <text:p>0.8</text:p>
              </table:table-cell>
              <table:table-cell office:value-type="float" office:value="4.8">
                <text:p>4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5299">
                <text:p>10529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3">
                <text:p>27.3</text:p>
              </table:table-cell>
              <table:table-cell office:value-type="float" office:value="0.8">
                <text:p>0.8</text:p>
              </table:table-cell>
              <table:table-cell office:value-type="float" office:value="3.4">
                <text:p>3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5594">
                <text:p>10559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3.6">
                <text:p>3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5897">
                <text:p>10589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3.7">
                <text:p>3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6207">
                <text:p>10620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8">
                <text:p>28</text:p>
              </table:table-cell>
              <table:table-cell office:value-type="float" office:value="0.8">
                <text:p>0.8</text:p>
              </table:table-cell>
              <table:table-cell office:value-type="float" office:value="3.7">
                <text:p>3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6514">
                <text:p>10651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9.3">
                <text:p>29.3</text:p>
              </table:table-cell>
              <table:table-cell office:value-type="float" office:value="0.8">
                <text:p>0.8</text:p>
              </table:table-cell>
              <table:table-cell office:value-type="float" office:value="3.7">
                <text:p>3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6827">
                <text:p>10682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9.3">
                <text:p>29.3</text:p>
              </table:table-cell>
              <table:table-cell office:value-type="float" office:value="0.8">
                <text:p>0.8</text:p>
              </table:table-cell>
              <table:table-cell office:value-type="float" office:value="3.7">
                <text:p>3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7130">
                <text:p>107130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3.7">
                <text:p>3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7435">
                <text:p>107435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3.7">
                <text:p>3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7746">
                <text:p>10774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3.7">
                <text:p>3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8057">
                <text:p>10805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4.4">
                <text:p>4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8361">
                <text:p>10836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3.4">
                <text:p>3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8666">
                <text:p>10866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3.7">
                <text:p>3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8945">
                <text:p>108945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9228">
                <text:p>109228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3.1">
                <text:p>3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9508">
                <text:p>109508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3.4">
                <text:p>3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9784">
                <text:p>10978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0064">
                <text:p>11006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6.6">
                <text:p>6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0344">
                <text:p>11034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8.2">
                <text:p>8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0632">
                <text:p>11063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9.8">
                <text:p>9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0914">
                <text:p>11091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10.6">
                <text:p>10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1200">
                <text:p>111200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12.1">
                <text:p>12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1484">
                <text:p>11148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6.1">
                <text:p>6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1787">
                <text:p>11178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6.1">
                <text:p>6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2077">
                <text:p>11207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6.2">
                <text:p>6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2369">
                <text:p>11236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2661">
                <text:p>11266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6.9">
                <text:p>6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2950">
                <text:p>112950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7.8">
                <text:p>7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3243">
                <text:p>113243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9.1">
                <text:p>9.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3534">
                <text:p>113534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8.3">
                <text:p>8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3826">
                <text:p>11382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8.7">
                <text:p>8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4119">
                <text:p>11411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8.8">
                <text:p>8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4406">
                <text:p>11440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8.7">
                <text:p>8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4703">
                <text:p>114703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9.2">
                <text:p>9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5005">
                <text:p>115005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8.7">
                <text:p>8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5300">
                <text:p>115300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7.7">
                <text:p>27.7</text:p>
              </table:table-cell>
              <table:table-cell office:value-type="float" office:value="0.8">
                <text:p>0.8</text:p>
              </table:table-cell>
              <table:table-cell office:value-type="float" office:value="9.6">
                <text:p>9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5647">
                <text:p>11564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22.8">
                <text:p>22.8</text:p>
              </table:table-cell>
              <table:table-cell office:value-type="float" office:value="0.8">
                <text:p>0.8</text:p>
              </table:table-cell>
              <table:table-cell office:value-type="float" office:value="8.6">
                <text:p>8.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5946">
                <text:p>11594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7.9">
                <text:p>17.9</text:p>
              </table:table-cell>
              <table:table-cell office:value-type="float" office:value="0.8">
                <text:p>0.8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6241">
                <text:p>11624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10.8">
                <text:p>10.8</text:p>
              </table:table-cell>
              <table:table-cell office:value-type="float" office:value="0.8">
                <text:p>0.8</text:p>
              </table:table-cell>
              <table:table-cell office:value-type="float" office:value="6.7">
                <text:p>6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6532">
                <text:p>11653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6.9">
                <text:p>6.9</text:p>
              </table:table-cell>
              <table:table-cell office:value-type="float" office:value="0.8">
                <text:p>0.8</text:p>
              </table:table-cell>
              <table:table-cell office:value-type="float" office:value="6.7">
                <text:p>6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6832">
                <text:p>11683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6.9">
                <text:p>6.9</text:p>
              </table:table-cell>
              <table:table-cell office:value-type="float" office:value="0.8">
                <text:p>0.8</text:p>
              </table:table-cell>
              <table:table-cell office:value-type="float" office:value="6.7">
                <text:p>6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7128">
                <text:p>117128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6.9">
                <text:p>6.9</text:p>
              </table:table-cell>
              <table:table-cell office:value-type="float" office:value="0.8">
                <text:p>0.8</text:p>
              </table:table-cell>
              <table:table-cell office:value-type="float" office:value="6.7">
                <text:p>6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7459">
                <text:p>11745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6.9">
                <text:p>6.9</text:p>
              </table:table-cell>
              <table:table-cell office:value-type="float" office:value="0.8">
                <text:p>0.8</text:p>
              </table:table-cell>
              <table:table-cell office:value-type="float" office:value="6.7">
                <text:p>6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7806">
                <text:p>117806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6.9">
                <text:p>6.9</text:p>
              </table:table-cell>
              <table:table-cell office:value-type="float" office:value="0.8">
                <text:p>0.8</text:p>
              </table:table-cell>
              <table:table-cell office:value-type="float" office:value="6.7">
                <text:p>6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8149">
                <text:p>118149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6.9">
                <text:p>6.9</text:p>
              </table:table-cell>
              <table:table-cell office:value-type="float" office:value="0.8">
                <text:p>0.8</text:p>
              </table:table-cell>
              <table:table-cell office:value-type="float" office:value="6.7">
                <text:p>6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8467">
                <text:p>118467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6.9">
                <text:p>6.9</text:p>
              </table:table-cell>
              <table:table-cell office:value-type="float" office:value="0.8">
                <text:p>0.8</text:p>
              </table:table-cell>
              <table:table-cell office:value-type="float" office:value="6.7">
                <text:p>6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8785">
                <text:p>118785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6.9">
                <text:p>6.9</text:p>
              </table:table-cell>
              <table:table-cell office:value-type="float" office:value="0.8">
                <text:p>0.8</text:p>
              </table:table-cell>
              <table:table-cell office:value-type="float" office:value="6.7">
                <text:p>6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9061">
                <text:p>119061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6.9">
                <text:p>6.9</text:p>
              </table:table-cell>
              <table:table-cell office:value-type="float" office:value="0.8">
                <text:p>0.8</text:p>
              </table:table-cell>
              <table:table-cell office:value-type="float" office:value="6.7">
                <text:p>6.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9372">
                <text:p>119372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6.9">
                <text:p>6.9</text:p>
              </table:table-cell>
              <table:table-cell office:value-type="float" office:value="0.8">
                <text:p>0.8</text:p>
              </table:table-cell>
              <table:table-cell office:value-type="float" office:value="6.8">
                <text:p>6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9678">
                <text:p>119678</text:p>
              </table:table-cell>
              <table:table-cell office:value-type="float" office:value="0.4">
                <text:p>0.4</text:p>
              </table:table-cell>
              <table:table-cell office:value-type="float" office:value="3.1">
                <text:p>3.1</text:p>
              </table:table-cell>
              <table:table-cell office:value-type="float" office:value="6.9">
                <text:p>6.9</text:p>
              </table:table-cell>
              <table:table-cell office:value-type="float" office:value="0.8">
                <text:p>0.8</text:p>
              </table:table-cell>
              <table:table-cell office:value-type="float" office:value="3.4">
                <text:p>3.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19976">
                <text:p>11997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0263">
                <text:p>12026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556">
                <text:p>120556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853">
                <text:p>12085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147">
                <text:p>12114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443">
                <text:p>12144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749">
                <text:p>12174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